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74625cm" style:use-optimal-column-width="true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5-02-12T00:00:00" table:style-name="ce4">
            <text:p>12/02/95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5-03-27T00:00:00" table:style-name="ce4">
            <text:p>27/03/95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5-09-18T00:00:00" table:style-name="ce4">
            <text:p>18/09/95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5-09-19T00:00:00" table:style-name="ce4">
            <text:p>19/09/95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5-09-20T00:00:00" table:style-name="ce4">
            <text:p>20/09/95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5-09-21T00:00:00" table:style-name="ce4">
            <text:p>21/09/95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3-17T00:00:00" table:style-name="ce4">
            <text:p>17/03/96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3-20T00:00:00" table:style-name="ce4">
            <text:p>20/03/96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3-21T00:00:00" table:style-name="ce4">
            <text:p>21/03/96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3-24T00:00:00" table:style-name="ce4">
            <text:p>24/03/96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3-26T00:00:00" table:style-name="ce4">
            <text:p>26/03/96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3-29T00:00:00" table:style-name="ce4">
            <text:p>29/03/96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3-31T00:00:00" table:style-name="ce4">
            <text:p>31/03/96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01T00:00:00" table:style-name="ce4">
            <text:p>01/04/96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03T00:00:00" table:style-name="ce4">
            <text:p>03/04/96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04T00:00:00" table:style-name="ce4">
            <text:p>04/04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06T00:00:00" table:style-name="ce4">
            <text:p>06/04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4-08T00:00:00" table:style-name="ce4">
            <text:p>08/04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4-09T00:00:00" table:style-name="ce4">
            <text:p>09/04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4-11T00:00:00" table:style-name="ce4">
            <text:p>11/04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12T00:00:00" table:style-name="ce4">
            <text:p>12/04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14T00:00:00" table:style-name="ce4">
            <text:p>14/04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15T00:00:00" table:style-name="ce4">
            <text:p>15/04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17T00:00:00" table:style-name="ce4">
            <text:p>17/04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0T00:00:00" table:style-name="ce4">
            <text:p>20/04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1T00:00:00" table:style-name="ce4">
            <text:p>21/04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2T00:00:00" table:style-name="ce4">
            <text:p>22/04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5T00:00:00" table:style-name="ce4">
            <text:p>25/04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6T00:00:00" table:style-name="ce4">
            <text:p>26/04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8T00:00:00" table:style-name="ce4">
            <text:p>28/04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9T00:00:00" table:style-name="ce4">
            <text:p>29/04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02T00:00:00" table:style-name="ce4">
            <text:p>02/05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03T00:00:00" table:style-name="ce4">
            <text:p>03/05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04T00:00:00" table:style-name="ce4">
            <text:p>04/05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06T00:00:00" table:style-name="ce4">
            <text:p>06/05/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08T00:00:00" table:style-name="ce4">
            <text:p>08/05/9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10T00:00:00" table:style-name="ce4">
            <text:p>10/05/9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13T00:00:00" table:style-name="ce4">
            <text:p>13/05/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16T00:00:00" table:style-name="ce4">
            <text:p>16/05/9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17T00:00:00" table:style-name="ce4">
            <text:p>17/05/9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19T00:00:00" table:style-name="ce4">
            <text:p>19/05/9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22T00:00:00" table:style-name="ce4">
            <text:p>22/05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5-24T00:00:00" table:style-name="ce4">
            <text:p>24/05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5-26T00:00:00" table:style-name="ce4">
            <text:p>26/05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5-27T00:00:00" table:style-name="ce4">
            <text:p>27/05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5-29T00:00:00" table:style-name="ce4">
            <text:p>29/05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5-30T00:00:00" table:style-name="ce4">
            <text:p>30/05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01T00:00:00" table:style-name="ce4">
            <text:p>01/06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03T00:00:00" table:style-name="ce4">
            <text:p>03/06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05T00:00:00" table:style-name="ce4">
            <text:p>05/06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07T00:00:00" table:style-name="ce4">
            <text:p>07/06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09T00:00:00" table:style-name="ce4">
            <text:p>09/06/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10T00:00:00" table:style-name="ce4">
            <text:p>10/06/9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12T00:00:00" table:style-name="ce4">
            <text:p>12/06/9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14T00:00:00" table:style-name="ce4">
            <text:p>14/06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54970" table:style-name="ce1">
            <text:p>3953654970</text:p>
          </table:table-cell>
          <table:table-cell office:value-type="date" office:date-value="1996-06-16T00:00:00" table:style-name="ce4">
            <text:p>16/06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6-18T00:00:00" table:style-name="ce4">
            <text:p>18/06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6-19T00:00:00" table:style-name="ce4">
            <text:p>19/06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89203" table:style-name="ce1">
            <text:p>3953689203</text:p>
          </table:table-cell>
          <table:table-cell office:value-type="date" office:date-value="1996-06-21T00:00:00" table:style-name="ce4">
            <text:p>21/06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6-23T00:00:00" table:style-name="ce4">
            <text:p>23/06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3T00:00:00" table:style-name="ce4">
            <text:p>23/06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5T00:00:00" table:style-name="ce4">
            <text:p>25/06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7T00:00:00" table:style-name="ce4">
            <text:p>27/06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7T00:00:00" table:style-name="ce4">
            <text:p>27/06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8T00:00:00" table:style-name="ce4">
            <text:p>28/06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8T00:00:00" table:style-name="ce4">
            <text:p>28/06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30T00:00:00" table:style-name="ce4">
            <text:p>30/06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02T00:00:00" table:style-name="ce4">
            <text:p>02/07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03T00:00:00" table:style-name="ce4">
            <text:p>03/07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05T00:00:00" table:style-name="ce4">
            <text:p>05/07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05T00:00:00" table:style-name="ce4">
            <text:p>05/07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06T00:00:00" table:style-name="ce4">
            <text:p>06/07/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08T00:00:00" table:style-name="ce4">
            <text:p>08/07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7-09T00:00:00" table:style-name="ce4">
            <text:p>09/07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7-10T00:00:00" table:style-name="ce4">
            <text:p>10/07/9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0T00:00:00" table:style-name="ce4">
            <text:p>10/07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7-11T00:00:00" table:style-name="ce4">
            <text:p>11/07/9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1T00:00:00" table:style-name="ce4">
            <text:p>11/07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2T00:00:00" table:style-name="ce4">
            <text:p>12/07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7-12T00:00:00" table:style-name="ce4">
            <text:p>12/07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7-13T00:00:00" table:style-name="ce4">
            <text:p>13/07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7-13T00:00:00" table:style-name="ce4">
            <text:p>13/07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494102" table:style-name="ce1">
            <text:p>3947494102</text:p>
          </table:table-cell>
          <table:table-cell office:value-type="date" office:date-value="1996-07-14T00:00:00" table:style-name="ce4">
            <text:p>14/07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7-15T00:00:00" table:style-name="ce4">
            <text:p>15/07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7-15T00:00:00" table:style-name="ce4">
            <text:p>15/07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7-16T00:00:00" table:style-name="ce4">
            <text:p>16/07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7-16T00:00:00" table:style-name="ce4">
            <text:p>16/07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7-17T00:00:00" table:style-name="ce4">
            <text:p>17/07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7-18T00:00:00" table:style-name="ce4">
            <text:p>18/07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9T00:00:00" table:style-name="ce4">
            <text:p>19/07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7-20T00:00:00" table:style-name="ce4">
            <text:p>20/07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7-21T00:00:00" table:style-name="ce4">
            <text:p>21/07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07-23T00:00:00" table:style-name="ce4">
            <text:p>23/07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07-25T00:00:00" table:style-name="ce4">
            <text:p>25/07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26T00:00:00" table:style-name="ce4">
            <text:p>26/07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27T00:00:00" table:style-name="ce4">
            <text:p>27/07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28T00:00:00" table:style-name="ce4">
            <text:p>28/07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30T00:00:00" table:style-name="ce4">
            <text:p>30/07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1T00:00:00" table:style-name="ce4">
            <text:p>01/08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02T00:00:00" table:style-name="ce4">
            <text:p>02/08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2T00:00:00" table:style-name="ce4">
            <text:p>02/08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4T00:00:00" table:style-name="ce4">
            <text:p>04/08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6T00:00:00" table:style-name="ce4">
            <text:p>06/08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7T00:00:00" table:style-name="ce4">
            <text:p>07/08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09T00:00:00" table:style-name="ce4">
            <text:p>09/08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9T00:00:00" table:style-name="ce4">
            <text:p>09/08/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11T00:00:00" table:style-name="ce4">
            <text:p>11/08/9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13T00:00:00" table:style-name="ce4">
            <text:p>13/08/9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15T00:00:00" table:style-name="ce4">
            <text:p>15/08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16T00:00:00" table:style-name="ce4">
            <text:p>16/08/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16T00:00:00" table:style-name="ce4">
            <text:p>16/08/9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18T00:00:00" table:style-name="ce4">
            <text:p>18/08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20T00:00:00" table:style-name="ce4">
            <text:p>20/08/9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20T00:00:00" table:style-name="ce4">
            <text:p>20/08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21T00:00:00" table:style-name="ce4">
            <text:p>21/08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22T00:00:00" table:style-name="ce4">
            <text:p>22/08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08-22T00:00:00" table:style-name="ce4">
            <text:p>22/08/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23T00:00:00" table:style-name="ce4">
            <text:p>23/08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23T00:00:00" table:style-name="ce4">
            <text:p>23/08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08-23T00:00:00" table:style-name="ce4">
            <text:p>23/08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24T00:00:00" table:style-name="ce4">
            <text:p>24/08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25T00:00:00" table:style-name="ce4">
            <text:p>25/08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08-25T00:00:00" table:style-name="ce4">
            <text:p>25/08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26T00:00:00" table:style-name="ce4">
            <text:p>26/08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27T00:00:00" table:style-name="ce4">
            <text:p>27/08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08-27T00:00:00" table:style-name="ce4">
            <text:p>27/08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8-28T00:00:00" table:style-name="ce4">
            <text:p>28/08/9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30T00:00:00" table:style-name="ce4">
            <text:p>30/08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8-30T00:00:00" table:style-name="ce4">
            <text:p>30/08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9-01T00:00:00" table:style-name="ce4">
            <text:p>01/09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9-03T00:00:00" table:style-name="ce4">
            <text:p>03/09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9-05T00:00:00" table:style-name="ce4">
            <text:p>05/09/9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9-06T00:00:00" table:style-name="ce4">
            <text:p>06/09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9-07T00:00:00" table:style-name="ce4">
            <text:p>07/09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9-09T00:00:00" table:style-name="ce4">
            <text:p>09/09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14T00:00:00" table:style-name="ce4">
            <text:p>14/09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15T00:00:00" table:style-name="ce4">
            <text:p>15/09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16T00:00:00" table:style-name="ce4">
            <text:p>16/09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10-08T00:00:00" table:style-name="ce4">
            <text:p>08/10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10-09T00:00:00" table:style-name="ce4">
            <text:p>09/10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10-10T00:00:00" table:style-name="ce4">
            <text:p>10/10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10-11T00:00:00" table:style-name="ce4">
            <text:p>11/10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10-12T00:00:00" table:style-name="ce4">
            <text:p>12/10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10-13T00:00:00" table:style-name="ce4">
            <text:p>13/10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10-14T00:00:00" table:style-name="ce4">
            <text:p>14/10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10-15T00:00:00" table:style-name="ce4">
            <text:p>15/10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10-16T00:00:00" table:style-name="ce4">
            <text:p>16/10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10-17T00:00:00" table:style-name="ce4">
            <text:p>17/10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10-18T00:00:00" table:style-name="ce4">
            <text:p>18/10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10-19T00:00:00" table:style-name="ce4">
            <text:p>19/10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10-20T00:00:00" table:style-name="ce4">
            <text:p>20/10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10-21T00:00:00" table:style-name="ce4">
            <text:p>21/10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10-22T00:00:00" table:style-name="ce4">
            <text:p>22/10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10-23T00:00:00" table:style-name="ce4">
            <text:p>23/10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10-24T00:00:00" table:style-name="ce4">
            <text:p>24/10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10-25T00:00:00" table:style-name="ce4">
            <text:p>25/10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10-26T00:00:00" table:style-name="ce4">
            <text:p>26/10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10-27T00:00:00" table:style-name="ce4">
            <text:p>27/10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28T00:00:00" table:style-name="ce4">
            <text:p>28/10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29T00:00:00" table:style-name="ce4">
            <text:p>29/10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30T00:00:00" table:style-name="ce4">
            <text:p>30/10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31T00:00:00" table:style-name="ce4">
            <text:p>31/10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1T00:00:00" table:style-name="ce4">
            <text:p>01/11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2T00:00:00" table:style-name="ce4">
            <text:p>02/11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11-03T00:00:00" table:style-name="ce4">
            <text:p>03/11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3T00:00:00" table:style-name="ce4">
            <text:p>03/11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4T00:00:00" table:style-name="ce4">
            <text:p>04/11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5T00:00:00" table:style-name="ce4">
            <text:p>05/11/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6T00:00:00" table:style-name="ce4">
            <text:p>06/11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9564653" table:style-name="ce1">
            <text:p>3979564653</text:p>
          </table:table-cell>
          <table:table-cell office:value-type="date" office:date-value="1996-11-07T00:00:00" table:style-name="ce4">
            <text:p>07/11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11-08T00:00:00" table:style-name="ce4">
            <text:p>08/11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11-09T00:00:00" table:style-name="ce4">
            <text:p>09/11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11-24T00:00:00" table:style-name="ce4">
            <text:p>24/11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11-25T00:00:00" table:style-name="ce4">
            <text:p>25/11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11-26T00:00:00" table:style-name="ce4">
            <text:p>26/11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11-27T00:00:00" table:style-name="ce4">
            <text:p>27/11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11-28T00:00:00" table:style-name="ce4">
            <text:p>28/11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11-29T00:00:00" table:style-name="ce4">
            <text:p>29/11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11-30T00:00:00" table:style-name="ce4">
            <text:p>30/11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12-01T00:00:00" table:style-name="ce4">
            <text:p>01/12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2T00:00:00" table:style-name="ce4">
            <text:p>02/12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02T00:00:00" table:style-name="ce4">
            <text:p>02/12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3T00:00:00" table:style-name="ce4">
            <text:p>03/12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03T00:00:00" table:style-name="ce4">
            <text:p>03/12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4T00:00:00" table:style-name="ce4">
            <text:p>04/12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04T00:00:00" table:style-name="ce4">
            <text:p>04/12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5T00:00:00" table:style-name="ce4">
            <text:p>05/12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05T00:00:00" table:style-name="ce4">
            <text:p>05/12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6T00:00:00" table:style-name="ce4">
            <text:p>06/12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06T00:00:00" table:style-name="ce4">
            <text:p>06/12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7T00:00:00" table:style-name="ce4">
            <text:p>07/12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07T00:00:00" table:style-name="ce4">
            <text:p>07/12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8T00:00:00" table:style-name="ce4">
            <text:p>08/12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08T00:00:00" table:style-name="ce4">
            <text:p>08/12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9T00:00:00" table:style-name="ce4">
            <text:p>09/12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09T00:00:00" table:style-name="ce4">
            <text:p>09/12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10T00:00:00" table:style-name="ce4">
            <text:p>10/12/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10T00:00:00" table:style-name="ce4">
            <text:p>10/12/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11T00:00:00" table:style-name="ce4">
            <text:p>11/12/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11T00:00:00" table:style-name="ce4">
            <text:p>11/12/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12-12T00:00:00" table:style-name="ce4">
            <text:p>12/12/9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12T00:00:00" table:style-name="ce4">
            <text:p>12/12/9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12T00:00:00" table:style-name="ce4">
            <text:p>12/12/9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12-13T00:00:00" table:style-name="ce4">
            <text:p>13/12/9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13T00:00:00" table:style-name="ce4">
            <text:p>13/12/9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12-13T00:00:00" table:style-name="ce4">
            <text:p>13/12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12-14T00:00:00" table:style-name="ce4">
            <text:p>14/12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12-15T00:00:00" table:style-name="ce4">
            <text:p>15/12/9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12-16T00:00:00" table:style-name="ce4">
            <text:p>16/12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12-16T00:00:00" table:style-name="ce4">
            <text:p>16/12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12-17T00:00:00" table:style-name="ce4">
            <text:p>17/12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12-18T00:00:00" table:style-name="ce4">
            <text:p>18/12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12-19T00:00:00" table:style-name="ce4">
            <text:p>19/12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12-20T00:00:00" table:style-name="ce4">
            <text:p>20/12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12-21T00:00:00" table:style-name="ce4">
            <text:p>21/12/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12-22T00:00:00" table:style-name="ce4">
            <text:p>22/12/9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12-23T00:00:00" table:style-name="ce4">
            <text:p>23/12/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12-24T00:00:00" table:style-name="ce4">
            <text:p>24/12/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12-25T00:00:00" table:style-name="ce4">
            <text:p>25/12/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12-26T00:00:00" table:style-name="ce4">
            <text:p>26/12/9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12-27T00:00:00" table:style-name="ce4">
            <text:p>27/12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12-28T00:00:00" table:style-name="ce4">
            <text:p>28/12/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12-29T00:00:00" table:style-name="ce4">
            <text:p>29/12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614784" table:style-name="ce1">
            <text:p>3983614784</text:p>
          </table:table-cell>
          <table:table-cell office:value-type="date" office:date-value="1996-12-30T00:00:00" table:style-name="ce4">
            <text:p>30/12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365133" table:style-name="ce1">
            <text:p>3984365133</text:p>
          </table:table-cell>
          <table:table-cell office:value-type="date" office:date-value="1996-12-31T00:00:00" table:style-name="ce4">
            <text:p>31/12/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7-01-01T00:00:00" table:style-name="ce4">
            <text:p>01/01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7-01-02T00:00:00" table:style-name="ce4">
            <text:p>02/01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7-01-03T00:00:00" table:style-name="ce4">
            <text:p>03/01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7-01-04T00:00:00" table:style-name="ce4">
            <text:p>04/01/9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7-01-05T00:00:00" table:style-name="ce4">
            <text:p>05/01/9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7-01-06T00:00:00" table:style-name="ce4">
            <text:p>06/01/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7-01-07T00:00:00" table:style-name="ce4">
            <text:p>07/01/9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7-01-08T00:00:00" table:style-name="ce4">
            <text:p>08/01/9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7-01-09T00:00:00" table:style-name="ce4">
            <text:p>09/01/9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7-01-10T00:00:00" table:style-name="ce4">
            <text:p>10/01/9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7-01-11T00:00:00" table:style-name="ce4">
            <text:p>11/01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741835" table:style-name="ce1">
            <text:p>3984741835</text:p>
          </table:table-cell>
          <table:table-cell office:value-type="date" office:date-value="1997-01-12T00:00:00" table:style-name="ce4">
            <text:p>12/01/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7-01-25T00:00:00" table:style-name="ce4">
            <text:p>25/01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7-01-26T00:00:00" table:style-name="ce4">
            <text:p>26/01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7-01-27T00:00:00" table:style-name="ce4">
            <text:p>27/01/9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7-01-28T00:00:00" table:style-name="ce4">
            <text:p>28/01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1-29T00:00:00" table:style-name="ce4">
            <text:p>29/01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1-30T00:00:00" table:style-name="ce4">
            <text:p>30/01/9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1-31T00:00:00" table:style-name="ce4">
            <text:p>31/01/9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01T00:00:00" table:style-name="ce4">
            <text:p>01/02/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02T00:00:00" table:style-name="ce4">
            <text:p>02/02/9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03T00:00:00" table:style-name="ce4">
            <text:p>03/02/9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04T00:00:00" table:style-name="ce4">
            <text:p>04/02/9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05T00:00:00" table:style-name="ce4">
            <text:p>05/02/9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06T00:00:00" table:style-name="ce4">
            <text:p>06/02/9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07T00:00:00" table:style-name="ce4">
            <text:p>07/02/9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08T00:00:00" table:style-name="ce4">
            <text:p>08/02/9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09T00:00:00" table:style-name="ce4">
            <text:p>09/02/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10T00:00:00" table:style-name="ce4">
            <text:p>10/02/9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11T00:00:00" table:style-name="ce4">
            <text:p>11/02/9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7-02-12T00:00:00" table:style-name="ce4">
            <text:p>12/02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7-02-13T00:00:00" table:style-name="ce4">
            <text:p>13/02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7-02-14T00:00:00" table:style-name="ce4">
            <text:p>14/02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144819" table:style-name="ce1">
            <text:p>3988144819</text:p>
          </table:table-cell>
          <table:table-cell office:value-type="date" office:date-value="1997-02-15T00:00:00" table:style-name="ce4">
            <text:p>15/02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7-02-16T00:00:00" table:style-name="ce4">
            <text:p>16/02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7-02-17T00:00:00" table:style-name="ce4">
            <text:p>17/02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524046" table:style-name="ce1">
            <text:p>3988524046</text:p>
          </table:table-cell>
          <table:table-cell office:value-type="date" office:date-value="1997-02-18T00:00:00" table:style-name="ce4">
            <text:p>18/02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19T00:00:00" table:style-name="ce4">
            <text:p>19/02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20T00:00:00" table:style-name="ce4">
            <text:p>20/02/9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21T00:00:00" table:style-name="ce4">
            <text:p>21/02/9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22T00:00:00" table:style-name="ce4">
            <text:p>22/02/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23T00:00:00" table:style-name="ce4">
            <text:p>23/02/9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24T00:00:00" table:style-name="ce4">
            <text:p>24/02/9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25T00:00:00" table:style-name="ce4">
            <text:p>25/02/9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26T00:00:00" table:style-name="ce4">
            <text:p>26/02/9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27T00:00:00" table:style-name="ce4">
            <text:p>27/02/9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2-28T00:00:00" table:style-name="ce4">
            <text:p>28/02/9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3-01T00:00:00" table:style-name="ce4">
            <text:p>01/03/9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3-02T00:00:00" table:style-name="ce4">
            <text:p>02/03/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3-03T00:00:00" table:style-name="ce4">
            <text:p>03/03/9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7-03-04T00:00:00" table:style-name="ce4">
            <text:p>04/03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4566529" table:style-name="ce1">
            <text:p>3994566529</text:p>
          </table:table-cell>
          <table:table-cell office:value-type="date" office:date-value="1997-03-05T00:00:00" table:style-name="ce4">
            <text:p>05/03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06T00:00:00" table:style-name="ce4">
            <text:p>06/03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07T00:00:00" table:style-name="ce4">
            <text:p>07/03/9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08T00:00:00" table:style-name="ce4">
            <text:p>08/03/9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09T00:00:00" table:style-name="ce4">
            <text:p>09/03/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10T00:00:00" table:style-name="ce4">
            <text:p>10/03/9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11T00:00:00" table:style-name="ce4">
            <text:p>11/03/9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12T00:00:00" table:style-name="ce4">
            <text:p>12/03/9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13T00:00:00" table:style-name="ce4">
            <text:p>13/03/9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14T00:00:00" table:style-name="ce4">
            <text:p>14/03/9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15T00:00:00" table:style-name="ce4">
            <text:p>15/03/9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7-03-16T00:00:00" table:style-name="ce4">
            <text:p>16/03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7-03-17T00:00:00" table:style-name="ce4">
            <text:p>17/03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7-03-18T00:00:00" table:style-name="ce4">
            <text:p>18/03/9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7-03-19T00:00:00" table:style-name="ce4">
            <text:p>19/03/9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7-03-20T00:00:00" table:style-name="ce4">
            <text:p>20/03/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7-03-21T00:00:00" table:style-name="ce4">
            <text:p>21/03/9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7-03-22T00:00:00" table:style-name="ce4">
            <text:p>22/03/9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7-03-23T00:00:00" table:style-name="ce4">
            <text:p>23/03/9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7-03-24T00:00:00" table:style-name="ce4">
            <text:p>24/03/9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7-03-25T00:00:00" table:style-name="ce4">
            <text:p>25/03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3-26T00:00:00" table:style-name="ce4">
            <text:p>26/03/9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3-27T00:00:00" table:style-name="ce4">
            <text:p>27/03/9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3-28T00:00:00" table:style-name="ce4">
            <text:p>28/03/9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3-29T00:00:00" table:style-name="ce4">
            <text:p>29/03/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3-30T00:00:00" table:style-name="ce4">
            <text:p>30/03/9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3-31T00:00:00" table:style-name="ce4">
            <text:p>31/03/9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4-01T00:00:00" table:style-name="ce4">
            <text:p>01/04/9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4-02T00:00:00" table:style-name="ce4">
            <text:p>02/04/9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4-03T00:00:00" table:style-name="ce4">
            <text:p>03/04/9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7-04-04T00:00:00" table:style-name="ce4">
            <text:p>04/04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9613805" table:style-name="ce1">
            <text:p>3999613805</text:p>
          </table:table-cell>
          <table:table-cell office:value-type="date" office:date-value="1997-04-05T00:00:00" table:style-name="ce4">
            <text:p>05/04/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8-02-12T00:00:00" table:style-name="ce4">
            <text:p>12/02/9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8-04-18T00:00:00" table:style-name="ce4">
            <text:p>18/04/9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8-05-26T00:00:00" table:style-name="ce4">
            <text:p>26/05/9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8-05-27T00:00:00" table:style-name="ce4">
            <text:p>27/05/9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8-05-28T00:00:00" table:style-name="ce4">
            <text:p>28/05/9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8-07-18T00:00:00" table:style-name="ce4">
            <text:p>18/07/9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8-07-19T00:00:00" table:style-name="ce4">
            <text:p>19/07/9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0T00:00:00" table:style-name="ce4">
            <text:p>20/07/9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1T00:00:00" table:style-name="ce4">
            <text:p>21/07/9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2T00:00:00" table:style-name="ce4">
            <text:p>22/07/9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3T00:00:00" table:style-name="ce4">
            <text:p>23/07/9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4T00:00:00" table:style-name="ce4">
            <text:p>24/07/9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5T00:00:00" table:style-name="ce4">
            <text:p>25/07/9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6T00:00:00" table:style-name="ce4">
            <text:p>26/07/9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7T00:00:00" table:style-name="ce4">
            <text:p>27/07/9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8T00:00:00" table:style-name="ce4">
            <text:p>28/07/9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29T00:00:00" table:style-name="ce4">
            <text:p>29/07/9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30T00:00:00" table:style-name="ce4">
            <text:p>30/07/9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7-31T00:00:00" table:style-name="ce4">
            <text:p>31/07/9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8-01T00:00:00" table:style-name="ce4">
            <text:p>01/08/9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8-02T00:00:00" table:style-name="ce4">
            <text:p>02/08/9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8-03T00:00:00" table:style-name="ce4">
            <text:p>03/08/9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8-04T00:00:00" table:style-name="ce4">
            <text:p>04/08/9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8-08-05T00:00:00" table:style-name="ce4">
            <text:p>05/08/9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9-05-26T00:00:00" table:style-name="ce4">
            <text:p>26/05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9-05-29T00:00:00" table:style-name="ce4">
            <text:p>29/05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9-05-30T00:00:00" table:style-name="ce4">
            <text:p>30/05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9-05-31T00:00:00" table:style-name="ce4">
            <text:p>31/05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9-09-14T00:00:00" table:style-name="ce4">
            <text:p>14/09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9-09-14T00:00:00" table:style-name="ce4">
            <text:p>14/09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561469" table:style-name="ce1">
            <text:p>3933561469</text:p>
          </table:table-cell>
          <table:table-cell office:value-type="date" office:date-value="1999-09-17T00:00:00" table:style-name="ce4">
            <text:p>17/09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09-22T00:00:00" table:style-name="ce4">
            <text:p>22/09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09-23T00:00:00" table:style-name="ce4">
            <text:p>23/09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09-24T00:00:00" table:style-name="ce4">
            <text:p>24/09/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09-25T00:00:00" table:style-name="ce4">
            <text:p>25/09/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09-26T00:00:00" table:style-name="ce4">
            <text:p>26/09/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09-27T00:00:00" table:style-name="ce4">
            <text:p>27/09/9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09-28T00:00:00" table:style-name="ce4">
            <text:p>28/09/9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09-29T00:00:00" table:style-name="ce4">
            <text:p>29/09/9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09-30T00:00:00" table:style-name="ce4">
            <text:p>30/09/9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10-01T00:00:00" table:style-name="ce4">
            <text:p>01/10/9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9-10-02T00:00:00" table:style-name="ce4">
            <text:p>02/10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483078" table:style-name="ce1">
            <text:p>3936483078</text:p>
          </table:table-cell>
          <table:table-cell office:value-type="date" office:date-value="1999-10-03T00:00:00" table:style-name="ce4">
            <text:p>03/10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23333" table:style-name="ce1">
            <text:p>3936723333</text:p>
          </table:table-cell>
          <table:table-cell office:value-type="date" office:date-value="1999-10-04T00:00:00" table:style-name="ce4">
            <text:p>04/10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9-10-05T00:00:00" table:style-name="ce4">
            <text:p>05/10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9-10-06T00:00:00" table:style-name="ce4">
            <text:p>06/10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9-10-07T00:00:00" table:style-name="ce4">
            <text:p>07/10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9-10-08T00:00:00" table:style-name="ce4">
            <text:p>08/10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9-10-09T00:00:00" table:style-name="ce4">
            <text:p>09/10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9-10-10T00:00:00" table:style-name="ce4">
            <text:p>10/10/9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9-10-11T00:00:00" table:style-name="ce4">
            <text:p>11/10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9-10-12T00:00:00" table:style-name="ce4">
            <text:p>12/10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9-10-13T00:00:00" table:style-name="ce4">
            <text:p>13/10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9-10-14T00:00:00" table:style-name="ce4">
            <text:p>14/10/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9-10-15T00:00:00" table:style-name="ce4">
            <text:p>15/10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16T00:00:00" table:style-name="ce4">
            <text:p>16/10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17T00:00:00" table:style-name="ce4">
            <text:p>17/10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18T00:00:00" table:style-name="ce4">
            <text:p>18/10/9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19T00:00:00" table:style-name="ce4">
            <text:p>19/10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0T00:00:00" table:style-name="ce4">
            <text:p>20/10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1T00:00:00" table:style-name="ce4">
            <text:p>21/10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2T00:00:00" table:style-name="ce4">
            <text:p>22/10/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3T00:00:00" table:style-name="ce4">
            <text:p>23/10/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4T00:00:00" table:style-name="ce4">
            <text:p>24/10/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5T00:00:00" table:style-name="ce4">
            <text:p>25/10/9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6T00:00:00" table:style-name="ce4">
            <text:p>26/10/9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7T00:00:00" table:style-name="ce4">
            <text:p>27/10/9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8T00:00:00" table:style-name="ce4">
            <text:p>28/10/9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29T00:00:00" table:style-name="ce4">
            <text:p>29/10/9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9-10-30T00:00:00" table:style-name="ce4">
            <text:p>30/10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9-10-31T00:00:00" table:style-name="ce4">
            <text:p>31/10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9-11-01T00:00:00" table:style-name="ce4">
            <text:p>01/11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9-11-02T00:00:00" table:style-name="ce4">
            <text:p>02/11/9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9-11-03T00:00:00" table:style-name="ce4">
            <text:p>03/11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9-11-04T00:00:00" table:style-name="ce4">
            <text:p>04/11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9-11-05T00:00:00" table:style-name="ce4">
            <text:p>05/11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9-11-06T00:00:00" table:style-name="ce4">
            <text:p>06/11/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9-11-07T00:00:00" table:style-name="ce4">
            <text:p>07/11/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9-11-08T00:00:00" table:style-name="ce4">
            <text:p>08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632854" table:style-name="ce1">
            <text:p>3939632854</text:p>
          </table:table-cell>
          <table:table-cell office:value-type="date" office:date-value="1999-11-09T00:00:00" table:style-name="ce4">
            <text:p>09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0T00:00:00" table:style-name="ce4">
            <text:p>10/11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1T00:00:00" table:style-name="ce4">
            <text:p>11/11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2T00:00:00" table:style-name="ce4">
            <text:p>12/11/9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3T00:00:00" table:style-name="ce4">
            <text:p>13/11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4T00:00:00" table:style-name="ce4">
            <text:p>14/11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5T00:00:00" table:style-name="ce4">
            <text:p>15/11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6T00:00:00" table:style-name="ce4">
            <text:p>16/11/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7T00:00:00" table:style-name="ce4">
            <text:p>17/11/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8T00:00:00" table:style-name="ce4">
            <text:p>18/11/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19T00:00:00" table:style-name="ce4">
            <text:p>19/11/9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9-11-20T00:00:00" table:style-name="ce4">
            <text:p>20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771387" table:style-name="ce1">
            <text:p>3940771387</text:p>
          </table:table-cell>
          <table:table-cell office:value-type="date" office:date-value="1999-11-21T00:00:00" table:style-name="ce4">
            <text:p>21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9-11-22T00:00:00" table:style-name="ce4">
            <text:p>22/11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9-11-23T00:00:00" table:style-name="ce4">
            <text:p>23/11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9-11-24T00:00:00" table:style-name="ce4">
            <text:p>24/11/9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9-11-25T00:00:00" table:style-name="ce4">
            <text:p>25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08170" table:style-name="ce1">
            <text:p>3941808170</text:p>
          </table:table-cell>
          <table:table-cell office:value-type="date" office:date-value="1999-11-26T00:00:00" table:style-name="ce4">
            <text:p>26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80085" table:style-name="ce1">
            <text:p>3941880085</text:p>
          </table:table-cell>
          <table:table-cell office:value-type="date" office:date-value="1999-11-27T00:00:00" table:style-name="ce4">
            <text:p>27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1-28T00:00:00" table:style-name="ce4">
            <text:p>28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1-28T00:00:00" table:style-name="ce4">
            <text:p>28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1-28T00:00:00" table:style-name="ce4">
            <text:p>28/11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1-29T00:00:00" table:style-name="ce4">
            <text:p>29/11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1-29T00:00:00" table:style-name="ce4">
            <text:p>29/11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1-29T00:00:00" table:style-name="ce4">
            <text:p>29/11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1-29T00:00:00" table:style-name="ce4">
            <text:p>29/11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1-30T00:00:00" table:style-name="ce4">
            <text:p>30/11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1-30T00:00:00" table:style-name="ce4">
            <text:p>30/11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1-30T00:00:00" table:style-name="ce4">
            <text:p>30/11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1-30T00:00:00" table:style-name="ce4">
            <text:p>30/11/9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01T00:00:00" table:style-name="ce4">
            <text:p>01/12/9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01T00:00:00" table:style-name="ce4">
            <text:p>01/12/9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2-01T00:00:00" table:style-name="ce4">
            <text:p>01/12/9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01T00:00:00" table:style-name="ce4">
            <text:p>01/12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02T00:00:00" table:style-name="ce4">
            <text:p>02/12/9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02T00:00:00" table:style-name="ce4">
            <text:p>02/12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2-02T00:00:00" table:style-name="ce4">
            <text:p>02/12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02T00:00:00" table:style-name="ce4">
            <text:p>02/12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03T00:00:00" table:style-name="ce4">
            <text:p>03/12/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03T00:00:00" table:style-name="ce4">
            <text:p>03/12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2-03T00:00:00" table:style-name="ce4">
            <text:p>03/12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03T00:00:00" table:style-name="ce4">
            <text:p>03/12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04T00:00:00" table:style-name="ce4">
            <text:p>04/12/9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04T00:00:00" table:style-name="ce4">
            <text:p>04/12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2-04T00:00:00" table:style-name="ce4">
            <text:p>04/12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04T00:00:00" table:style-name="ce4">
            <text:p>04/12/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05T00:00:00" table:style-name="ce4">
            <text:p>05/12/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05T00:00:00" table:style-name="ce4">
            <text:p>05/12/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2-05T00:00:00" table:style-name="ce4">
            <text:p>05/12/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05T00:00:00" table:style-name="ce4">
            <text:p>05/12/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06T00:00:00" table:style-name="ce4">
            <text:p>06/12/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06T00:00:00" table:style-name="ce4">
            <text:p>06/12/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2-06T00:00:00" table:style-name="ce4">
            <text:p>06/12/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06T00:00:00" table:style-name="ce4">
            <text:p>06/12/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07T00:00:00" table:style-name="ce4">
            <text:p>07/12/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07T00:00:00" table:style-name="ce4">
            <text:p>07/12/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2-07T00:00:00" table:style-name="ce4">
            <text:p>07/12/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07T00:00:00" table:style-name="ce4">
            <text:p>07/12/9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08T00:00:00" table:style-name="ce4">
            <text:p>08/12/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08T00:00:00" table:style-name="ce4">
            <text:p>08/12/9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9-12-08T00:00:00" table:style-name="ce4">
            <text:p>08/12/9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08T00:00:00" table:style-name="ce4">
            <text:p>08/12/9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09T00:00:00" table:style-name="ce4">
            <text:p>09/12/9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09T00:00:00" table:style-name="ce4">
            <text:p>09/12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9-12-09T00:00:00" table:style-name="ce4">
            <text:p>09/12/9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09T00:00:00" table:style-name="ce4">
            <text:p>09/12/9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10T00:00:00" table:style-name="ce4">
            <text:p>10/12/9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10T00:00:00" table:style-name="ce4">
            <text:p>10/12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9-12-10T00:00:00" table:style-name="ce4">
            <text:p>10/12/9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10T00:00:00" table:style-name="ce4">
            <text:p>10/12/9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9-12-11T00:00:00" table:style-name="ce4">
            <text:p>11/12/9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11T00:00:00" table:style-name="ce4">
            <text:p>11/12/9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9-12-11T00:00:00" table:style-name="ce4">
            <text:p>11/12/9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9-12-11T00:00:00" table:style-name="ce4">
            <text:p>11/12/9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9-12-12T00:00:00" table:style-name="ce4">
            <text:p>12/12/9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9-12-13T00:00:00" table:style-name="ce4">
            <text:p>13/12/9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2000-02-12T00:00:00" table:style-name="ce4">
            <text:p>12/02/0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2000-05-26T00:00:00" table:style-name="ce4">
            <text:p>26/05/0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0-06-01T00:00:00" table:style-name="ce4">
            <text:p>01/06/0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0-06-02T00:00:00" table:style-name="ce4">
            <text:p>02/06/0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0-06-03T00:00:00" table:style-name="ce4">
            <text:p>03/06/0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2000-07-22T00:00:00" table:style-name="ce4">
            <text:p>22/07/0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2000-07-22T00:00:00" table:style-name="ce4">
            <text:p>22/07/0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2000-11-03T00:00:00" table:style-name="ce4">
            <text:p>03/11/0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2000-11-03T00:00:00" table:style-name="ce4">
            <text:p>03/11/0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2001-04-18T00:00:00" table:style-name="ce4">
            <text:p>18/04/0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2001-05-26T00:00:00" table:style-name="ce4">
            <text:p>26/05/0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1-06-04T00:00:00" table:style-name="ce4">
            <text:p>04/06/0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2001-06-04T00:00:00" table:style-name="ce4">
            <text:p>04/06/0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1-06-05T00:00:00" table:style-name="ce4">
            <text:p>05/06/0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2001-06-05T00:00:00" table:style-name="ce4">
            <text:p>05/06/0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1-06-06T00:00:00" table:style-name="ce4">
            <text:p>06/06/0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2001-06-06T00:00:00" table:style-name="ce4">
            <text:p>06/06/0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1-06-07T00:00:00" table:style-name="ce4">
            <text:p>07/06/0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07T00:00:00" table:style-name="ce4">
            <text:p>07/06/0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1-06-08T00:00:00" table:style-name="ce4">
            <text:p>08/06/0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08T00:00:00" table:style-name="ce4">
            <text:p>08/06/0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1-06-09T00:00:00" table:style-name="ce4">
            <text:p>09/06/0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09T00:00:00" table:style-name="ce4">
            <text:p>09/06/0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2001-06-10T00:00:00" table:style-name="ce4">
            <text:p>10/06/0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10T00:00:00" table:style-name="ce4">
            <text:p>10/06/0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18T00:00:00" table:style-name="ce4">
            <text:p>18/06/0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19T00:00:00" table:style-name="ce4">
            <text:p>19/06/0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20T00:00:00" table:style-name="ce4">
            <text:p>20/06/0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21T00:00:00" table:style-name="ce4">
            <text:p>21/06/0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22T00:00:00" table:style-name="ce4">
            <text:p>22/06/0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23T00:00:00" table:style-name="ce4">
            <text:p>23/06/0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24T00:00:00" table:style-name="ce4">
            <text:p>24/06/0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25T00:00:00" table:style-name="ce4">
            <text:p>25/06/0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2001-06-26T00:00:00" table:style-name="ce4">
            <text:p>26/06/0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2001-11-03T00:00:00" table:style-name="ce4">
            <text:p>03/11/0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2002-09-14T00:00:00" table:style-name="ce4">
            <text:p>14/09/0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2003-07-22T00:00:00" table:style-name="ce4">
            <text:p>22/07/03</text:p>
          </table:table-cell>
          <table:table-cell table:number-columns-repeated="16381"/>
        </table:table-row>
        <table:table-row table:number-rows-repeated="1048075" table:style-name="ro1">
          <table:table-cell table:number-columns-repeated="16384"/>
        </table:table-row>
      </table:table>
      <table:table table:name="ContrattoTelefonico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4" table:style-name="ce1">
            <text:p>2354</text:p>
          </table:table-cell>
          <table:table-cell table:number-columns-repeated="16380" table:style-name="ce1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19" table:style-name="ce1">
            <text:p>2019</text:p>
          </table:table-cell>
          <table:table-cell table:number-columns-repeated="16380" table:style-name="ce1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3</text:p>
          </table:table-cell>
          <table:table-cell table:number-columns-repeated="16379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40</text:p>
          </table:table-cell>
          <table:table-cell table:number-columns-repeated="16379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3</text:p>
          </table:table-cell>
          <table:table-cell table:number-columns-repeated="16379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office:value-type="date" office:date-value="1995-01-09T00:00:00" table:style-name="ce4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79</text:p>
          </table:table-cell>
          <table:table-cell table:number-columns-repeated="16379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13" table:style-name="ce1">
            <text:p>201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07</text:p>
          </table:table-cell>
          <table:table-cell table:number-columns-repeated="16379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5</text:p>
          </table:table-cell>
          <table:table-cell table:number-columns-repeated="16379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0</text:p>
          </table:table-cell>
          <table:table-cell table:number-columns-repeated="16379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5</text:p>
          </table:table-cell>
          <table:table-cell table:number-columns-repeated="16379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office:value-type="date" office:date-value="1995-01-13T00:00:00" table:style-name="ce4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4</text:p>
          </table:table-cell>
          <table:table-cell table:number-columns-repeated="16379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59" table:style-name="ce1">
            <text:p>11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9</text:p>
          </table:table-cell>
          <table:table-cell table:number-columns-repeated="16379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2</text:p>
          </table:table-cell>
          <table:table-cell table:number-columns-repeated="16379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office:value-type="date" office:date-value="1995-01-16T00:00:00" table:style-name="ce4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9</text:p>
          </table:table-cell>
          <table:table-cell table:number-columns-repeated="16379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811" table:style-name="ce1">
            <text:p>8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98</text:p>
          </table:table-cell>
          <table:table-cell table:number-columns-repeated="16379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3</text:p>
          </table:table-cell>
          <table:table-cell table:number-columns-repeated="16379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62</text:p>
          </table:table-cell>
          <table:table-cell table:number-columns-repeated="16379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3</text:p>
          </table:table-cell>
          <table:table-cell table:number-columns-repeated="16379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office:value-type="date" office:date-value="1995-01-18T00:00:00" table:style-name="ce4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8</text:p>
          </table:table-cell>
          <table:table-cell table:number-columns-repeated="16379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38" table:style-name="ce1">
            <text:p>838</text:p>
          </table:table-cell>
          <table:table-cell table:number-columns-repeated="16380" table:style-name="ce1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5</text:p>
          </table:table-cell>
          <table:table-cell table:number-columns-repeated="16379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4</text:p>
          </table:table-cell>
          <table:table-cell table:number-columns-repeated="16379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office:value-type="date" office:date-value="1995-01-20T00:00:00" table:style-name="ce4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2</text:p>
          </table:table-cell>
          <table:table-cell table:number-columns-repeated="16379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50" table:style-name="ce1">
            <text:p>5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1</text:p>
          </table:table-cell>
          <table:table-cell table:number-columns-repeated="16379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44</text:p>
          </table:table-cell>
          <table:table-cell table:number-columns-repeated="16379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83</text:p>
          </table:table-cell>
          <table:table-cell table:number-columns-repeated="16379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7</text:p>
          </table:table-cell>
          <table:table-cell table:number-columns-repeated="16379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office:value-type="date" office:date-value="1995-01-22T00:00:00" table:style-name="ce4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61</text:p>
          </table:table-cell>
          <table:table-cell table:number-columns-repeated="16379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office:value-type="date" office:date-value="1995-01-27T00:00:00" table:style-name="ce4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1" table:style-name="ce1">
            <text:p>65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93</text:p>
          </table:table-cell>
          <table:table-cell table:number-columns-repeated="16379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40</text:p>
          </table:table-cell>
          <table:table-cell table:number-columns-repeated="16379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51</text:p>
          </table:table-cell>
          <table:table-cell table:number-columns-repeated="16379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office:value-type="date" office:date-value="1995-02-24T00:00:00" table:style-name="ce4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6</text:p>
          </table:table-cell>
          <table:table-cell table:number-columns-repeated="16379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87" table:style-name="ce1">
            <text:p>23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6</text:p>
          </table:table-cell>
          <table:table-cell table:number-columns-repeated="16379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0</text:p>
          </table:table-cell>
          <table:table-cell table:number-columns-repeated="16379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5</text:p>
          </table:table-cell>
          <table:table-cell table:number-columns-repeated="16379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7</text:p>
          </table:table-cell>
          <table:table-cell table:number-columns-repeated="16379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office:value-type="date" office:date-value="1995-02-27T00:00:00" table:style-name="ce4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9</text:p>
          </table:table-cell>
          <table:table-cell table:number-columns-repeated="16379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09" table:style-name="ce1">
            <text:p>709</text:p>
          </table:table-cell>
          <table:table-cell table:number-columns-repeated="16380" table:style-name="ce1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33" table:style-name="ce1">
            <text:p>73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3</text:p>
          </table:table-cell>
          <table:table-cell table:number-columns-repeated="16379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98</text:p>
          </table:table-cell>
          <table:table-cell table:number-columns-repeated="16379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92</text:p>
          </table:table-cell>
          <table:table-cell table:number-columns-repeated="16379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office:value-type="date" office:date-value="1995-03-01T00:00:00" table:style-name="ce4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8</text:p>
          </table:table-cell>
          <table:table-cell table:number-columns-repeated="16379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143" table:style-name="ce1">
            <text:p>2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2</text:p>
          </table:table-cell>
          <table:table-cell table:number-columns-repeated="16379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7</text:p>
          </table:table-cell>
          <table:table-cell table:number-columns-repeated="16379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office:value-type="date" office:date-value="1995-03-05T00:00:00" table:style-name="ce4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712" table:style-name="ce1">
            <text:p>1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8</text:p>
          </table:table-cell>
          <table:table-cell table:number-columns-repeated="16379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6</text:p>
          </table:table-cell>
          <table:table-cell table:number-columns-repeated="16379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office:value-type="date" office:date-value="1995-03-09T00:00:00" table:style-name="ce4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465" table:style-name="ce1">
            <text:p>1465</text:p>
          </table:table-cell>
          <table:table-cell table:number-columns-repeated="16380" table:style-name="ce1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7" table:style-name="ce1">
            <text:p>63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56</text:p>
          </table:table-cell>
          <table:table-cell table:number-columns-repeated="16379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1</text:p>
          </table:table-cell>
          <table:table-cell table:number-columns-repeated="16379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2</text:p>
          </table:table-cell>
          <table:table-cell table:number-columns-repeated="16379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office:value-type="date" office:date-value="1995-04-13T00:00:00" table:style-name="ce4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9</text:p>
          </table:table-cell>
          <table:table-cell table:number-columns-repeated="16379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50" table:style-name="ce1">
            <text:p>1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406" table:style-name="ce1">
            <text:p>140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53" table:style-name="ce1">
            <text:p>19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4</text:p>
          </table:table-cell>
          <table:table-cell table:number-columns-repeated="16379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59</text:p>
          </table:table-cell>
          <table:table-cell table:number-columns-repeated="16379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office:value-type="date" office:date-value="1995-04-16T00:00:00" table:style-name="ce4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7</text:p>
          </table:table-cell>
          <table:table-cell table:number-columns-repeated="16379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65" table:style-name="ce1">
            <text:p>11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002" table:style-name="ce1">
            <text:p>200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5</text:p>
          </table:table-cell>
          <table:table-cell table:number-columns-repeated="16379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09</text:p>
          </table:table-cell>
          <table:table-cell table:number-columns-repeated="16379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1</text:p>
          </table:table-cell>
          <table:table-cell table:number-columns-repeated="16379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2</text:p>
          </table:table-cell>
          <table:table-cell table:number-columns-repeated="16379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office:value-type="date" office:date-value="1995-05-21T00:00:00" table:style-name="ce4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0</text:p>
          </table:table-cell>
          <table:table-cell table:number-columns-repeated="16379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898" table:style-name="ce1">
            <text:p>8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29" table:style-name="ce1">
            <text:p>72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96</text:p>
          </table:table-cell>
          <table:table-cell table:number-columns-repeated="16379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5</text:p>
          </table:table-cell>
          <table:table-cell table:number-columns-repeated="16379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office:value-type="date" office:date-value="1995-05-24T00:00:00" table:style-name="ce4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5</text:p>
          </table:table-cell>
          <table:table-cell table:number-columns-repeated="16379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029" table:style-name="ce1">
            <text:p>102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7</text:p>
          </table:table-cell>
          <table:table-cell table:number-columns-repeated="16379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30</text:p>
          </table:table-cell>
          <table:table-cell table:number-columns-repeated="16379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8</text:p>
          </table:table-cell>
          <table:table-cell table:number-columns-repeated="16379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2</text:p>
          </table:table-cell>
          <table:table-cell table:number-columns-repeated="16379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office:value-type="date" office:date-value="1995-05-27T00:00:00" table:style-name="ce4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5</text:p>
          </table:table-cell>
          <table:table-cell table:number-columns-repeated="16379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43" table:style-name="ce1">
            <text:p>643</text:p>
          </table:table-cell>
          <table:table-cell table:number-columns-repeated="16380" table:style-name="ce1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11" table:style-name="ce1">
            <text:p>7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25" table:style-name="ce1">
            <text:p>7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7</text:p>
          </table:table-cell>
          <table:table-cell table:number-columns-repeated="16379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office:value-type="date" office:date-value="1995-05-29T00:00:00" table:style-name="ce4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0</text:p>
          </table:table-cell>
          <table:table-cell table:number-columns-repeated="16379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705" table:style-name="ce1">
            <text:p>705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74" table:style-name="ce1">
            <text:p>6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28</text:p>
          </table:table-cell>
          <table:table-cell table:number-columns-repeated="16379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69</text:p>
          </table:table-cell>
          <table:table-cell table:number-columns-repeated="16379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0</text:p>
          </table:table-cell>
          <table:table-cell table:number-columns-repeated="16379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office:value-type="date" office:date-value="1995-05-31T00:00:00" table:style-name="ce4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08</text:p>
          </table:table-cell>
          <table:table-cell table:number-columns-repeated="16379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228" table:style-name="ce1">
            <text:p>2228</text:p>
          </table:table-cell>
          <table:table-cell table:number-columns-repeated="16380" table:style-name="ce1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96" table:style-name="ce1">
            <text:p>20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196" table:style-name="ce1">
            <text:p>1196</text:p>
          </table:table-cell>
          <table:table-cell table:number-columns-repeated="16380" table:style-name="ce1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2</text:p>
          </table:table-cell>
          <table:table-cell table:number-columns-repeated="16379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50</text:p>
          </table:table-cell>
          <table:table-cell table:number-columns-repeated="16379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office:value-type="date" office:date-value="1995-06-02T00:00:00" table:style-name="ce4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4</text:p>
          </table:table-cell>
          <table:table-cell table:number-columns-repeated="16379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315" table:style-name="ce1">
            <text:p>131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7</text:p>
          </table:table-cell>
          <table:table-cell table:number-columns-repeated="16379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9</text:p>
          </table:table-cell>
          <table:table-cell table:number-columns-repeated="16379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6</text:p>
          </table:table-cell>
          <table:table-cell table:number-columns-repeated="16379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office:value-type="date" office:date-value="1995-06-05T00:00:00" table:style-name="ce4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6</text:p>
          </table:table-cell>
          <table:table-cell table:number-columns-repeated="16379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322" table:style-name="ce1">
            <text:p>23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48</text:p>
          </table:table-cell>
          <table:table-cell table:number-columns-repeated="16379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9</text:p>
          </table:table-cell>
          <table:table-cell table:number-columns-repeated="16379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office:value-type="date" office:date-value="1995-06-08T00:00:00" table:style-name="ce4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05" table:style-name="ce1">
            <text:p>1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20</text:p>
          </table:table-cell>
          <table:table-cell table:number-columns-repeated="16379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08</text:p>
          </table:table-cell>
          <table:table-cell table:number-columns-repeated="16379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office:value-type="date" office:date-value="1995-07-12T00:00:00" table:style-name="ce4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9</text:p>
          </table:table-cell>
          <table:table-cell table:number-columns-repeated="16379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55" table:style-name="ce1">
            <text:p>13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6</text:p>
          </table:table-cell>
          <table:table-cell table:number-columns-repeated="16379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office:value-type="date" office:date-value="1995-07-16T00:00:00" table:style-name="ce4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91</text:p>
          </table:table-cell>
          <table:table-cell table:number-columns-repeated="16379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9</text:p>
          </table:table-cell>
          <table:table-cell table:number-columns-repeated="16379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52</text:p>
          </table:table-cell>
          <table:table-cell table:number-columns-repeated="16379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9</text:p>
          </table:table-cell>
          <table:table-cell table:number-columns-repeated="16379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office:value-type="date" office:date-value="1995-07-20T00:00:00" table:style-name="ce4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2</text:p>
          </table:table-cell>
          <table:table-cell table:number-columns-repeated="16379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12" table:style-name="ce1">
            <text:p>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26" table:style-name="ce1">
            <text:p>72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97</text:p>
          </table:table-cell>
          <table:table-cell table:number-columns-repeated="16379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45</text:p>
          </table:table-cell>
          <table:table-cell table:number-columns-repeated="16379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office:value-type="date" office:date-value="1995-08-24T00:00:00" table:style-name="ce4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94</text:p>
          </table:table-cell>
          <table:table-cell table:number-columns-repeated="16379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25" table:style-name="ce1">
            <text:p>6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15" table:style-name="ce1">
            <text:p>7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96" table:style-name="ce1">
            <text:p>13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3</text:p>
          </table:table-cell>
          <table:table-cell table:number-columns-repeated="16379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94</text:p>
          </table:table-cell>
          <table:table-cell table:number-columns-repeated="16379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91</text:p>
          </table:table-cell>
          <table:table-cell table:number-columns-repeated="16379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office:value-type="date" office:date-value="1995-08-28T00:00:00" table:style-name="ce4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9</text:p>
          </table:table-cell>
          <table:table-cell table:number-columns-repeated="16379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553" table:style-name="ce1">
            <text:p>553</text:p>
          </table:table-cell>
          <table:table-cell table:number-columns-repeated="16380" table:style-name="ce1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09" table:style-name="ce1">
            <text:p>2109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90</text:p>
          </table:table-cell>
          <table:table-cell table:number-columns-repeated="16379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8</text:p>
          </table:table-cell>
          <table:table-cell table:number-columns-repeated="16379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office:value-type="date" office:date-value="1995-09-02T00:00:00" table:style-name="ce4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6</text:p>
          </table:table-cell>
          <table:table-cell table:number-columns-repeated="16379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039" table:style-name="ce1">
            <text:p>2039</text:p>
          </table:table-cell>
          <table:table-cell table:number-columns-repeated="16380" table:style-name="ce1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77" table:style-name="ce1">
            <text:p>227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11</text:p>
          </table:table-cell>
          <table:table-cell table:number-columns-repeated="16379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0</text:p>
          </table:table-cell>
          <table:table-cell table:number-columns-repeated="16379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6</text:p>
          </table:table-cell>
          <table:table-cell table:number-columns-repeated="16379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office:value-type="date" office:date-value="1995-09-05T00:00:00" table:style-name="ce4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81</text:p>
          </table:table-cell>
          <table:table-cell table:number-columns-repeated="16379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56" table:style-name="ce1">
            <text:p>21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627" table:style-name="ce1">
            <text:p>16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55</text:p>
          </table:table-cell>
          <table:table-cell table:number-columns-repeated="16379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9</text:p>
          </table:table-cell>
          <table:table-cell table:number-columns-repeated="16379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office:value-type="date" office:date-value="1995-09-07T00:00:00" table:style-name="ce4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7</text:p>
          </table:table-cell>
          <table:table-cell table:number-columns-repeated="16379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066" table:style-name="ce1">
            <text:p>1066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85" table:style-name="ce1">
            <text:p>1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3</text:p>
          </table:table-cell>
          <table:table-cell table:number-columns-repeated="16379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3</text:p>
          </table:table-cell>
          <table:table-cell table:number-columns-repeated="16379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office:value-type="date" office:date-value="1995-09-09T00:00:00" table:style-name="ce4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59</text:p>
          </table:table-cell>
          <table:table-cell table:number-columns-repeated="16379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87" table:style-name="ce1">
            <text:p>198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13" table:style-name="ce1">
            <text:p>1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80</text:p>
          </table:table-cell>
          <table:table-cell table:number-columns-repeated="16379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7</text:p>
          </table:table-cell>
          <table:table-cell table:number-columns-repeated="16379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office:value-type="date" office:date-value="1995-09-11T00:00:00" table:style-name="ce4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7</text:p>
          </table:table-cell>
          <table:table-cell table:number-columns-repeated="16379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952" table:style-name="ce1">
            <text:p>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543" table:style-name="ce1">
            <text:p>5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9</text:p>
          </table:table-cell>
          <table:table-cell table:number-columns-repeated="16379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8</text:p>
          </table:table-cell>
          <table:table-cell table:number-columns-repeated="16379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8</text:p>
          </table:table-cell>
          <table:table-cell table:number-columns-repeated="16379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office:value-type="date" office:date-value="1995-10-13T00:00:00" table:style-name="ce4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9</text:p>
          </table:table-cell>
          <table:table-cell table:number-columns-repeated="16379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69" table:style-name="ce1">
            <text:p>13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90" table:style-name="ce1">
            <text:p>5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31</text:p>
          </table:table-cell>
          <table:table-cell table:number-columns-repeated="16379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1</text:p>
          </table:table-cell>
          <table:table-cell table:number-columns-repeated="16379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office:value-type="date" office:date-value="1995-10-16T00:00:00" table:style-name="ce4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5</text:p>
          </table:table-cell>
          <table:table-cell table:number-columns-repeated="16379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83" table:style-name="ce1">
            <text:p>1483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57" table:style-name="ce1">
            <text:p>2157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4</text:p>
          </table:table-cell>
          <table:table-cell table:number-columns-repeated="16379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50</text:p>
          </table:table-cell>
          <table:table-cell table:number-columns-repeated="16379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4</text:p>
          </table:table-cell>
          <table:table-cell table:number-columns-repeated="16379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office:value-type="date" office:date-value="1995-10-19T00:00:00" table:style-name="ce4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59</text:p>
          </table:table-cell>
          <table:table-cell table:number-columns-repeated="16379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84" table:style-name="ce1">
            <text:p>1384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587" table:style-name="ce1">
            <text:p>5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2</text:p>
          </table:table-cell>
          <table:table-cell table:number-columns-repeated="16379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70</text:p>
          </table:table-cell>
          <table:table-cell table:number-columns-repeated="16379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75</text:p>
          </table:table-cell>
          <table:table-cell table:number-columns-repeated="16379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office:value-type="date" office:date-value="1995-11-23T00:00:00" table:style-name="ce4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8</text:p>
          </table:table-cell>
          <table:table-cell table:number-columns-repeated="16379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12" table:style-name="ce1">
            <text:p>8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50" table:style-name="ce1">
            <text:p>6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5</text:p>
          </table:table-cell>
          <table:table-cell table:number-columns-repeated="16379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61</text:p>
          </table:table-cell>
          <table:table-cell table:number-columns-repeated="16379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78</text:p>
          </table:table-cell>
          <table:table-cell table:number-columns-repeated="16379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18</text:p>
          </table:table-cell>
          <table:table-cell table:number-columns-repeated="16379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office:value-type="date" office:date-value="1995-11-27T00:00:00" table:style-name="ce4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2</text:p>
          </table:table-cell>
          <table:table-cell table:number-columns-repeated="16379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4" table:style-name="ce1">
            <text:p>6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124" table:style-name="ce1">
            <text:p>2124</text:p>
          </table:table-cell>
          <table:table-cell table:number-columns-repeated="16380" table:style-name="ce1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0</text:p>
          </table:table-cell>
          <table:table-cell table:number-columns-repeated="16379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60</text:p>
          </table:table-cell>
          <table:table-cell table:number-columns-repeated="16379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4</text:p>
          </table:table-cell>
          <table:table-cell table:number-columns-repeated="16379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office:value-type="date" office:date-value="1995-12-01T00:00:00" table:style-name="ce4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7</text:p>
          </table:table-cell>
          <table:table-cell table:number-columns-repeated="16379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8" table:style-name="ce1">
            <text:p>21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25" table:style-name="ce1">
            <text:p>2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0</text:p>
          </table:table-cell>
          <table:table-cell table:number-columns-repeated="16379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office:value-type="date" office:date-value="1995-12-05T00:00:00" table:style-name="ce4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33</text:p>
          </table:table-cell>
          <table:table-cell table:number-columns-repeated="16379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office:value-type="date" office:date-value="1996-01-09T00:00:00" table:style-name="ce4">
            <text:p>09/01/96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office:value-type="date" office:date-value="1996-01-09T00:00:00" table:style-name="ce4">
            <text:p>09/0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5</text:p>
          </table:table-cell>
          <table:table-cell table:number-columns-repeated="16379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office:value-type="date" office:date-value="1996-01-13T00:00:00" table:style-name="ce4">
            <text:p>13/01/96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office:value-type="date" office:date-value="1996-01-13T00:00:00" table:style-name="ce4">
            <text:p>13/01/96</text:p>
          </table:table-cell>
          <table:table-cell office:value-type="string" table:style-name="ce1">
            <text:p>consumo</text:p>
          </table:table-cell>
          <table:table-cell office:value-type="float" office:value="567" table:style-name="ce1">
            <text:p>56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office:value-type="date" office:date-value="1996-01-16T00:00:00" table:style-name="ce4">
            <text:p>16/01/96</text:p>
          </table:table-cell>
          <table:table-cell office:value-type="string" table:style-name="ce1">
            <text:p>consumo</text:p>
          </table:table-cell>
          <table:table-cell office:value-type="float" office:value="527" table:style-name="ce1">
            <text:p>5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office:value-type="date" office:date-value="1996-01-16T00:00:00" table:style-name="ce4">
            <text:p>16/0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68</text:p>
          </table:table-cell>
          <table:table-cell table:number-columns-repeated="16379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office:value-type="date" office:date-value="1996-01-18T00:00:00" table:style-name="ce4">
            <text:p>18/01/96</text:p>
          </table:table-cell>
          <table:table-cell office:value-type="string" table:style-name="ce1">
            <text:p>consumo</text:p>
          </table:table-cell>
          <table:table-cell office:value-type="float" office:value="663" table:style-name="ce1">
            <text:p>663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office:value-type="date" office:date-value="1996-01-18T00:00:00" table:style-name="ce4">
            <text:p>18/01/96</text:p>
          </table:table-cell>
          <table:table-cell office:value-type="string" table:style-name="ce1">
            <text:p>consumo</text:p>
          </table:table-cell>
          <table:table-cell office:value-type="float" office:value="2111" table:style-name="ce1">
            <text:p>21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office:value-type="date" office:date-value="1996-01-20T00:00:00" table:style-name="ce4">
            <text:p>20/01/96</text:p>
          </table:table-cell>
          <table:table-cell office:value-type="string" table:style-name="ce1">
            <text:p>consumo</text:p>
          </table:table-cell>
          <table:table-cell office:value-type="float" office:value="2154" table:style-name="ce1">
            <text:p>21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office:value-type="date" office:date-value="1996-01-20T00:00:00" table:style-name="ce4">
            <text:p>20/0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2</text:p>
          </table:table-cell>
          <table:table-cell table:number-columns-repeated="16379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office:value-type="date" office:date-value="1996-01-22T00:00:00" table:style-name="ce4">
            <text:p>22/01/96</text:p>
          </table:table-cell>
          <table:table-cell office:value-type="string" table:style-name="ce1">
            <text:p>consumo</text:p>
          </table:table-cell>
          <table:table-cell office:value-type="float" office:value="2213" table:style-name="ce1">
            <text:p>2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office:value-type="date" office:date-value="1996-01-22T00:00:00" table:style-name="ce4">
            <text:p>22/01/96</text:p>
          </table:table-cell>
          <table:table-cell office:value-type="string" table:style-name="ce1">
            <text:p>consumo</text:p>
          </table:table-cell>
          <table:table-cell office:value-type="float" office:value="1963" table:style-name="ce1">
            <text:p>196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office:value-type="date" office:date-value="1996-02-24T00:00:00" table:style-name="ce4">
            <text:p>24/02/96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office:value-type="date" office:date-value="1996-02-24T00:00:00" table:style-name="ce4">
            <text:p>24/02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14</text:p>
          </table:table-cell>
          <table:table-cell table:number-columns-repeated="16379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office:value-type="date" office:date-value="1996-02-27T00:00:00" table:style-name="ce4">
            <text:p>27/02/96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office:value-type="date" office:date-value="1996-02-27T00:00:00" table:style-name="ce4">
            <text:p>27/02/96</text:p>
          </table:table-cell>
          <table:table-cell office:value-type="string" table:style-name="ce1">
            <text:p>consumo</text:p>
          </table:table-cell>
          <table:table-cell office:value-type="float" office:value="1360" table:style-name="ce1">
            <text:p>1360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office:value-type="date" office:date-value="1996-03-01T00:00:00" table:style-name="ce4">
            <text:p>01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8</text:p>
          </table:table-cell>
          <table:table-cell table:number-columns-repeated="16379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office:value-type="date" office:date-value="1996-03-01T00:00:00" table:style-name="ce4">
            <text:p>01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83</text:p>
          </table:table-cell>
          <table:table-cell table:number-columns-repeated="16379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office:value-type="date" office:date-value="1996-03-05T00:00:00" table:style-name="ce4">
            <text:p>05/03/96</text:p>
          </table:table-cell>
          <table:table-cell office:value-type="string" table:style-name="ce1">
            <text:p>consumo</text:p>
          </table:table-cell>
          <table:table-cell office:value-type="float" office:value="1287" table:style-name="ce1">
            <text:p>12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office:value-type="date" office:date-value="1996-03-05T00:00:00" table:style-name="ce4">
            <text:p>05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7</text:p>
          </table:table-cell>
          <table:table-cell table:number-columns-repeated="16379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office:value-type="date" office:date-value="1996-03-09T00:00:00" table:style-name="ce4">
            <text:p>09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87</text:p>
          </table:table-cell>
          <table:table-cell table:number-columns-repeated="16379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office:value-type="date" office:date-value="1996-03-09T00:00:00" table:style-name="ce4">
            <text:p>09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49</text:p>
          </table:table-cell>
          <table:table-cell table:number-columns-repeated="16379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office:value-type="date" office:date-value="1996-04-13T00:00:00" table:style-name="ce4">
            <text:p>13/04/96</text:p>
          </table:table-cell>
          <table:table-cell office:value-type="string" table:style-name="ce1">
            <text:p>consumo</text:p>
          </table:table-cell>
          <table:table-cell office:value-type="float" office:value="822" table:style-name="ce1">
            <text:p>8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office:value-type="date" office:date-value="1996-04-13T00:00:00" table:style-name="ce4">
            <text:p>13/04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office:value-type="date" office:date-value="1996-04-16T00:00:00" table:style-name="ce4">
            <text:p>16/04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4</text:p>
          </table:table-cell>
          <table:table-cell table:number-columns-repeated="16379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office:value-type="date" office:date-value="1996-04-16T00:00:00" table:style-name="ce4">
            <text:p>16/04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6</text:p>
          </table:table-cell>
          <table:table-cell table:number-columns-repeated="16379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office:value-type="date" office:date-value="1996-05-21T00:00:00" table:style-name="ce4">
            <text:p>21/05/96</text:p>
          </table:table-cell>
          <table:table-cell office:value-type="string" table:style-name="ce1">
            <text:p>consumo</text:p>
          </table:table-cell>
          <table:table-cell office:value-type="float" office:value="621" table:style-name="ce1">
            <text:p>62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office:value-type="date" office:date-value="1996-05-21T00:00:00" table:style-name="ce4">
            <text:p>21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4</text:p>
          </table:table-cell>
          <table:table-cell table:number-columns-repeated="16379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office:value-type="date" office:date-value="1996-05-24T00:00:00" table:style-name="ce4">
            <text:p>24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4</text:p>
          </table:table-cell>
          <table:table-cell table:number-columns-repeated="16379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office:value-type="date" office:date-value="1996-05-24T00:00:00" table:style-name="ce4">
            <text:p>24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82</text:p>
          </table:table-cell>
          <table:table-cell table:number-columns-repeated="16379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office:value-type="date" office:date-value="1996-05-27T00:00:00" table:style-name="ce4">
            <text:p>27/05/96</text:p>
          </table:table-cell>
          <table:table-cell office:value-type="string" table:style-name="ce1">
            <text:p>consumo</text:p>
          </table:table-cell>
          <table:table-cell office:value-type="float" office:value="2258" table:style-name="ce1">
            <text:p>2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office:value-type="date" office:date-value="1996-05-27T00:00:00" table:style-name="ce4">
            <text:p>27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45</text:p>
          </table:table-cell>
          <table:table-cell table:number-columns-repeated="16379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office:value-type="date" office:date-value="1996-05-29T00:00:00" table:style-name="ce4">
            <text:p>29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3</text:p>
          </table:table-cell>
          <table:table-cell table:number-columns-repeated="16379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office:value-type="date" office:date-value="1996-05-29T00:00:00" table:style-name="ce4">
            <text:p>29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76</text:p>
          </table:table-cell>
          <table:table-cell table:number-columns-repeated="16379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office:value-type="date" office:date-value="1996-05-31T00:00:00" table:style-name="ce4">
            <text:p>31/05/96</text:p>
          </table:table-cell>
          <table:table-cell office:value-type="string" table:style-name="ce1">
            <text:p>consumo</text:p>
          </table:table-cell>
          <table:table-cell office:value-type="float" office:value="1256" table:style-name="ce1">
            <text:p>1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office:value-type="date" office:date-value="1996-05-31T00:00:00" table:style-name="ce4">
            <text:p>31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office:value-type="date" office:date-value="1996-06-02T00:00:00" table:style-name="ce4">
            <text:p>02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60</text:p>
          </table:table-cell>
          <table:table-cell table:number-columns-repeated="16379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office:value-type="date" office:date-value="1996-06-02T00:00:00" table:style-name="ce4">
            <text:p>02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9</text:p>
          </table:table-cell>
          <table:table-cell table:number-columns-repeated="16379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office:value-type="date" office:date-value="1996-06-05T00:00:00" table:style-name="ce4">
            <text:p>05/06/96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office:value-type="date" office:date-value="1996-06-05T00:00:00" table:style-name="ce4">
            <text:p>05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3</text:p>
          </table:table-cell>
          <table:table-cell table:number-columns-repeated="16379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office:value-type="date" office:date-value="1996-06-08T00:00:00" table:style-name="ce4">
            <text:p>08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81</text:p>
          </table:table-cell>
          <table:table-cell table:number-columns-repeated="16379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office:value-type="date" office:date-value="1996-06-08T00:00:00" table:style-name="ce4">
            <text:p>08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57</text:p>
          </table:table-cell>
          <table:table-cell table:number-columns-repeated="16379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office:value-type="date" office:date-value="1996-07-12T00:00:00" table:style-name="ce4">
            <text:p>12/07/96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office:value-type="date" office:date-value="1996-07-12T00:00:00" table:style-name="ce4">
            <text:p>12/07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70</text:p>
          </table:table-cell>
          <table:table-cell table:number-columns-repeated="16379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office:value-type="date" office:date-value="1996-07-16T00:00:00" table:style-name="ce4">
            <text:p>16/07/96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office:value-type="date" office:date-value="1996-07-16T00:00:00" table:style-name="ce4">
            <text:p>16/07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5</text:p>
          </table:table-cell>
          <table:table-cell table:number-columns-repeated="16379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office:value-type="date" office:date-value="1996-07-20T00:00:00" table:style-name="ce4">
            <text:p>20/07/96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office:value-type="date" office:date-value="1996-07-20T00:00:00" table:style-name="ce4">
            <text:p>20/07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5</text:p>
          </table:table-cell>
          <table:table-cell table:number-columns-repeated="16379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office:value-type="date" office:date-value="1996-08-24T00:00:00" table:style-name="ce4">
            <text:p>24/08/96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office:value-type="date" office:date-value="1996-08-24T00:00:00" table:style-name="ce4">
            <text:p>24/08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69</text:p>
          </table:table-cell>
          <table:table-cell table:number-columns-repeated="16379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office:value-type="date" office:date-value="1996-08-28T00:00:00" table:style-name="ce4">
            <text:p>28/08/96</text:p>
          </table:table-cell>
          <table:table-cell office:value-type="string" table:style-name="ce1">
            <text:p>consumo</text:p>
          </table:table-cell>
          <table:table-cell office:value-type="float" office:value="1879" table:style-name="ce1">
            <text:p>18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office:value-type="date" office:date-value="1996-08-28T00:00:00" table:style-name="ce4">
            <text:p>28/08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1</text:p>
          </table:table-cell>
          <table:table-cell table:number-columns-repeated="16379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office:value-type="date" office:date-value="1996-09-02T00:00:00" table:style-name="ce4">
            <text:p>02/09/96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office:value-type="date" office:date-value="1996-09-02T00:00:00" table:style-name="ce4">
            <text:p>02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0</text:p>
          </table:table-cell>
          <table:table-cell table:number-columns-repeated="16379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office:value-type="date" office:date-value="1996-09-05T00:00:00" table:style-name="ce4">
            <text:p>05/09/96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office:value-type="date" office:date-value="1996-09-05T00:00:00" table:style-name="ce4">
            <text:p>05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9</text:p>
          </table:table-cell>
          <table:table-cell table:number-columns-repeated="16379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office:value-type="date" office:date-value="1996-09-07T00:00:00" table:style-name="ce4">
            <text:p>07/09/96</text:p>
          </table:table-cell>
          <table:table-cell office:value-type="string" table:style-name="ce1">
            <text:p>consumo</text:p>
          </table:table-cell>
          <table:table-cell office:value-type="float" office:value="890" table:style-name="ce1">
            <text:p>8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office:value-type="date" office:date-value="1996-09-07T00:00:00" table:style-name="ce4">
            <text:p>07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15</text:p>
          </table:table-cell>
          <table:table-cell table:number-columns-repeated="16379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office:value-type="date" office:date-value="1996-09-09T00:00:00" table:style-name="ce4">
            <text:p>09/09/96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office:value-type="date" office:date-value="1996-09-09T00:00:00" table:style-name="ce4">
            <text:p>09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5</text:p>
          </table:table-cell>
          <table:table-cell table:number-columns-repeated="16379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office:value-type="date" office:date-value="1996-09-11T00:00:00" table:style-name="ce4">
            <text:p>11/09/96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office:value-type="date" office:date-value="1996-09-11T00:00:00" table:style-name="ce4">
            <text:p>11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36</text:p>
          </table:table-cell>
          <table:table-cell table:number-columns-repeated="16379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office:value-type="date" office:date-value="1996-10-13T00:00:00" table:style-name="ce4">
            <text:p>13/10/96</text:p>
          </table:table-cell>
          <table:table-cell office:value-type="string" table:style-name="ce1">
            <text:p>consumo</text:p>
          </table:table-cell>
          <table:table-cell office:value-type="float" office:value="2149" table:style-name="ce1">
            <text:p>2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office:value-type="date" office:date-value="1996-10-13T00:00:00" table:style-name="ce4">
            <text:p>13/10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0</text:p>
          </table:table-cell>
          <table:table-cell table:number-columns-repeated="16379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office:value-type="date" office:date-value="1996-10-16T00:00:00" table:style-name="ce4">
            <text:p>16/10/96</text:p>
          </table:table-cell>
          <table:table-cell office:value-type="string" table:style-name="ce1">
            <text:p>consumo</text:p>
          </table:table-cell>
          <table:table-cell office:value-type="float" office:value="2308" table:style-name="ce1">
            <text:p>2308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office:value-type="date" office:date-value="1996-10-16T00:00:00" table:style-name="ce4">
            <text:p>16/10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27</text:p>
          </table:table-cell>
          <table:table-cell table:number-columns-repeated="16379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office:value-type="date" office:date-value="1996-10-19T00:00:00" table:style-name="ce4">
            <text:p>19/10/96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office:value-type="date" office:date-value="1996-10-19T00:00:00" table:style-name="ce4">
            <text:p>19/10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50</text:p>
          </table:table-cell>
          <table:table-cell table:number-columns-repeated="16379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office:value-type="date" office:date-value="1996-11-23T00:00:00" table:style-name="ce4">
            <text:p>23/11/96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office:value-type="date" office:date-value="1996-11-23T00:00:00" table:style-name="ce4">
            <text:p>23/1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0</text:p>
          </table:table-cell>
          <table:table-cell table:number-columns-repeated="16379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office:value-type="date" office:date-value="1996-11-27T00:00:00" table:style-name="ce4">
            <text:p>27/11/96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office:value-type="date" office:date-value="1996-11-27T00:00:00" table:style-name="ce4">
            <text:p>27/11/96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office:value-type="date" office:date-value="1996-12-01T00:00:00" table:style-name="ce4">
            <text:p>01/12/96</text:p>
          </table:table-cell>
          <table:table-cell office:value-type="string" table:style-name="ce1">
            <text:p>consumo</text:p>
          </table:table-cell>
          <table:table-cell office:value-type="float" office:value="1951" table:style-name="ce1">
            <text:p>19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office:value-type="date" office:date-value="1996-12-01T00:00:00" table:style-name="ce4">
            <text:p>01/12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office:value-type="date" office:date-value="1996-12-05T00:00:00" table:style-name="ce4">
            <text:p>05/12/96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office:value-type="date" office:date-value="1996-12-05T00:00:00" table:style-name="ce4">
            <text:p>05/12/96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office:value-type="date" office:date-value="1997-01-09T00:00:00" table:style-name="ce4">
            <text:p>09/01/97</text:p>
          </table:table-cell>
          <table:table-cell office:value-type="string" table:style-name="ce1">
            <text:p>consumo</text:p>
          </table:table-cell>
          <table:table-cell office:value-type="float" office:value="680" table:style-name="ce1">
            <text:p>68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office:value-type="date" office:date-value="1997-01-09T00:00:00" table:style-name="ce4">
            <text:p>09/01/97</text:p>
          </table:table-cell>
          <table:table-cell office:value-type="string" table:style-name="ce1">
            <text:p>consumo</text:p>
          </table:table-cell>
          <table:table-cell office:value-type="float" office:value="1185" table:style-name="ce1">
            <text:p>11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office:value-type="date" office:date-value="1997-01-09T00:00:00" table:style-name="ce4">
            <text:p>09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office:value-type="date" office:date-value="1997-01-13T00:00:00" table:style-name="ce4">
            <text:p>13/01/97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office:value-type="date" office:date-value="1997-01-13T00:00:00" table:style-name="ce4">
            <text:p>13/01/97</text:p>
          </table:table-cell>
          <table:table-cell office:value-type="string" table:style-name="ce1">
            <text:p>consumo</text:p>
          </table:table-cell>
          <table:table-cell office:value-type="float" office:value="1330" table:style-name="ce1">
            <text:p>133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office:value-type="date" office:date-value="1997-01-13T00:00:00" table:style-name="ce4">
            <text:p>13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8</text:p>
          </table:table-cell>
          <table:table-cell table:number-columns-repeated="16379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office:value-type="date" office:date-value="1997-01-16T00:00:00" table:style-name="ce4">
            <text:p>16/01/97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office:value-type="date" office:date-value="1997-01-16T00:00:00" table:style-name="ce4">
            <text:p>16/01/97</text:p>
          </table:table-cell>
          <table:table-cell office:value-type="string" table:style-name="ce1">
            <text:p>consumo</text:p>
          </table:table-cell>
          <table:table-cell office:value-type="float" office:value="945" table:style-name="ce1">
            <text:p>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office:value-type="date" office:date-value="1997-01-16T00:00:00" table:style-name="ce4">
            <text:p>16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0</text:p>
          </table:table-cell>
          <table:table-cell table:number-columns-repeated="16379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office:value-type="date" office:date-value="1997-01-18T00:00:00" table:style-name="ce4">
            <text:p>18/01/97</text:p>
          </table:table-cell>
          <table:table-cell office:value-type="string" table:style-name="ce1">
            <text:p>consumo</text:p>
          </table:table-cell>
          <table:table-cell office:value-type="float" office:value="1922" table:style-name="ce1">
            <text:p>192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office:value-type="date" office:date-value="1997-01-18T00:00:00" table:style-name="ce4">
            <text:p>18/01/97</text:p>
          </table:table-cell>
          <table:table-cell office:value-type="string" table:style-name="ce1">
            <text:p>consumo</text:p>
          </table:table-cell>
          <table:table-cell office:value-type="float" office:value="741" table:style-name="ce1">
            <text:p>7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office:value-type="date" office:date-value="1997-01-18T00:00:00" table:style-name="ce4">
            <text:p>18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2</text:p>
          </table:table-cell>
          <table:table-cell table:number-columns-repeated="16379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office:value-type="date" office:date-value="1997-01-20T00:00:00" table:style-name="ce4">
            <text:p>20/01/97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office:value-type="date" office:date-value="1997-01-20T00:00:00" table:style-name="ce4">
            <text:p>20/01/97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office:value-type="date" office:date-value="1997-01-20T00:00:00" table:style-name="ce4">
            <text:p>20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20</text:p>
          </table:table-cell>
          <table:table-cell table:number-columns-repeated="16379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office:value-type="date" office:date-value="1997-01-22T00:00:00" table:style-name="ce4">
            <text:p>22/01/97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office:value-type="date" office:date-value="1997-01-22T00:00:00" table:style-name="ce4">
            <text:p>22/01/97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office:value-type="date" office:date-value="1997-01-22T00:00:00" table:style-name="ce4">
            <text:p>22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0</text:p>
          </table:table-cell>
          <table:table-cell table:number-columns-repeated="16379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office:value-type="date" office:date-value="1997-02-24T00:00:00" table:style-name="ce4">
            <text:p>24/02/97</text:p>
          </table:table-cell>
          <table:table-cell office:value-type="string" table:style-name="ce1">
            <text:p>consumo</text:p>
          </table:table-cell>
          <table:table-cell office:value-type="float" office:value="845" table:style-name="ce1">
            <text:p>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office:value-type="date" office:date-value="1997-02-24T00:00:00" table:style-name="ce4">
            <text:p>24/02/97</text:p>
          </table:table-cell>
          <table:table-cell office:value-type="string" table:style-name="ce1">
            <text:p>consumo</text:p>
          </table:table-cell>
          <table:table-cell office:value-type="float" office:value="2245" table:style-name="ce1">
            <text:p>22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office:value-type="date" office:date-value="1997-02-24T00:00:00" table:style-name="ce4">
            <text:p>24/0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3</text:p>
          </table:table-cell>
          <table:table-cell table:number-columns-repeated="16379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office:value-type="date" office:date-value="1997-02-27T00:00:00" table:style-name="ce4">
            <text:p>27/02/97</text:p>
          </table:table-cell>
          <table:table-cell office:value-type="string" table:style-name="ce1">
            <text:p>consumo</text:p>
          </table:table-cell>
          <table:table-cell office:value-type="float" office:value="607" table:style-name="ce1">
            <text:p>6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office:value-type="date" office:date-value="1997-02-27T00:00:00" table:style-name="ce4">
            <text:p>27/02/97</text:p>
          </table:table-cell>
          <table:table-cell office:value-type="string" table:style-name="ce1">
            <text:p>consumo</text:p>
          </table:table-cell>
          <table:table-cell office:value-type="float" office:value="1941" table:style-name="ce1">
            <text:p>19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office:value-type="date" office:date-value="1997-02-27T00:00:00" table:style-name="ce4">
            <text:p>27/0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office:value-type="date" office:date-value="1997-03-01T00:00:00" table:style-name="ce4">
            <text:p>01/03/97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office:value-type="date" office:date-value="1997-03-01T00:00:00" table:style-name="ce4">
            <text:p>01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68</text:p>
          </table:table-cell>
          <table:table-cell table:number-columns-repeated="16379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office:value-type="date" office:date-value="1997-03-01T00:00:00" table:style-name="ce4">
            <text:p>01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5</text:p>
          </table:table-cell>
          <table:table-cell table:number-columns-repeated="16379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office:value-type="date" office:date-value="1997-03-05T00:00:00" table:style-name="ce4">
            <text:p>05/03/97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office:value-type="date" office:date-value="1997-03-05T00:00:00" table:style-name="ce4">
            <text:p>05/03/97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office:value-type="date" office:date-value="1997-03-05T00:00:00" table:style-name="ce4">
            <text:p>05/03/97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office:value-type="date" office:date-value="1997-03-09T00:00:00" table:style-name="ce4">
            <text:p>09/03/97</text:p>
          </table:table-cell>
          <table:table-cell office:value-type="string" table:style-name="ce1">
            <text:p>consumo</text:p>
          </table:table-cell>
          <table:table-cell office:value-type="float" office:value="499" table:style-name="ce1">
            <text:p>4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office:value-type="date" office:date-value="1997-03-09T00:00:00" table:style-name="ce4">
            <text:p>09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7</text:p>
          </table:table-cell>
          <table:table-cell table:number-columns-repeated="16379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office:value-type="date" office:date-value="1997-03-09T00:00:00" table:style-name="ce4">
            <text:p>09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office:value-type="date" office:date-value="1997-04-13T00:00:00" table:style-name="ce4">
            <text:p>13/04/97</text:p>
          </table:table-cell>
          <table:table-cell office:value-type="string" table:style-name="ce1">
            <text:p>consumo</text:p>
          </table:table-cell>
          <table:table-cell office:value-type="float" office:value="731" table:style-name="ce1">
            <text:p>73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office:value-type="date" office:date-value="1997-04-13T00:00:00" table:style-name="ce4">
            <text:p>13/04/97</text:p>
          </table:table-cell>
          <table:table-cell office:value-type="string" table:style-name="ce1">
            <text:p>consumo</text:p>
          </table:table-cell>
          <table:table-cell office:value-type="float" office:value="2134" table:style-name="ce1">
            <text:p>21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office:value-type="date" office:date-value="1997-04-13T00:00:00" table:style-name="ce4">
            <text:p>13/04/97</text:p>
          </table:table-cell>
          <table:table-cell office:value-type="string" table:style-name="ce1">
            <text:p>consumo</text:p>
          </table:table-cell>
          <table:table-cell office:value-type="float" office:value="1389" table:style-name="ce1">
            <text:p>13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office:value-type="date" office:date-value="1997-04-16T00:00:00" table:style-name="ce4">
            <text:p>16/04/97</text:p>
          </table:table-cell>
          <table:table-cell office:value-type="string" table:style-name="ce1">
            <text:p>consumo</text:p>
          </table:table-cell>
          <table:table-cell office:value-type="float" office:value="520" table:style-name="ce1">
            <text:p>520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office:value-type="date" office:date-value="1997-04-16T00:00:00" table:style-name="ce4">
            <text:p>16/04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1</text:p>
          </table:table-cell>
          <table:table-cell table:number-columns-repeated="16379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office:value-type="date" office:date-value="1997-04-16T00:00:00" table:style-name="ce4">
            <text:p>16/04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7</text:p>
          </table:table-cell>
          <table:table-cell table:number-columns-repeated="16379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office:value-type="date" office:date-value="1997-05-21T00:00:00" table:style-name="ce4">
            <text:p>21/05/97</text:p>
          </table:table-cell>
          <table:table-cell office:value-type="string" table:style-name="ce1">
            <text:p>consumo</text:p>
          </table:table-cell>
          <table:table-cell office:value-type="float" office:value="764" table:style-name="ce1">
            <text:p>7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office:value-type="date" office:date-value="1997-05-21T00:00:00" table:style-name="ce4">
            <text:p>21/05/97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office:value-type="date" office:date-value="1997-05-21T00:00:00" table:style-name="ce4">
            <text:p>21/05/97</text:p>
          </table:table-cell>
          <table:table-cell office:value-type="string" table:style-name="ce1">
            <text:p>consumo</text:p>
          </table:table-cell>
          <table:table-cell office:value-type="float" office:value="573" table:style-name="ce1">
            <text:p>5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office:value-type="date" office:date-value="1997-05-24T00:00:00" table:style-name="ce4">
            <text:p>24/05/97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office:value-type="date" office:date-value="1997-05-24T00:00:00" table:style-name="ce4">
            <text:p>24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8</text:p>
          </table:table-cell>
          <table:table-cell table:number-columns-repeated="16379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office:value-type="date" office:date-value="1997-05-24T00:00:00" table:style-name="ce4">
            <text:p>24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4</text:p>
          </table:table-cell>
          <table:table-cell table:number-columns-repeated="16379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office:value-type="date" office:date-value="1997-05-27T00:00:00" table:style-name="ce4">
            <text:p>27/05/97</text:p>
          </table:table-cell>
          <table:table-cell office:value-type="string" table:style-name="ce1">
            <text:p>consumo</text:p>
          </table:table-cell>
          <table:table-cell office:value-type="float" office:value="2256" table:style-name="ce1">
            <text:p>2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office:value-type="date" office:date-value="1997-05-27T00:00:00" table:style-name="ce4">
            <text:p>27/05/97</text:p>
          </table:table-cell>
          <table:table-cell office:value-type="string" table:style-name="ce1">
            <text:p>consumo</text:p>
          </table:table-cell>
          <table:table-cell office:value-type="float" office:value="1338" table:style-name="ce1">
            <text:p>1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office:value-type="date" office:date-value="1997-05-27T00:00:00" table:style-name="ce4">
            <text:p>27/05/97</text:p>
          </table:table-cell>
          <table:table-cell office:value-type="string" table:style-name="ce1">
            <text:p>consumo</text:p>
          </table:table-cell>
          <table:table-cell office:value-type="float" office:value="2122" table:style-name="ce1">
            <text:p>21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office:value-type="date" office:date-value="1997-05-29T00:00:00" table:style-name="ce4">
            <text:p>29/05/97</text:p>
          </table:table-cell>
          <table:table-cell office:value-type="string" table:style-name="ce1">
            <text:p>consumo</text:p>
          </table:table-cell>
          <table:table-cell office:value-type="float" office:value="1943" table:style-name="ce1">
            <text:p>1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office:value-type="date" office:date-value="1997-05-29T00:00:00" table:style-name="ce4">
            <text:p>29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8</text:p>
          </table:table-cell>
          <table:table-cell table:number-columns-repeated="16379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office:value-type="date" office:date-value="1997-05-29T00:00:00" table:style-name="ce4">
            <text:p>29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20</text:p>
          </table:table-cell>
          <table:table-cell table:number-columns-repeated="16379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office:value-type="date" office:date-value="1997-05-31T00:00:00" table:style-name="ce4">
            <text:p>31/05/97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office:value-type="date" office:date-value="1997-05-31T00:00:00" table:style-name="ce4">
            <text:p>31/05/97</text:p>
          </table:table-cell>
          <table:table-cell office:value-type="string" table:style-name="ce1">
            <text:p>consumo</text:p>
          </table:table-cell>
          <table:table-cell office:value-type="float" office:value="578" table:style-name="ce1">
            <text:p>57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office:value-type="date" office:date-value="1997-05-31T00:00:00" table:style-name="ce4">
            <text:p>31/05/97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office:value-type="date" office:date-value="1997-06-02T00:00:00" table:style-name="ce4">
            <text:p>02/06/97</text:p>
          </table:table-cell>
          <table:table-cell office:value-type="string" table:style-name="ce1">
            <text:p>consumo</text:p>
          </table:table-cell>
          <table:table-cell office:value-type="float" office:value="808" table:style-name="ce1">
            <text:p>80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office:value-type="date" office:date-value="1997-06-02T00:00:00" table:style-name="ce4">
            <text:p>02/06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7</text:p>
          </table:table-cell>
          <table:table-cell table:number-columns-repeated="16379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office:value-type="date" office:date-value="1997-06-02T00:00:00" table:style-name="ce4">
            <text:p>02/06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6</text:p>
          </table:table-cell>
          <table:table-cell table:number-columns-repeated="16379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office:value-type="date" office:date-value="1997-06-05T00:00:00" table:style-name="ce4">
            <text:p>05/06/97</text:p>
          </table:table-cell>
          <table:table-cell office:value-type="string" table:style-name="ce1">
            <text:p>consumo</text:p>
          </table:table-cell>
          <table:table-cell office:value-type="float" office:value="616" table:style-name="ce1">
            <text:p>616</text:p>
          </table:table-cell>
          <table:table-cell table:number-columns-repeated="16380" table:style-name="ce1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office:value-type="date" office:date-value="1997-06-05T00:00:00" table:style-name="ce4">
            <text:p>05/06/97</text:p>
          </table:table-cell>
          <table:table-cell office:value-type="string" table:style-name="ce1">
            <text:p>consumo</text:p>
          </table:table-cell>
          <table:table-cell office:value-type="float" office:value="2105" table:style-name="ce1">
            <text:p>21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office:value-type="date" office:date-value="1997-06-05T00:00:00" table:style-name="ce4">
            <text:p>05/06/97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office:value-type="date" office:date-value="1997-06-08T00:00:00" table:style-name="ce4">
            <text:p>08/06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00</text:p>
          </table:table-cell>
          <table:table-cell table:number-columns-repeated="16379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office:value-type="date" office:date-value="1997-07-12T00:00:00" table:style-name="ce4">
            <text:p>12/07/97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office:value-type="date" office:date-value="1997-07-12T00:00:00" table:style-name="ce4">
            <text:p>12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92</text:p>
          </table:table-cell>
          <table:table-cell table:number-columns-repeated="16379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office:value-type="date" office:date-value="1997-07-12T00:00:00" table:style-name="ce4">
            <text:p>12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97</text:p>
          </table:table-cell>
          <table:table-cell table:number-columns-repeated="16379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office:value-type="date" office:date-value="1997-07-16T00:00:00" table:style-name="ce4">
            <text:p>16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office:value-type="date" office:date-value="1997-07-16T00:00:00" table:style-name="ce4">
            <text:p>16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6</text:p>
          </table:table-cell>
          <table:table-cell table:number-columns-repeated="16379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office:value-type="date" office:date-value="1997-07-16T00:00:00" table:style-name="ce4">
            <text:p>16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0</text:p>
          </table:table-cell>
          <table:table-cell table:number-columns-repeated="16379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office:value-type="date" office:date-value="1997-07-20T00:00:00" table:style-name="ce4">
            <text:p>20/07/97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office:value-type="date" office:date-value="1997-07-20T00:00:00" table:style-name="ce4">
            <text:p>20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0</text:p>
          </table:table-cell>
          <table:table-cell table:number-columns-repeated="16379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office:value-type="date" office:date-value="1997-07-20T00:00:00" table:style-name="ce4">
            <text:p>20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6</text:p>
          </table:table-cell>
          <table:table-cell table:number-columns-repeated="16379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office:value-type="date" office:date-value="1997-08-24T00:00:00" table:style-name="ce4">
            <text:p>24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18</text:p>
          </table:table-cell>
          <table:table-cell table:number-columns-repeated="16379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office:value-type="date" office:date-value="1997-08-24T00:00:00" table:style-name="ce4">
            <text:p>24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84</text:p>
          </table:table-cell>
          <table:table-cell table:number-columns-repeated="16379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office:value-type="date" office:date-value="1997-08-24T00:00:00" table:style-name="ce4">
            <text:p>24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4</text:p>
          </table:table-cell>
          <table:table-cell table:number-columns-repeated="16379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office:value-type="date" office:date-value="1997-08-28T00:00:00" table:style-name="ce4">
            <text:p>28/08/97</text:p>
          </table:table-cell>
          <table:table-cell office:value-type="string" table:style-name="ce1">
            <text:p>consumo</text:p>
          </table:table-cell>
          <table:table-cell office:value-type="float" office:value="2086" table:style-name="ce1">
            <text:p>208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office:value-type="date" office:date-value="1997-08-28T00:00:00" table:style-name="ce4">
            <text:p>28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69</text:p>
          </table:table-cell>
          <table:table-cell table:number-columns-repeated="16379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office:value-type="date" office:date-value="1997-08-28T00:00:00" table:style-name="ce4">
            <text:p>28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4</text:p>
          </table:table-cell>
          <table:table-cell table:number-columns-repeated="16379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office:value-type="date" office:date-value="1997-09-02T00:00:00" table:style-name="ce4">
            <text:p>02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20</text:p>
          </table:table-cell>
          <table:table-cell table:number-columns-repeated="16379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office:value-type="date" office:date-value="1997-09-02T00:00:00" table:style-name="ce4">
            <text:p>02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50</text:p>
          </table:table-cell>
          <table:table-cell table:number-columns-repeated="16379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office:value-type="date" office:date-value="1997-09-02T00:00:00" table:style-name="ce4">
            <text:p>02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1</text:p>
          </table:table-cell>
          <table:table-cell table:number-columns-repeated="16379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office:value-type="date" office:date-value="1997-09-05T00:00:00" table:style-name="ce4">
            <text:p>05/09/97</text:p>
          </table:table-cell>
          <table:table-cell office:value-type="string" table:style-name="ce1">
            <text:p>consumo</text:p>
          </table:table-cell>
          <table:table-cell office:value-type="float" office:value="1078" table:style-name="ce1">
            <text:p>10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office:value-type="date" office:date-value="1997-09-05T00:00:00" table:style-name="ce4">
            <text:p>05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office:value-type="date" office:date-value="1997-09-05T00:00:00" table:style-name="ce4">
            <text:p>05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59</text:p>
          </table:table-cell>
          <table:table-cell table:number-columns-repeated="16379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office:value-type="date" office:date-value="1997-09-07T00:00:00" table:style-name="ce4">
            <text:p>07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60</text:p>
          </table:table-cell>
          <table:table-cell table:number-columns-repeated="16379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office:value-type="date" office:date-value="1997-09-07T00:00:00" table:style-name="ce4">
            <text:p>07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office:value-type="date" office:date-value="1997-09-07T00:00:00" table:style-name="ce4">
            <text:p>07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38</text:p>
          </table:table-cell>
          <table:table-cell table:number-columns-repeated="16379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office:value-type="date" office:date-value="1997-09-09T00:00:00" table:style-name="ce4">
            <text:p>09/09/97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office:value-type="date" office:date-value="1997-09-09T00:00:00" table:style-name="ce4">
            <text:p>09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office:value-type="date" office:date-value="1997-09-09T00:00:00" table:style-name="ce4">
            <text:p>09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7</text:p>
          </table:table-cell>
          <table:table-cell table:number-columns-repeated="16379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office:value-type="date" office:date-value="1997-09-11T00:00:00" table:style-name="ce4">
            <text:p>11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48</text:p>
          </table:table-cell>
          <table:table-cell table:number-columns-repeated="16379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office:value-type="date" office:date-value="1997-09-11T00:00:00" table:style-name="ce4">
            <text:p>11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3</text:p>
          </table:table-cell>
          <table:table-cell table:number-columns-repeated="16379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office:value-type="date" office:date-value="1997-09-11T00:00:00" table:style-name="ce4">
            <text:p>11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2</text:p>
          </table:table-cell>
          <table:table-cell table:number-columns-repeated="16379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office:value-type="date" office:date-value="1997-10-13T00:00:00" table:style-name="ce4">
            <text:p>13/10/97</text:p>
          </table:table-cell>
          <table:table-cell office:value-type="string" table:style-name="ce1">
            <text:p>consumo</text:p>
          </table:table-cell>
          <table:table-cell office:value-type="float" office:value="2036" table:style-name="ce1">
            <text:p>20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office:value-type="date" office:date-value="1997-10-13T00:00:00" table:style-name="ce4">
            <text:p>13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9</text:p>
          </table:table-cell>
          <table:table-cell table:number-columns-repeated="16379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office:value-type="date" office:date-value="1997-10-13T00:00:00" table:style-name="ce4">
            <text:p>13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office:value-type="date" office:date-value="1997-10-16T00:00:00" table:style-name="ce4">
            <text:p>16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5</text:p>
          </table:table-cell>
          <table:table-cell table:number-columns-repeated="16379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office:value-type="date" office:date-value="1997-10-16T00:00:00" table:style-name="ce4">
            <text:p>16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62</text:p>
          </table:table-cell>
          <table:table-cell table:number-columns-repeated="16379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office:value-type="date" office:date-value="1997-10-16T00:00:00" table:style-name="ce4">
            <text:p>16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office:value-type="date" office:date-value="1997-10-19T00:00:00" table:style-name="ce4">
            <text:p>19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3</text:p>
          </table:table-cell>
          <table:table-cell table:number-columns-repeated="16379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office:value-type="date" office:date-value="1997-11-23T00:00:00" table:style-name="ce4">
            <text:p>23/11/97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office:value-type="date" office:date-value="1997-11-23T00:00:00" table:style-name="ce4">
            <text:p>23/11/97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office:value-type="date" office:date-value="1997-11-23T00:00:00" table:style-name="ce4">
            <text:p>23/1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96</text:p>
          </table:table-cell>
          <table:table-cell table:number-columns-repeated="16379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office:value-type="date" office:date-value="1997-11-27T00:00:00" table:style-name="ce4">
            <text:p>27/11/97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office:value-type="date" office:date-value="1997-11-27T00:00:00" table:style-name="ce4">
            <text:p>27/11/97</text:p>
          </table:table-cell>
          <table:table-cell office:value-type="string" table:style-name="ce1">
            <text:p>consumo</text:p>
          </table:table-cell>
          <table:table-cell office:value-type="float" office:value="2169" table:style-name="ce1">
            <text:p>21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office:value-type="date" office:date-value="1997-11-27T00:00:00" table:style-name="ce4">
            <text:p>27/1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6</text:p>
          </table:table-cell>
          <table:table-cell table:number-columns-repeated="16379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office:value-type="date" office:date-value="1997-12-01T00:00:00" table:style-name="ce4">
            <text:p>01/12/97</text:p>
          </table:table-cell>
          <table:table-cell office:value-type="string" table:style-name="ce1">
            <text:p>consumo</text:p>
          </table:table-cell>
          <table:table-cell office:value-type="float" office:value="939" table:style-name="ce1">
            <text:p>9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office:value-type="date" office:date-value="1997-12-01T00:00:00" table:style-name="ce4">
            <text:p>01/12/97</text:p>
          </table:table-cell>
          <table:table-cell office:value-type="string" table:style-name="ce1">
            <text:p>consumo</text:p>
          </table:table-cell>
          <table:table-cell office:value-type="float" office:value="2314" table:style-name="ce1">
            <text:p>23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office:value-type="date" office:date-value="1997-12-01T00:00:00" table:style-name="ce4">
            <text:p>01/1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office:value-type="date" office:date-value="1997-12-05T00:00:00" table:style-name="ce4">
            <text:p>05/12/97</text:p>
          </table:table-cell>
          <table:table-cell office:value-type="string" table:style-name="ce1">
            <text:p>consumo</text:p>
          </table:table-cell>
          <table:table-cell office:value-type="float" office:value="735" table:style-name="ce1">
            <text:p>73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office:value-type="date" office:date-value="1997-12-05T00:00:00" table:style-name="ce4">
            <text:p>05/12/97</text:p>
          </table:table-cell>
          <table:table-cell office:value-type="string" table:style-name="ce1">
            <text:p>consumo</text:p>
          </table:table-cell>
          <table:table-cell office:value-type="float" office:value="2025" table:style-name="ce1">
            <text:p>20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office:value-type="date" office:date-value="1997-12-05T00:00:00" table:style-name="ce4">
            <text:p>05/1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59</text:p>
          </table:table-cell>
          <table:table-cell table:number-columns-repeated="16379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office:value-type="date" office:date-value="1998-01-09T00:00:00" table:style-name="ce4">
            <text:p>09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0</text:p>
          </table:table-cell>
          <table:table-cell table:number-columns-repeated="16379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office:value-type="date" office:date-value="1998-01-13T00:00:00" table:style-name="ce4">
            <text:p>13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27</text:p>
          </table:table-cell>
          <table:table-cell table:number-columns-repeated="16379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office:value-type="date" office:date-value="1998-01-16T00:00:00" table:style-name="ce4">
            <text:p>16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83</text:p>
          </table:table-cell>
          <table:table-cell table:number-columns-repeated="16379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office:value-type="date" office:date-value="1998-01-18T00:00:00" table:style-name="ce4">
            <text:p>18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47</text:p>
          </table:table-cell>
          <table:table-cell table:number-columns-repeated="16379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office:value-type="date" office:date-value="1998-01-20T00:00:00" table:style-name="ce4">
            <text:p>20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8</text:p>
          </table:table-cell>
          <table:table-cell table:number-columns-repeated="16379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office:value-type="date" office:date-value="1998-01-22T00:00:00" table:style-name="ce4">
            <text:p>22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5</text:p>
          </table:table-cell>
          <table:table-cell table:number-columns-repeated="16379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office:value-type="date" office:date-value="1998-02-24T00:00:00" table:style-name="ce4">
            <text:p>24/0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9</text:p>
          </table:table-cell>
          <table:table-cell table:number-columns-repeated="16379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office:value-type="date" office:date-value="1998-02-27T00:00:00" table:style-name="ce4">
            <text:p>27/0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34</text:p>
          </table:table-cell>
          <table:table-cell table:number-columns-repeated="16379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office:value-type="date" office:date-value="1998-03-01T00:00:00" table:style-name="ce4">
            <text:p>01/03/98</text:p>
          </table:table-cell>
          <table:table-cell office:value-type="string" table:style-name="ce1">
            <text:p>consumo</text:p>
          </table:table-cell>
          <table:table-cell office:value-type="float" office:value="1150" table:style-name="ce1">
            <text:p>11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office:value-type="date" office:date-value="1998-03-05T00:00:00" table:style-name="ce4">
            <text:p>05/03/98</text:p>
          </table:table-cell>
          <table:table-cell office:value-type="string" table:style-name="ce1">
            <text:p>consumo</text:p>
          </table:table-cell>
          <table:table-cell office:value-type="float" office:value="1305" table:style-name="ce1">
            <text:p>13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office:value-type="date" office:date-value="1998-03-09T00:00:00" table:style-name="ce4">
            <text:p>09/03/98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office:value-type="date" office:date-value="1998-04-13T00:00:00" table:style-name="ce4">
            <text:p>13/04/98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office:value-type="date" office:date-value="1998-04-16T00:00:00" table:style-name="ce4">
            <text:p>16/04/98</text:p>
          </table:table-cell>
          <table:table-cell office:value-type="string" table:style-name="ce1">
            <text:p>consumo</text:p>
          </table:table-cell>
          <table:table-cell office:value-type="float" office:value="1392" table:style-name="ce1">
            <text:p>13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office:value-type="date" office:date-value="1998-05-21T00:00:00" table:style-name="ce4">
            <text:p>21/05/98</text:p>
          </table:table-cell>
          <table:table-cell office:value-type="string" table:style-name="ce1">
            <text:p>consumo</text:p>
          </table:table-cell>
          <table:table-cell office:value-type="float" office:value="905" table:style-name="ce1">
            <text:p>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office:value-type="date" office:date-value="1998-05-24T00:00:00" table:style-name="ce4">
            <text:p>24/05/98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office:value-type="date" office:date-value="1998-05-27T00:00:00" table:style-name="ce4">
            <text:p>27/05/98</text:p>
          </table:table-cell>
          <table:table-cell office:value-type="string" table:style-name="ce1">
            <text:p>consumo</text:p>
          </table:table-cell>
          <table:table-cell office:value-type="float" office:value="2089" table:style-name="ce1">
            <text:p>2089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office:value-type="date" office:date-value="1998-05-29T00:00:00" table:style-name="ce4">
            <text:p>29/05/98</text:p>
          </table:table-cell>
          <table:table-cell office:value-type="string" table:style-name="ce1">
            <text:p>consumo</text:p>
          </table:table-cell>
          <table:table-cell office:value-type="float" office:value="2231" table:style-name="ce1">
            <text:p>223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office:value-type="date" office:date-value="1998-05-31T00:00:00" table:style-name="ce4">
            <text:p>31/05/98</text:p>
          </table:table-cell>
          <table:table-cell office:value-type="string" table:style-name="ce1">
            <text:p>consumo</text:p>
          </table:table-cell>
          <table:table-cell office:value-type="float" office:value="1887" table:style-name="ce1">
            <text:p>18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office:value-type="date" office:date-value="1998-06-02T00:00:00" table:style-name="ce4">
            <text:p>02/06/98</text:p>
          </table:table-cell>
          <table:table-cell office:value-type="string" table:style-name="ce1">
            <text:p>consumo</text:p>
          </table:table-cell>
          <table:table-cell office:value-type="float" office:value="1200" table:style-name="ce1">
            <text:p>1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office:value-type="date" office:date-value="1998-06-05T00:00:00" table:style-name="ce4">
            <text:p>05/06/98</text:p>
          </table:table-cell>
          <table:table-cell office:value-type="string" table:style-name="ce1">
            <text:p>consumo</text:p>
          </table:table-cell>
          <table:table-cell office:value-type="float" office:value="1375" table:style-name="ce1">
            <text:p>1375</text:p>
          </table:table-cell>
          <table:table-cell table:number-columns-repeated="16380" table:style-name="ce1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office:value-type="date" office:date-value="1998-06-08T00:00:00" table:style-name="ce4">
            <text:p>08/06/98</text:p>
          </table:table-cell>
          <table:table-cell office:value-type="string" table:style-name="ce1">
            <text:p>consumo</text:p>
          </table:table-cell>
          <table:table-cell office:value-type="float" office:value="862" table:style-name="ce1">
            <text:p>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office:value-type="date" office:date-value="1998-07-12T00:00:00" table:style-name="ce4">
            <text:p>12/07/98</text:p>
          </table:table-cell>
          <table:table-cell office:value-type="string" table:style-name="ce1">
            <text:p>consumo</text:p>
          </table:table-cell>
          <table:table-cell office:value-type="float" office:value="581" table:style-name="ce1">
            <text:p>581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office:value-type="date" office:date-value="1998-07-16T00:00:00" table:style-name="ce4">
            <text:p>16/07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44</text:p>
          </table:table-cell>
          <table:table-cell table:number-columns-repeated="16379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office:value-type="date" office:date-value="1998-07-20T00:00:00" table:style-name="ce4">
            <text:p>20/07/98</text:p>
          </table:table-cell>
          <table:table-cell office:value-type="string" table:style-name="ce1">
            <text:p>consumo</text:p>
          </table:table-cell>
          <table:table-cell office:value-type="float" office:value="2057" table:style-name="ce1">
            <text:p>20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office:value-type="date" office:date-value="1998-08-24T00:00:00" table:style-name="ce4">
            <text:p>24/08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97</text:p>
          </table:table-cell>
          <table:table-cell table:number-columns-repeated="16379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office:value-type="date" office:date-value="1998-08-28T00:00:00" table:style-name="ce4">
            <text:p>28/08/98</text:p>
          </table:table-cell>
          <table:table-cell office:value-type="string" table:style-name="ce1">
            <text:p>consumo</text:p>
          </table:table-cell>
          <table:table-cell office:value-type="float" office:value="2010" table:style-name="ce1">
            <text:p>2010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office:value-type="date" office:date-value="1998-09-02T00:00:00" table:style-name="ce4">
            <text:p>02/09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8</text:p>
          </table:table-cell>
          <table:table-cell table:number-columns-repeated="16379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office:value-type="date" office:date-value="1998-09-05T00:00:00" table:style-name="ce4">
            <text:p>05/09/98</text:p>
          </table:table-cell>
          <table:table-cell office:value-type="string" table:style-name="ce1">
            <text:p>consumo</text:p>
          </table:table-cell>
          <table:table-cell office:value-type="float" office:value="848" table:style-name="ce1">
            <text:p>8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office:value-type="date" office:date-value="1998-09-07T00:00:00" table:style-name="ce4">
            <text:p>07/09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office:value-type="date" office:date-value="1998-09-09T00:00:00" table:style-name="ce4">
            <text:p>09/09/98</text:p>
          </table:table-cell>
          <table:table-cell office:value-type="string" table:style-name="ce1">
            <text:p>consumo</text:p>
          </table:table-cell>
          <table:table-cell office:value-type="float" office:value="640" table:style-name="ce1">
            <text:p>64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office:value-type="date" office:date-value="1998-09-11T00:00:00" table:style-name="ce4">
            <text:p>11/09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4</text:p>
          </table:table-cell>
          <table:table-cell table:number-columns-repeated="16379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office:value-type="date" office:date-value="1998-10-13T00:00:00" table:style-name="ce4">
            <text:p>13/10/98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office:value-type="date" office:date-value="1998-10-16T00:00:00" table:style-name="ce4">
            <text:p>16/10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1</text:p>
          </table:table-cell>
          <table:table-cell table:number-columns-repeated="16379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office:value-type="date" office:date-value="1998-10-19T00:00:00" table:style-name="ce4">
            <text:p>19/10/98</text:p>
          </table:table-cell>
          <table:table-cell office:value-type="string" table:style-name="ce1">
            <text:p>consumo</text:p>
          </table:table-cell>
          <table:table-cell office:value-type="float" office:value="1149" table:style-name="ce1">
            <text:p>1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office:value-type="date" office:date-value="1998-11-23T00:00:00" table:style-name="ce4">
            <text:p>23/1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9</text:p>
          </table:table-cell>
          <table:table-cell table:number-columns-repeated="16379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office:value-type="date" office:date-value="1998-11-27T00:00:00" table:style-name="ce4">
            <text:p>27/1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6</text:p>
          </table:table-cell>
          <table:table-cell table:number-columns-repeated="16379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office:value-type="date" office:date-value="1998-12-01T00:00:00" table:style-name="ce4">
            <text:p>01/1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1</text:p>
          </table:table-cell>
          <table:table-cell table:number-columns-repeated="16379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office:value-type="date" office:date-value="1998-12-05T00:00:00" table:style-name="ce4">
            <text:p>05/1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2</text:p>
          </table:table-cell>
          <table:table-cell table:number-columns-repeated="16379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office:value-type="date" office:date-value="1999-01-09T00:00:00" table:style-name="ce4">
            <text:p>09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office:value-type="date" office:date-value="1999-01-09T00:00:00" table:style-name="ce4">
            <text:p>09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office:value-type="date" office:date-value="1999-01-13T00:00:00" table:style-name="ce4">
            <text:p>13/01/99</text:p>
          </table:table-cell>
          <table:table-cell office:value-type="string" table:style-name="ce1">
            <text:p>consumo</text:p>
          </table:table-cell>
          <table:table-cell office:value-type="float" office:value="2342" table:style-name="ce1">
            <text:p>2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office:value-type="date" office:date-value="1999-01-13T00:00:00" table:style-name="ce4">
            <text:p>13/01/99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office:value-type="date" office:date-value="1999-01-16T00:00:00" table:style-name="ce4">
            <text:p>16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49</text:p>
          </table:table-cell>
          <table:table-cell table:number-columns-repeated="16379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office:value-type="date" office:date-value="1999-01-16T00:00:00" table:style-name="ce4">
            <text:p>16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0</text:p>
          </table:table-cell>
          <table:table-cell table:number-columns-repeated="16379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office:value-type="date" office:date-value="1999-01-18T00:00:00" table:style-name="ce4">
            <text:p>18/01/99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office:value-type="date" office:date-value="1999-01-18T00:00:00" table:style-name="ce4">
            <text:p>18/01/99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office:value-type="date" office:date-value="1999-01-20T00:00:00" table:style-name="ce4">
            <text:p>20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15</text:p>
          </table:table-cell>
          <table:table-cell table:number-columns-repeated="16379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office:value-type="date" office:date-value="1999-01-20T00:00:00" table:style-name="ce4">
            <text:p>20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7</text:p>
          </table:table-cell>
          <table:table-cell table:number-columns-repeated="16379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office:value-type="date" office:date-value="1999-01-22T00:00:00" table:style-name="ce4">
            <text:p>22/01/99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office:value-type="date" office:date-value="1999-01-22T00:00:00" table:style-name="ce4">
            <text:p>22/01/99</text:p>
          </table:table-cell>
          <table:table-cell office:value-type="string" table:style-name="ce1">
            <text:p>consumo</text:p>
          </table:table-cell>
          <table:table-cell office:value-type="float" office:value="2275" table:style-name="ce1">
            <text:p>22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office:value-type="date" office:date-value="1999-02-24T00:00:00" table:style-name="ce4">
            <text:p>24/0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59</text:p>
          </table:table-cell>
          <table:table-cell table:number-columns-repeated="16379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office:value-type="date" office:date-value="1999-02-24T00:00:00" table:style-name="ce4">
            <text:p>24/0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0</text:p>
          </table:table-cell>
          <table:table-cell table:number-columns-repeated="16379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office:value-type="date" office:date-value="1999-02-27T00:00:00" table:style-name="ce4">
            <text:p>27/02/99</text:p>
          </table:table-cell>
          <table:table-cell office:value-type="string" table:style-name="ce1">
            <text:p>consumo</text:p>
          </table:table-cell>
          <table:table-cell office:value-type="float" office:value="646" table:style-name="ce1">
            <text:p>646</text:p>
          </table:table-cell>
          <table:table-cell table:number-columns-repeated="16380" table:style-name="ce1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office:value-type="date" office:date-value="1999-02-27T00:00:00" table:style-name="ce4">
            <text:p>27/02/99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office:value-type="date" office:date-value="1999-03-01T00:00:00" table:style-name="ce4">
            <text:p>01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9</text:p>
          </table:table-cell>
          <table:table-cell table:number-columns-repeated="16379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office:value-type="date" office:date-value="1999-03-01T00:00:00" table:style-name="ce4">
            <text:p>01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8</text:p>
          </table:table-cell>
          <table:table-cell table:number-columns-repeated="16379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office:value-type="date" office:date-value="1999-03-05T00:00:00" table:style-name="ce4">
            <text:p>05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office:value-type="date" office:date-value="1999-03-05T00:00:00" table:style-name="ce4">
            <text:p>05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office:value-type="date" office:date-value="1999-03-09T00:00:00" table:style-name="ce4">
            <text:p>09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2</text:p>
          </table:table-cell>
          <table:table-cell table:number-columns-repeated="16379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office:value-type="date" office:date-value="1999-03-09T00:00:00" table:style-name="ce4">
            <text:p>09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94</text:p>
          </table:table-cell>
          <table:table-cell table:number-columns-repeated="16379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office:value-type="date" office:date-value="1999-04-13T00:00:00" table:style-name="ce4">
            <text:p>13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5</text:p>
          </table:table-cell>
          <table:table-cell table:number-columns-repeated="16379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office:value-type="date" office:date-value="1999-04-13T00:00:00" table:style-name="ce4">
            <text:p>13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89</text:p>
          </table:table-cell>
          <table:table-cell table:number-columns-repeated="16379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office:value-type="date" office:date-value="1999-04-16T00:00:00" table:style-name="ce4">
            <text:p>16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8</text:p>
          </table:table-cell>
          <table:table-cell table:number-columns-repeated="16379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office:value-type="date" office:date-value="1999-04-16T00:00:00" table:style-name="ce4">
            <text:p>16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33</text:p>
          </table:table-cell>
          <table:table-cell table:number-columns-repeated="16379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office:value-type="date" office:date-value="1999-05-21T00:00:00" table:style-name="ce4">
            <text:p>2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0</text:p>
          </table:table-cell>
          <table:table-cell table:number-columns-repeated="16379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office:value-type="date" office:date-value="1999-05-21T00:00:00" table:style-name="ce4">
            <text:p>2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6</text:p>
          </table:table-cell>
          <table:table-cell table:number-columns-repeated="16379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office:value-type="date" office:date-value="1999-05-24T00:00:00" table:style-name="ce4">
            <text:p>24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1</text:p>
          </table:table-cell>
          <table:table-cell table:number-columns-repeated="16379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office:value-type="date" office:date-value="1999-05-24T00:00:00" table:style-name="ce4">
            <text:p>24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4</text:p>
          </table:table-cell>
          <table:table-cell table:number-columns-repeated="16379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office:value-type="date" office:date-value="1999-05-27T00:00:00" table:style-name="ce4">
            <text:p>27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72</text:p>
          </table:table-cell>
          <table:table-cell table:number-columns-repeated="16379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office:value-type="date" office:date-value="1999-05-27T00:00:00" table:style-name="ce4">
            <text:p>27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89</text:p>
          </table:table-cell>
          <table:table-cell table:number-columns-repeated="16379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office:value-type="date" office:date-value="1999-05-29T00:00:00" table:style-name="ce4">
            <text:p>29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office:value-type="date" office:date-value="1999-05-29T00:00:00" table:style-name="ce4">
            <text:p>29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58</text:p>
          </table:table-cell>
          <table:table-cell table:number-columns-repeated="16379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office:value-type="date" office:date-value="1999-05-31T00:00:00" table:style-name="ce4">
            <text:p>3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7</text:p>
          </table:table-cell>
          <table:table-cell table:number-columns-repeated="16379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office:value-type="date" office:date-value="1999-05-31T00:00:00" table:style-name="ce4">
            <text:p>3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6</text:p>
          </table:table-cell>
          <table:table-cell table:number-columns-repeated="16379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office:value-type="date" office:date-value="1999-06-02T00:00:00" table:style-name="ce4">
            <text:p>02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8</text:p>
          </table:table-cell>
          <table:table-cell table:number-columns-repeated="16379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office:value-type="date" office:date-value="1999-06-02T00:00:00" table:style-name="ce4">
            <text:p>02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4</text:p>
          </table:table-cell>
          <table:table-cell table:number-columns-repeated="16379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office:value-type="date" office:date-value="1999-06-05T00:00:00" table:style-name="ce4">
            <text:p>05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2</text:p>
          </table:table-cell>
          <table:table-cell table:number-columns-repeated="16379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office:value-type="date" office:date-value="1999-06-05T00:00:00" table:style-name="ce4">
            <text:p>05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5</text:p>
          </table:table-cell>
          <table:table-cell table:number-columns-repeated="16379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office:value-type="date" office:date-value="1999-06-08T00:00:00" table:style-name="ce4">
            <text:p>08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9</text:p>
          </table:table-cell>
          <table:table-cell table:number-columns-repeated="16379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office:value-type="date" office:date-value="1999-07-12T00:00:00" table:style-name="ce4">
            <text:p>12/07/99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office:value-type="date" office:date-value="1999-07-12T00:00:00" table:style-name="ce4">
            <text:p>12/07/99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office:value-type="date" office:date-value="1999-07-16T00:00:00" table:style-name="ce4">
            <text:p>16/07/99</text:p>
          </table:table-cell>
          <table:table-cell office:value-type="string" table:style-name="ce1">
            <text:p>consumo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office:value-type="date" office:date-value="1999-07-16T00:00:00" table:style-name="ce4">
            <text:p>16/07/99</text:p>
          </table:table-cell>
          <table:table-cell office:value-type="string" table:style-name="ce1">
            <text:p>consumo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office:value-type="date" office:date-value="1999-07-20T00:00:00" table:style-name="ce4">
            <text:p>20/07/99</text:p>
          </table:table-cell>
          <table:table-cell office:value-type="string" table:style-name="ce1">
            <text:p>consumo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office:value-type="date" office:date-value="1999-07-20T00:00:00" table:style-name="ce4">
            <text:p>20/07/99</text:p>
          </table:table-cell>
          <table:table-cell office:value-type="string" table:style-name="ce1">
            <text:p>consumo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office:value-type="date" office:date-value="1999-08-24T00:00:00" table:style-name="ce4">
            <text:p>24/08/99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office:value-type="date" office:date-value="1999-08-24T00:00:00" table:style-name="ce4">
            <text:p>24/08/99</text:p>
          </table:table-cell>
          <table:table-cell office:value-type="string" table:style-name="ce1">
            <text:p>consumo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office:value-type="date" office:date-value="1999-08-28T00:00:00" table:style-name="ce4">
            <text:p>28/08/99</text:p>
          </table:table-cell>
          <table:table-cell office:value-type="string" table:style-name="ce1">
            <text:p>consumo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office:value-type="date" office:date-value="1999-08-28T00:00:00" table:style-name="ce4">
            <text:p>28/08/99</text:p>
          </table:table-cell>
          <table:table-cell office:value-type="string" table:style-name="ce1">
            <text:p>consumo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office:value-type="date" office:date-value="1999-09-02T00:00:00" table:style-name="ce4">
            <text:p>02/09/99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office:value-type="date" office:date-value="1999-09-02T00:00:00" table:style-name="ce4">
            <text:p>02/09/99</text:p>
          </table:table-cell>
          <table:table-cell office:value-type="string" table:style-name="ce1">
            <text:p>consumo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office:value-type="date" office:date-value="1999-09-05T00:00:00" table:style-name="ce4">
            <text:p>05/09/99</text:p>
          </table:table-cell>
          <table:table-cell office:value-type="string" table:style-name="ce1">
            <text:p>consumo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office:value-type="date" office:date-value="1999-09-05T00:00:00" table:style-name="ce4">
            <text:p>05/09/99</text:p>
          </table:table-cell>
          <table:table-cell office:value-type="string" table:style-name="ce1">
            <text:p>consumo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office:value-type="date" office:date-value="1999-09-07T00:00:00" table:style-name="ce4">
            <text:p>07/09/99</text:p>
          </table:table-cell>
          <table:table-cell office:value-type="string" table:style-name="ce1">
            <text:p>consumo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office:value-type="date" office:date-value="1999-09-07T00:00:00" table:style-name="ce4">
            <text:p>07/09/99</text:p>
          </table:table-cell>
          <table:table-cell office:value-type="string" table:style-name="ce1">
            <text:p>consumo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office:value-type="date" office:date-value="1999-09-09T00:00:00" table:style-name="ce4">
            <text:p>09/09/99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office:value-type="date" office:date-value="1999-09-09T00:00:00" table:style-name="ce4">
            <text:p>09/09/99</text:p>
          </table:table-cell>
          <table:table-cell office:value-type="string" table:style-name="ce1">
            <text:p>consumo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office:value-type="date" office:date-value="1999-09-11T00:00:00" table:style-name="ce4">
            <text:p>11/09/99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office:value-type="date" office:date-value="1999-09-11T00:00:00" table:style-name="ce4">
            <text:p>11/09/99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office:value-type="date" office:date-value="1999-10-13T00:00:00" table:style-name="ce4">
            <text:p>13/10/99</text:p>
          </table:table-cell>
          <table:table-cell office:value-type="string" table:style-name="ce1">
            <text:p>consumo</text:p>
          </table:table-cell>
          <table:table-cell office:value-type="float" office:value="2075" table:style-name="ce1">
            <text:p>20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office:value-type="date" office:date-value="1999-10-13T00:00:00" table:style-name="ce4">
            <text:p>13/10/99</text:p>
          </table:table-cell>
          <table:table-cell office:value-type="string" table:style-name="ce1">
            <text:p>consumo</text:p>
          </table:table-cell>
          <table:table-cell office:value-type="float" office:value="1376" table:style-name="ce1">
            <text:p>13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office:value-type="date" office:date-value="1999-10-16T00:00:00" table:style-name="ce4">
            <text:p>16/10/99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office:value-type="date" office:date-value="1999-10-16T00:00:00" table:style-name="ce4">
            <text:p>16/10/99</text:p>
          </table:table-cell>
          <table:table-cell office:value-type="string" table:style-name="ce1">
            <text:p>consumo</text:p>
          </table:table-cell>
          <table:table-cell office:value-type="float" office:value="837" table:style-name="ce1">
            <text:p>8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office:value-type="date" office:date-value="1999-10-19T00:00:00" table:style-name="ce4">
            <text:p>19/10/99</text:p>
          </table:table-cell>
          <table:table-cell office:value-type="string" table:style-name="ce1">
            <text:p>consumo</text:p>
          </table:table-cell>
          <table:table-cell office:value-type="float" office:value="695" table:style-name="ce1">
            <text:p>695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office:value-type="date" office:date-value="1999-11-23T00:00:00" table:style-name="ce4">
            <text:p>23/1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office:value-type="date" office:date-value="1999-11-23T00:00:00" table:style-name="ce4">
            <text:p>23/1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office:value-type="date" office:date-value="1999-11-27T00:00:00" table:style-name="ce4">
            <text:p>27/11/99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office:value-type="date" office:date-value="1999-11-27T00:00:00" table:style-name="ce4">
            <text:p>27/11/99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office:value-type="date" office:date-value="1999-12-01T00:00:00" table:style-name="ce4">
            <text:p>01/1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6</text:p>
          </table:table-cell>
          <table:table-cell table:number-columns-repeated="16379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office:value-type="date" office:date-value="1999-12-01T00:00:00" table:style-name="ce4">
            <text:p>01/1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0</text:p>
          </table:table-cell>
          <table:table-cell table:number-columns-repeated="16379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office:value-type="date" office:date-value="1999-12-05T00:00:00" table:style-name="ce4">
            <text:p>05/12/99</text:p>
          </table:table-cell>
          <table:table-cell office:value-type="string" table:style-name="ce1">
            <text:p>consumo</text:p>
          </table:table-cell>
          <table:table-cell office:value-type="float" office:value="615" table:style-name="ce1">
            <text:p>61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office:value-type="date" office:date-value="1999-12-05T00:00:00" table:style-name="ce4">
            <text:p>05/12/99</text:p>
          </table:table-cell>
          <table:table-cell office:value-type="string" table:style-name="ce1">
            <text:p>consumo</text:p>
          </table:table-cell>
          <table:table-cell office:value-type="float" office:value="1190" table:style-name="ce1">
            <text:p>11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office:value-type="date" office:date-value="2000-01-09T00:00:00" table:style-name="ce4">
            <text:p>09/01/00</text:p>
          </table:table-cell>
          <table:table-cell office:value-type="string" table:style-name="ce1">
            <text:p>consumo</text:p>
          </table:table-cell>
          <table:table-cell office:value-type="float" office:value="1257" table:style-name="ce1">
            <text:p>1257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office:value-type="date" office:date-value="2000-01-13T00:00:00" table:style-name="ce4">
            <text:p>13/01/00</text:p>
          </table:table-cell>
          <table:table-cell office:value-type="string" table:style-name="ce1">
            <text:p>consumo</text:p>
          </table:table-cell>
          <table:table-cell office:value-type="float" office:value="1435" table:style-name="ce1">
            <text:p>14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office:value-type="date" office:date-value="2000-01-16T00:00:00" table:style-name="ce4">
            <text:p>16/01/00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office:value-type="date" office:date-value="2000-01-18T00:00:00" table:style-name="ce4">
            <text:p>18/01/00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office:value-type="date" office:date-value="2000-01-20T00:00:00" table:style-name="ce4">
            <text:p>20/01/00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office:value-type="date" office:date-value="2000-01-22T00:00:00" table:style-name="ce4">
            <text:p>22/01/00</text:p>
          </table:table-cell>
          <table:table-cell office:value-type="string" table:style-name="ce1">
            <text:p>consumo</text:p>
          </table:table-cell>
          <table:table-cell office:value-type="float" office:value="2072" table:style-name="ce1">
            <text:p>20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office:value-type="date" office:date-value="2000-02-24T00:00:00" table:style-name="ce4">
            <text:p>24/02/00</text:p>
          </table:table-cell>
          <table:table-cell office:value-type="string" table:style-name="ce1">
            <text:p>consumo</text:p>
          </table:table-cell>
          <table:table-cell office:value-type="float" office:value="2200" table:style-name="ce1">
            <text:p>2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office:value-type="date" office:date-value="2000-02-27T00:00:00" table:style-name="ce4">
            <text:p>27/02/00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office:value-type="date" office:date-value="2000-03-01T00:00:00" table:style-name="ce4">
            <text:p>01/03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0</text:p>
          </table:table-cell>
          <table:table-cell table:number-columns-repeated="16379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office:value-type="date" office:date-value="2000-03-05T00:00:00" table:style-name="ce4">
            <text:p>05/03/00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office:value-type="date" office:date-value="2000-03-09T00:00:00" table:style-name="ce4">
            <text:p>09/03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office:value-type="date" office:date-value="2000-04-13T00:00:00" table:style-name="ce4">
            <text:p>13/04/00</text:p>
          </table:table-cell>
          <table:table-cell office:value-type="string" table:style-name="ce1">
            <text:p>consumo</text:p>
          </table:table-cell>
          <table:table-cell office:value-type="float" office:value="641" table:style-name="ce1">
            <text:p>6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office:value-type="date" office:date-value="2000-04-16T00:00:00" table:style-name="ce4">
            <text:p>16/04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6</text:p>
          </table:table-cell>
          <table:table-cell table:number-columns-repeated="16379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office:value-type="date" office:date-value="2000-05-21T00:00:00" table:style-name="ce4">
            <text:p>21/05/00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office:value-type="date" office:date-value="2000-05-24T00:00:00" table:style-name="ce4">
            <text:p>24/05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office:value-type="date" office:date-value="2000-05-27T00:00:00" table:style-name="ce4">
            <text:p>27/05/00</text:p>
          </table:table-cell>
          <table:table-cell office:value-type="string" table:style-name="ce1">
            <text:p>consumo</text:p>
          </table:table-cell>
          <table:table-cell office:value-type="float" office:value="1177" table:style-name="ce1">
            <text:p>117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office:value-type="date" office:date-value="2000-05-29T00:00:00" table:style-name="ce4">
            <text:p>29/05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0</text:p>
          </table:table-cell>
          <table:table-cell table:number-columns-repeated="16379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office:value-type="date" office:date-value="2000-05-31T00:00:00" table:style-name="ce4">
            <text:p>31/05/00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office:value-type="date" office:date-value="2000-06-02T00:00:00" table:style-name="ce4">
            <text:p>02/06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14</text:p>
          </table:table-cell>
          <table:table-cell table:number-columns-repeated="16379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office:value-type="date" office:date-value="2000-06-05T00:00:00" table:style-name="ce4">
            <text:p>05/06/00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office:value-type="date" office:date-value="2000-06-08T00:00:00" table:style-name="ce4">
            <text:p>08/06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2</text:p>
          </table:table-cell>
          <table:table-cell table:number-columns-repeated="16379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office:value-type="date" office:date-value="2000-07-12T00:00:00" table:style-name="ce4">
            <text:p>12/07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7</text:p>
          </table:table-cell>
          <table:table-cell table:number-columns-repeated="16379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office:value-type="date" office:date-value="2000-07-16T00:00:00" table:style-name="ce4">
            <text:p>16/07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72</text:p>
          </table:table-cell>
          <table:table-cell table:number-columns-repeated="16379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office:value-type="date" office:date-value="2000-07-20T00:00:00" table:style-name="ce4">
            <text:p>20/07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11</text:p>
          </table:table-cell>
          <table:table-cell table:number-columns-repeated="16379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office:value-type="date" office:date-value="2000-08-24T00:00:00" table:style-name="ce4">
            <text:p>24/08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2</text:p>
          </table:table-cell>
          <table:table-cell table:number-columns-repeated="16379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office:value-type="date" office:date-value="2000-08-28T00:00:00" table:style-name="ce4">
            <text:p>28/08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03</text:p>
          </table:table-cell>
          <table:table-cell table:number-columns-repeated="16379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office:value-type="date" office:date-value="2000-09-02T00:00:00" table:style-name="ce4">
            <text:p>02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75</text:p>
          </table:table-cell>
          <table:table-cell table:number-columns-repeated="16379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office:value-type="date" office:date-value="2000-09-05T00:00:00" table:style-name="ce4">
            <text:p>05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7</text:p>
          </table:table-cell>
          <table:table-cell table:number-columns-repeated="16379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office:value-type="date" office:date-value="2000-09-07T00:00:00" table:style-name="ce4">
            <text:p>07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4</text:p>
          </table:table-cell>
          <table:table-cell table:number-columns-repeated="16379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office:value-type="date" office:date-value="2000-09-09T00:00:00" table:style-name="ce4">
            <text:p>09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9</text:p>
          </table:table-cell>
          <table:table-cell table:number-columns-repeated="16379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office:value-type="date" office:date-value="2000-09-11T00:00:00" table:style-name="ce4">
            <text:p>11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89</text:p>
          </table:table-cell>
          <table:table-cell table:number-columns-repeated="16379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office:value-type="date" office:date-value="2000-10-13T00:00:00" table:style-name="ce4">
            <text:p>13/10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1</text:p>
          </table:table-cell>
          <table:table-cell table:number-columns-repeated="16379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office:value-type="date" office:date-value="2000-10-16T00:00:00" table:style-name="ce4">
            <text:p>16/10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26</text:p>
          </table:table-cell>
          <table:table-cell table:number-columns-repeated="16379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office:value-type="date" office:date-value="2000-10-19T00:00:00" table:style-name="ce4">
            <text:p>19/10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8</text:p>
          </table:table-cell>
          <table:table-cell table:number-columns-repeated="16379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office:value-type="date" office:date-value="2000-11-23T00:00:00" table:style-name="ce4">
            <text:p>23/11/00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office:value-type="date" office:date-value="2000-11-27T00:00:00" table:style-name="ce4">
            <text:p>27/11/00</text:p>
          </table:table-cell>
          <table:table-cell office:value-type="string" table:style-name="ce1">
            <text:p>consumo</text:p>
          </table:table-cell>
          <table:table-cell office:value-type="float" office:value="2080" table:style-name="ce1">
            <text:p>2080</text:p>
          </table:table-cell>
          <table:table-cell table:number-columns-repeated="16380" table:style-name="ce1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office:value-type="date" office:date-value="2000-12-01T00:00:00" table:style-name="ce4">
            <text:p>01/12/00</text:p>
          </table:table-cell>
          <table:table-cell office:value-type="string" table:style-name="ce1">
            <text:p>consumo</text:p>
          </table:table-cell>
          <table:table-cell office:value-type="float" office:value="2235" table:style-name="ce1">
            <text:p>2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office:value-type="date" office:date-value="2000-12-05T00:00:00" table:style-name="ce4">
            <text:p>05/12/00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office:value-type="date" office:date-value="2001-01-09T00:00:00" table:style-name="ce4">
            <text:p>09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3</text:p>
          </table:table-cell>
          <table:table-cell table:number-columns-repeated="16379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office:value-type="date" office:date-value="2001-01-09T00:00:00" table:style-name="ce4">
            <text:p>09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office:value-type="date" office:date-value="2001-01-13T00:00:00" table:style-name="ce4">
            <text:p>13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6</text:p>
          </table:table-cell>
          <table:table-cell table:number-columns-repeated="16379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office:value-type="date" office:date-value="2001-01-13T00:00:00" table:style-name="ce4">
            <text:p>13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39</text:p>
          </table:table-cell>
          <table:table-cell table:number-columns-repeated="16379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office:value-type="date" office:date-value="2001-01-16T00:00:00" table:style-name="ce4">
            <text:p>16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8</text:p>
          </table:table-cell>
          <table:table-cell table:number-columns-repeated="16379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office:value-type="date" office:date-value="2001-01-16T00:00:00" table:style-name="ce4">
            <text:p>16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07</text:p>
          </table:table-cell>
          <table:table-cell table:number-columns-repeated="16379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office:value-type="date" office:date-value="2001-01-18T00:00:00" table:style-name="ce4">
            <text:p>18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60</text:p>
          </table:table-cell>
          <table:table-cell table:number-columns-repeated="16379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office:value-type="date" office:date-value="2001-01-18T00:00:00" table:style-name="ce4">
            <text:p>18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3</text:p>
          </table:table-cell>
          <table:table-cell table:number-columns-repeated="16379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office:value-type="date" office:date-value="2001-01-20T00:00:00" table:style-name="ce4">
            <text:p>20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1</text:p>
          </table:table-cell>
          <table:table-cell table:number-columns-repeated="16379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office:value-type="date" office:date-value="2001-01-20T00:00:00" table:style-name="ce4">
            <text:p>20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4</text:p>
          </table:table-cell>
          <table:table-cell table:number-columns-repeated="16379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office:value-type="date" office:date-value="2001-01-22T00:00:00" table:style-name="ce4">
            <text:p>22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8</text:p>
          </table:table-cell>
          <table:table-cell table:number-columns-repeated="16379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office:value-type="date" office:date-value="2001-01-22T00:00:00" table:style-name="ce4">
            <text:p>22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6</text:p>
          </table:table-cell>
          <table:table-cell table:number-columns-repeated="16379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office:value-type="date" office:date-value="2001-02-24T00:00:00" table:style-name="ce4">
            <text:p>24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office:value-type="date" office:date-value="2001-02-24T00:00:00" table:style-name="ce4">
            <text:p>24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52</text:p>
          </table:table-cell>
          <table:table-cell table:number-columns-repeated="16379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office:value-type="date" office:date-value="2001-02-27T00:00:00" table:style-name="ce4">
            <text:p>27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office:value-type="date" office:date-value="2001-02-27T00:00:00" table:style-name="ce4">
            <text:p>27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5</text:p>
          </table:table-cell>
          <table:table-cell table:number-columns-repeated="16379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office:value-type="date" office:date-value="2001-03-01T00:00:00" table:style-name="ce4">
            <text:p>01/03/01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office:value-type="date" office:date-value="2001-03-01T00:00:00" table:style-name="ce4">
            <text:p>01/03/01</text:p>
          </table:table-cell>
          <table:table-cell office:value-type="string" table:style-name="ce1">
            <text:p>consumo</text:p>
          </table:table-cell>
          <table:table-cell office:value-type="float" office:value="1310" table:style-name="ce1">
            <text:p>131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office:value-type="date" office:date-value="2001-03-05T00:00:00" table:style-name="ce4">
            <text:p>05/03/01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office:value-type="date" office:date-value="2001-03-05T00:00:00" table:style-name="ce4">
            <text:p>05/03/01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office:value-type="date" office:date-value="2001-03-09T00:00:00" table:style-name="ce4">
            <text:p>09/03/01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office:value-type="date" office:date-value="2001-03-09T00:00:00" table:style-name="ce4">
            <text:p>09/03/01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office:value-type="date" office:date-value="2001-04-13T00:00:00" table:style-name="ce4">
            <text:p>13/04/01</text:p>
          </table:table-cell>
          <table:table-cell office:value-type="string" table:style-name="ce1">
            <text:p>consumo</text:p>
          </table:table-cell>
          <table:table-cell office:value-type="float" office:value="1965" table:style-name="ce1">
            <text:p>196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office:value-type="date" office:date-value="2001-04-13T00:00:00" table:style-name="ce4">
            <text:p>13/04/01</text:p>
          </table:table-cell>
          <table:table-cell office:value-type="string" table:style-name="ce1">
            <text:p>consumo</text:p>
          </table:table-cell>
          <table:table-cell office:value-type="float" office:value="692" table:style-name="ce1">
            <text:p>6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office:value-type="date" office:date-value="2001-04-16T00:00:00" table:style-name="ce4">
            <text:p>16/04/01</text:p>
          </table:table-cell>
          <table:table-cell office:value-type="string" table:style-name="ce1">
            <text:p>consumo</text:p>
          </table:table-cell>
          <table:table-cell office:value-type="float" office:value="1298" table:style-name="ce1">
            <text:p>1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office:value-type="date" office:date-value="2001-04-16T00:00:00" table:style-name="ce4">
            <text:p>16/04/01</text:p>
          </table:table-cell>
          <table:table-cell office:value-type="string" table:style-name="ce1">
            <text:p>consumo</text:p>
          </table:table-cell>
          <table:table-cell office:value-type="float" office:value="2141" table:style-name="ce1">
            <text:p>21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office:value-type="date" office:date-value="2001-05-21T00:00:00" table:style-name="ce4">
            <text:p>21/05/01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office:value-type="date" office:date-value="2001-05-21T00:00:00" table:style-name="ce4">
            <text:p>21/05/01</text:p>
          </table:table-cell>
          <table:table-cell office:value-type="string" table:style-name="ce1">
            <text:p>consumo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office:value-type="date" office:date-value="2001-05-24T00:00:00" table:style-name="ce4">
            <text:p>24/05/01</text:p>
          </table:table-cell>
          <table:table-cell office:value-type="string" table:style-name="ce1">
            <text:p>consumo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office:value-type="date" office:date-value="2001-05-24T00:00:00" table:style-name="ce4">
            <text:p>24/05/01</text:p>
          </table:table-cell>
          <table:table-cell office:value-type="string" table:style-name="ce1">
            <text:p>consumo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office:value-type="date" office:date-value="2001-05-27T00:00:00" table:style-name="ce4">
            <text:p>27/05/01</text:p>
          </table:table-cell>
          <table:table-cell office:value-type="string" table:style-name="ce1">
            <text:p>consumo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office:value-type="date" office:date-value="2001-05-27T00:00:00" table:style-name="ce4">
            <text:p>27/05/01</text:p>
          </table:table-cell>
          <table:table-cell office:value-type="string" table:style-name="ce1">
            <text:p>consumo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office:value-type="date" office:date-value="2001-05-29T00:00:00" table:style-name="ce4">
            <text:p>29/05/01</text:p>
          </table:table-cell>
          <table:table-cell office:value-type="string" table:style-name="ce1">
            <text:p>consumo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office:value-type="date" office:date-value="2001-05-29T00:00:00" table:style-name="ce4">
            <text:p>29/05/01</text:p>
          </table:table-cell>
          <table:table-cell office:value-type="string" table:style-name="ce1">
            <text:p>consumo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office:value-type="date" office:date-value="2001-05-31T00:00:00" table:style-name="ce4">
            <text:p>31/05/01</text:p>
          </table:table-cell>
          <table:table-cell office:value-type="string" table:style-name="ce1">
            <text:p>consumo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office:value-type="date" office:date-value="2001-05-31T00:00:00" table:style-name="ce4">
            <text:p>31/05/01</text:p>
          </table:table-cell>
          <table:table-cell office:value-type="string" table:style-name="ce1">
            <text:p>consumo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office:value-type="date" office:date-value="2001-06-02T00:00:00" table:style-name="ce4">
            <text:p>02/06/01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office:value-type="date" office:date-value="2001-06-02T00:00:00" table:style-name="ce4">
            <text:p>02/06/01</text:p>
          </table:table-cell>
          <table:table-cell office:value-type="string" table:style-name="ce1">
            <text:p>consumo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office:value-type="date" office:date-value="2001-06-05T00:00:00" table:style-name="ce4">
            <text:p>05/06/01</text:p>
          </table:table-cell>
          <table:table-cell office:value-type="string" table:style-name="ce1">
            <text:p>consumo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office:value-type="date" office:date-value="2001-06-05T00:00:00" table:style-name="ce4">
            <text:p>05/06/01</text:p>
          </table:table-cell>
          <table:table-cell office:value-type="string" table:style-name="ce1">
            <text:p>consumo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office:value-type="date" office:date-value="2001-06-08T00:00:00" table:style-name="ce4">
            <text:p>08/06/01</text:p>
          </table:table-cell>
          <table:table-cell office:value-type="string" table:style-name="ce1">
            <text:p>consumo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office:value-type="date" office:date-value="2001-07-12T00:00:00" table:style-name="ce4">
            <text:p>12/07/01</text:p>
          </table:table-cell>
          <table:table-cell office:value-type="string" table:style-name="ce1">
            <text:p>consumo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office:value-type="date" office:date-value="2001-07-12T00:00:00" table:style-name="ce4">
            <text:p>12/07/01</text:p>
          </table:table-cell>
          <table:table-cell office:value-type="string" table:style-name="ce1">
            <text:p>consumo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office:value-type="date" office:date-value="2001-07-16T00:00:00" table:style-name="ce4">
            <text:p>16/07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office:value-type="date" office:date-value="2001-07-16T00:00:00" table:style-name="ce4">
            <text:p>16/07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7</text:p>
          </table:table-cell>
          <table:table-cell table:number-columns-repeated="16379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office:value-type="date" office:date-value="2001-07-20T00:00:00" table:style-name="ce4">
            <text:p>20/07/01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office:value-type="date" office:date-value="2001-07-20T00:00:00" table:style-name="ce4">
            <text:p>20/07/01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office:value-type="date" office:date-value="2001-08-24T00:00:00" table:style-name="ce4">
            <text:p>24/08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9</text:p>
          </table:table-cell>
          <table:table-cell table:number-columns-repeated="16379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office:value-type="date" office:date-value="2001-08-24T00:00:00" table:style-name="ce4">
            <text:p>24/08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2</text:p>
          </table:table-cell>
          <table:table-cell table:number-columns-repeated="16379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office:value-type="date" office:date-value="2001-08-28T00:00:00" table:style-name="ce4">
            <text:p>28/08/01</text:p>
          </table:table-cell>
          <table:table-cell office:value-type="string" table:style-name="ce1">
            <text:p>consumo</text:p>
          </table:table-cell>
          <table:table-cell office:value-type="float" office:value="1892" table:style-name="ce1">
            <text:p>18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office:value-type="date" office:date-value="2001-08-28T00:00:00" table:style-name="ce4">
            <text:p>28/08/01</text:p>
          </table:table-cell>
          <table:table-cell office:value-type="string" table:style-name="ce1">
            <text:p>consumo</text:p>
          </table:table-cell>
          <table:table-cell office:value-type="float" office:value="701" table:style-name="ce1">
            <text:p>701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office:value-type="date" office:date-value="2001-09-02T00:00:00" table:style-name="ce4">
            <text:p>02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82</text:p>
          </table:table-cell>
          <table:table-cell table:number-columns-repeated="16379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office:value-type="date" office:date-value="2001-09-02T00:00:00" table:style-name="ce4">
            <text:p>02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office:value-type="date" office:date-value="2001-09-05T00:00:00" table:style-name="ce4">
            <text:p>05/09/01</text:p>
          </table:table-cell>
          <table:table-cell office:value-type="string" table:style-name="ce1">
            <text:p>consumo</text:p>
          </table:table-cell>
          <table:table-cell office:value-type="float" office:value="1440" table:style-name="ce1">
            <text:p>144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office:value-type="date" office:date-value="2001-09-05T00:00:00" table:style-name="ce4">
            <text:p>05/09/01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office:value-type="date" office:date-value="2001-09-07T00:00:00" table:style-name="ce4">
            <text:p>07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office:value-type="date" office:date-value="2001-09-07T00:00:00" table:style-name="ce4">
            <text:p>07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3</text:p>
          </table:table-cell>
          <table:table-cell table:number-columns-repeated="16379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office:value-type="date" office:date-value="2001-09-09T00:00:00" table:style-name="ce4">
            <text:p>09/09/01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office:value-type="date" office:date-value="2001-09-09T00:00:00" table:style-name="ce4">
            <text:p>09/09/01</text:p>
          </table:table-cell>
          <table:table-cell office:value-type="string" table:style-name="ce1">
            <text:p>consumo</text:p>
          </table:table-cell>
          <table:table-cell office:value-type="float" office:value="642" table:style-name="ce1">
            <text:p>64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office:value-type="date" office:date-value="2001-09-11T00:00:00" table:style-name="ce4">
            <text:p>11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3</text:p>
          </table:table-cell>
          <table:table-cell table:number-columns-repeated="16379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office:value-type="date" office:date-value="2001-09-11T00:00:00" table:style-name="ce4">
            <text:p>11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office:value-type="date" office:date-value="2001-10-13T00:00:00" table:style-name="ce4">
            <text:p>13/10/01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office:value-type="date" office:date-value="2001-10-13T00:00:00" table:style-name="ce4">
            <text:p>13/10/01</text:p>
          </table:table-cell>
          <table:table-cell office:value-type="string" table:style-name="ce1">
            <text:p>consumo</text:p>
          </table:table-cell>
          <table:table-cell office:value-type="float" office:value="2386" table:style-name="ce1">
            <text:p>2386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office:value-type="date" office:date-value="2001-10-16T00:00:00" table:style-name="ce4">
            <text:p>16/10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5</text:p>
          </table:table-cell>
          <table:table-cell table:number-columns-repeated="16379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office:value-type="date" office:date-value="2001-10-16T00:00:00" table:style-name="ce4">
            <text:p>16/10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98</text:p>
          </table:table-cell>
          <table:table-cell table:number-columns-repeated="16379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office:value-type="date" office:date-value="2001-10-19T00:00:00" table:style-name="ce4">
            <text:p>19/10/01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office:value-type="date" office:date-value="2001-11-23T00:00:00" table:style-name="ce4">
            <text:p>23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41</text:p>
          </table:table-cell>
          <table:table-cell table:number-columns-repeated="16379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office:value-type="date" office:date-value="2001-11-23T00:00:00" table:style-name="ce4">
            <text:p>23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2</text:p>
          </table:table-cell>
          <table:table-cell table:number-columns-repeated="16379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office:value-type="date" office:date-value="2001-11-27T00:00:00" table:style-name="ce4">
            <text:p>27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17</text:p>
          </table:table-cell>
          <table:table-cell table:number-columns-repeated="16379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office:value-type="date" office:date-value="2001-11-27T00:00:00" table:style-name="ce4">
            <text:p>27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72</text:p>
          </table:table-cell>
          <table:table-cell table:number-columns-repeated="16379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office:value-type="date" office:date-value="2001-12-01T00:00:00" table:style-name="ce4">
            <text:p>01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64</text:p>
          </table:table-cell>
          <table:table-cell table:number-columns-repeated="16379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office:value-type="date" office:date-value="2001-12-01T00:00:00" table:style-name="ce4">
            <text:p>01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30</text:p>
          </table:table-cell>
          <table:table-cell table:number-columns-repeated="16379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office:value-type="date" office:date-value="2001-12-05T00:00:00" table:style-name="ce4">
            <text:p>05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79</text:p>
          </table:table-cell>
          <table:table-cell table:number-columns-repeated="16379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office:value-type="date" office:date-value="2001-12-05T00:00:00" table:style-name="ce4">
            <text:p>05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39</text:p>
          </table:table-cell>
          <table:table-cell table:number-columns-repeated="16379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office:value-type="date" office:date-value="2002-01-09T00:00:00" table:style-name="ce4">
            <text:p>09/0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office:value-type="date" office:date-value="2002-01-13T00:00:00" table:style-name="ce4">
            <text:p>13/01/02</text:p>
          </table:table-cell>
          <table:table-cell office:value-type="string" table:style-name="ce1">
            <text:p>consumo</text:p>
          </table:table-cell>
          <table:table-cell office:value-type="float" office:value="2367" table:style-name="ce1">
            <text:p>236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office:value-type="date" office:date-value="2002-01-16T00:00:00" table:style-name="ce4">
            <text:p>16/0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office:value-type="date" office:date-value="2002-01-18T00:00:00" table:style-name="ce4">
            <text:p>18/01/02</text:p>
          </table:table-cell>
          <table:table-cell office:value-type="string" table:style-name="ce1">
            <text:p>consumo</text:p>
          </table:table-cell>
          <table:table-cell office:value-type="float" office:value="1215" table:style-name="ce1">
            <text:p>1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office:value-type="date" office:date-value="2002-01-20T00:00:00" table:style-name="ce4">
            <text:p>20/0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1</text:p>
          </table:table-cell>
          <table:table-cell table:number-columns-repeated="16379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office:value-type="date" office:date-value="2002-01-22T00:00:00" table:style-name="ce4">
            <text:p>22/01/02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office:value-type="date" office:date-value="2002-02-24T00:00:00" table:style-name="ce4">
            <text:p>24/02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office:value-type="date" office:date-value="2002-02-27T00:00:00" table:style-name="ce4">
            <text:p>27/02/02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office:value-type="date" office:date-value="2002-03-01T00:00:00" table:style-name="ce4">
            <text:p>01/03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9</text:p>
          </table:table-cell>
          <table:table-cell table:number-columns-repeated="16379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office:value-type="date" office:date-value="2002-03-05T00:00:00" table:style-name="ce4">
            <text:p>05/03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office:value-type="date" office:date-value="2002-03-09T00:00:00" table:style-name="ce4">
            <text:p>09/03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9</text:p>
          </table:table-cell>
          <table:table-cell table:number-columns-repeated="16379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office:value-type="date" office:date-value="2002-04-13T00:00:00" table:style-name="ce4">
            <text:p>13/04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office:value-type="date" office:date-value="2002-04-16T00:00:00" table:style-name="ce4">
            <text:p>16/04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2</text:p>
          </table:table-cell>
          <table:table-cell table:number-columns-repeated="16379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office:value-type="date" office:date-value="2002-05-21T00:00:00" table:style-name="ce4">
            <text:p>21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2</text:p>
          </table:table-cell>
          <table:table-cell table:number-columns-repeated="16379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office:value-type="date" office:date-value="2002-05-24T00:00:00" table:style-name="ce4">
            <text:p>24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67</text:p>
          </table:table-cell>
          <table:table-cell table:number-columns-repeated="16379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office:value-type="date" office:date-value="2002-05-27T00:00:00" table:style-name="ce4">
            <text:p>27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13</text:p>
          </table:table-cell>
          <table:table-cell table:number-columns-repeated="16379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office:value-type="date" office:date-value="2002-05-29T00:00:00" table:style-name="ce4">
            <text:p>29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office:value-type="date" office:date-value="2002-05-31T00:00:00" table:style-name="ce4">
            <text:p>31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1</text:p>
          </table:table-cell>
          <table:table-cell table:number-columns-repeated="16379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office:value-type="date" office:date-value="2002-06-02T00:00:00" table:style-name="ce4">
            <text:p>02/06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4</text:p>
          </table:table-cell>
          <table:table-cell table:number-columns-repeated="16379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office:value-type="date" office:date-value="2002-06-05T00:00:00" table:style-name="ce4">
            <text:p>05/06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39</text:p>
          </table:table-cell>
          <table:table-cell table:number-columns-repeated="16379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office:value-type="date" office:date-value="2002-06-08T00:00:00" table:style-name="ce4">
            <text:p>08/06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office:value-type="date" office:date-value="2002-07-12T00:00:00" table:style-name="ce4">
            <text:p>12/07/02</text:p>
          </table:table-cell>
          <table:table-cell office:value-type="string" table:style-name="ce1">
            <text:p>consumo</text:p>
          </table:table-cell>
          <table:table-cell office:value-type="float" office:value="647" table:style-name="ce1">
            <text:p>6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office:value-type="date" office:date-value="2002-07-16T00:00:00" table:style-name="ce4">
            <text:p>16/07/02</text:p>
          </table:table-cell>
          <table:table-cell office:value-type="string" table:style-name="ce1">
            <text:p>consumo</text:p>
          </table:table-cell>
          <table:table-cell office:value-type="float" office:value="654" table:style-name="ce1">
            <text:p>6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office:value-type="date" office:date-value="2002-07-20T00:00:00" table:style-name="ce4">
            <text:p>20/07/02</text:p>
          </table:table-cell>
          <table:table-cell office:value-type="string" table:style-name="ce1">
            <text:p>consumo</text:p>
          </table:table-cell>
          <table:table-cell office:value-type="float" office:value="2068" table:style-name="ce1">
            <text:p>2068</text:p>
          </table:table-cell>
          <table:table-cell table:number-columns-repeated="16380" table:style-name="ce1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office:value-type="date" office:date-value="2002-08-24T00:00:00" table:style-name="ce4">
            <text:p>24/08/02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office:value-type="date" office:date-value="2002-08-28T00:00:00" table:style-name="ce4">
            <text:p>28/08/02</text:p>
          </table:table-cell>
          <table:table-cell office:value-type="string" table:style-name="ce1">
            <text:p>consumo</text:p>
          </table:table-cell>
          <table:table-cell office:value-type="float" office:value="1850" table:style-name="ce1">
            <text:p>1850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office:value-type="date" office:date-value="2002-09-02T00:00:00" table:style-name="ce4">
            <text:p>02/09/02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office:value-type="date" office:date-value="2002-09-05T00:00:00" table:style-name="ce4">
            <text:p>05/09/02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office:value-type="date" office:date-value="2002-09-07T00:00:00" table:style-name="ce4">
            <text:p>07/09/02</text:p>
          </table:table-cell>
          <table:table-cell office:value-type="string" table:style-name="ce1">
            <text:p>consumo</text:p>
          </table:table-cell>
          <table:table-cell office:value-type="float" office:value="889" table:style-name="ce1">
            <text:p>8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office:value-type="date" office:date-value="2002-09-09T00:00:00" table:style-name="ce4">
            <text:p>09/09/02</text:p>
          </table:table-cell>
          <table:table-cell office:value-type="string" table:style-name="ce1">
            <text:p>consumo</text:p>
          </table:table-cell>
          <table:table-cell office:value-type="float" office:value="673" table:style-name="ce1">
            <text:p>67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office:value-type="date" office:date-value="2002-09-11T00:00:00" table:style-name="ce4">
            <text:p>11/09/02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office:value-type="date" office:date-value="2002-10-13T00:00:00" table:style-name="ce4">
            <text:p>13/10/02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office:value-type="date" office:date-value="2002-10-16T00:00:00" table:style-name="ce4">
            <text:p>16/10/02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office:value-type="date" office:date-value="2002-10-19T00:00:00" table:style-name="ce4">
            <text:p>19/10/02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office:value-type="date" office:date-value="2002-11-23T00:00:00" table:style-name="ce4">
            <text:p>23/1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98</text:p>
          </table:table-cell>
          <table:table-cell table:number-columns-repeated="16379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office:value-type="date" office:date-value="2002-11-27T00:00:00" table:style-name="ce4">
            <text:p>27/11/02</text:p>
          </table:table-cell>
          <table:table-cell office:value-type="string" table:style-name="ce1">
            <text:p>consumo</text:p>
          </table:table-cell>
          <table:table-cell office:value-type="float" office:value="823" table:style-name="ce1">
            <text:p>823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office:value-type="date" office:date-value="2002-12-01T00:00:00" table:style-name="ce4">
            <text:p>01/12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02</text:p>
          </table:table-cell>
          <table:table-cell table:number-columns-repeated="16379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office:value-type="date" office:date-value="2002-12-05T00:00:00" table:style-name="ce4">
            <text:p>05/12/02</text:p>
          </table:table-cell>
          <table:table-cell office:value-type="string" table:style-name="ce1">
            <text:p>consumo</text:p>
          </table:table-cell>
          <table:table-cell office:value-type="float" office:value="699" table:style-name="ce1">
            <text:p>6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office:value-type="date" office:date-value="2003-01-09T00:00:00" table:style-name="ce4">
            <text:p>09/01/03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office:value-type="date" office:date-value="2003-01-09T00:00:00" table:style-name="ce4">
            <text:p>09/01/03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office:value-type="date" office:date-value="2003-01-13T00:00:00" table:style-name="ce4">
            <text:p>13/01/03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office:value-type="date" office:date-value="2003-01-13T00:00:00" table:style-name="ce4">
            <text:p>13/01/03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office:value-type="date" office:date-value="2003-01-16T00:00:00" table:style-name="ce4">
            <text:p>16/01/03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office:value-type="date" office:date-value="2003-01-16T00:00:00" table:style-name="ce4">
            <text:p>16/01/03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office:value-type="date" office:date-value="2003-01-18T00:00:00" table:style-name="ce4">
            <text:p>18/01/03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office:value-type="date" office:date-value="2003-01-18T00:00:00" table:style-name="ce4">
            <text:p>18/01/03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office:value-type="date" office:date-value="2003-01-20T00:00:00" table:style-name="ce4">
            <text:p>20/01/03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office:value-type="date" office:date-value="2003-01-20T00:00:00" table:style-name="ce4">
            <text:p>20/01/03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office:value-type="date" office:date-value="2003-01-22T00:00:00" table:style-name="ce4">
            <text:p>22/01/03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office:value-type="date" office:date-value="2003-01-22T00:00:00" table:style-name="ce4">
            <text:p>22/01/03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office:value-type="date" office:date-value="2003-02-24T00:00:00" table:style-name="ce4">
            <text:p>24/02/03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office:value-type="date" office:date-value="2003-02-24T00:00:00" table:style-name="ce4">
            <text:p>24/02/03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office:value-type="date" office:date-value="2003-02-27T00:00:00" table:style-name="ce4">
            <text:p>27/02/03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office:value-type="date" office:date-value="2003-02-27T00:00:00" table:style-name="ce4">
            <text:p>27/02/03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office:value-type="date" office:date-value="2003-03-01T00:00:00" table:style-name="ce4">
            <text:p>01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28</text:p>
          </table:table-cell>
          <table:table-cell table:number-columns-repeated="16379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office:value-type="date" office:date-value="2003-03-01T00:00:00" table:style-name="ce4">
            <text:p>01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0</text:p>
          </table:table-cell>
          <table:table-cell table:number-columns-repeated="16379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office:value-type="date" office:date-value="2003-03-05T00:00:00" table:style-name="ce4">
            <text:p>05/03/03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office:value-type="date" office:date-value="2003-03-05T00:00:00" table:style-name="ce4">
            <text:p>05/03/03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office:value-type="date" office:date-value="2003-03-09T00:00:00" table:style-name="ce4">
            <text:p>09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9</text:p>
          </table:table-cell>
          <table:table-cell table:number-columns-repeated="16379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office:value-type="date" office:date-value="2003-03-09T00:00:00" table:style-name="ce4">
            <text:p>09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05</text:p>
          </table:table-cell>
          <table:table-cell table:number-columns-repeated="16379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office:value-type="date" office:date-value="2003-04-13T00:00:00" table:style-name="ce4">
            <text:p>13/04/03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office:value-type="date" office:date-value="2003-04-13T00:00:00" table:style-name="ce4">
            <text:p>13/04/03</text:p>
          </table:table-cell>
          <table:table-cell office:value-type="string" table:style-name="ce1">
            <text:p>consumo</text:p>
          </table:table-cell>
          <table:table-cell office:value-type="float" office:value="501" table:style-name="ce1">
            <text:p>5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office:value-type="date" office:date-value="2003-04-16T00:00:00" table:style-name="ce4">
            <text:p>16/04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82</text:p>
          </table:table-cell>
          <table:table-cell table:number-columns-repeated="16379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office:value-type="date" office:date-value="2003-04-16T00:00:00" table:style-name="ce4">
            <text:p>16/04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office:value-type="date" office:date-value="2003-05-21T00:00:00" table:style-name="ce4">
            <text:p>21/05/03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office:value-type="date" office:date-value="2003-05-21T00:00:00" table:style-name="ce4">
            <text:p>21/05/03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office:value-type="date" office:date-value="2003-05-24T00:00:00" table:style-name="ce4">
            <text:p>24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49</text:p>
          </table:table-cell>
          <table:table-cell table:number-columns-repeated="16379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office:value-type="date" office:date-value="2003-05-24T00:00:00" table:style-name="ce4">
            <text:p>24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1</text:p>
          </table:table-cell>
          <table:table-cell table:number-columns-repeated="16379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office:value-type="date" office:date-value="2003-05-27T00:00:00" table:style-name="ce4">
            <text:p>27/05/03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office:value-type="date" office:date-value="2003-05-27T00:00:00" table:style-name="ce4">
            <text:p>27/05/03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office:value-type="date" office:date-value="2003-05-29T00:00:00" table:style-name="ce4">
            <text:p>29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77</text:p>
          </table:table-cell>
          <table:table-cell table:number-columns-repeated="16379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office:value-type="date" office:date-value="2003-05-29T00:00:00" table:style-name="ce4">
            <text:p>29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office:value-type="date" office:date-value="2003-05-31T00:00:00" table:style-name="ce4">
            <text:p>31/05/03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office:value-type="date" office:date-value="2003-05-31T00:00:00" table:style-name="ce4">
            <text:p>31/05/03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office:value-type="date" office:date-value="2003-06-02T00:00:00" table:style-name="ce4">
            <text:p>02/06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6</text:p>
          </table:table-cell>
          <table:table-cell table:number-columns-repeated="16379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office:value-type="date" office:date-value="2003-06-02T00:00:00" table:style-name="ce4">
            <text:p>02/06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8</text:p>
          </table:table-cell>
          <table:table-cell table:number-columns-repeated="16379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office:value-type="date" office:date-value="2003-06-05T00:00:00" table:style-name="ce4">
            <text:p>05/06/03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office:value-type="date" office:date-value="2003-06-05T00:00:00" table:style-name="ce4">
            <text:p>05/06/03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office:value-type="date" office:date-value="2003-06-08T00:00:00" table:style-name="ce4">
            <text:p>08/06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1</text:p>
          </table:table-cell>
          <table:table-cell table:number-columns-repeated="16379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office:value-type="date" office:date-value="2003-07-12T00:00:00" table:style-name="ce4">
            <text:p>12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office:value-type="date" office:date-value="2003-07-12T00:00:00" table:style-name="ce4">
            <text:p>12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7</text:p>
          </table:table-cell>
          <table:table-cell table:number-columns-repeated="16379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office:value-type="date" office:date-value="2003-07-16T00:00:00" table:style-name="ce4">
            <text:p>16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4</text:p>
          </table:table-cell>
          <table:table-cell table:number-columns-repeated="16379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office:value-type="date" office:date-value="2003-07-16T00:00:00" table:style-name="ce4">
            <text:p>16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09</text:p>
          </table:table-cell>
          <table:table-cell table:number-columns-repeated="16379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office:value-type="date" office:date-value="2003-07-20T00:00:00" table:style-name="ce4">
            <text:p>20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75</text:p>
          </table:table-cell>
          <table:table-cell table:number-columns-repeated="16379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office:value-type="date" office:date-value="2003-07-20T00:00:00" table:style-name="ce4">
            <text:p>20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0</text:p>
          </table:table-cell>
          <table:table-cell table:number-columns-repeated="16379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office:value-type="date" office:date-value="2003-08-24T00:00:00" table:style-name="ce4">
            <text:p>24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8</text:p>
          </table:table-cell>
          <table:table-cell table:number-columns-repeated="16379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office:value-type="date" office:date-value="2003-08-24T00:00:00" table:style-name="ce4">
            <text:p>24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25</text:p>
          </table:table-cell>
          <table:table-cell table:number-columns-repeated="16379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office:value-type="date" office:date-value="2003-08-28T00:00:00" table:style-name="ce4">
            <text:p>28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40</text:p>
          </table:table-cell>
          <table:table-cell table:number-columns-repeated="16379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office:value-type="date" office:date-value="2003-08-28T00:00:00" table:style-name="ce4">
            <text:p>28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46</text:p>
          </table:table-cell>
          <table:table-cell table:number-columns-repeated="16379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office:value-type="date" office:date-value="2003-09-02T00:00:00" table:style-name="ce4">
            <text:p>02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3</text:p>
          </table:table-cell>
          <table:table-cell table:number-columns-repeated="16379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office:value-type="date" office:date-value="2003-09-02T00:00:00" table:style-name="ce4">
            <text:p>02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09</text:p>
          </table:table-cell>
          <table:table-cell table:number-columns-repeated="16379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office:value-type="date" office:date-value="2003-09-05T00:00:00" table:style-name="ce4">
            <text:p>05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office:value-type="date" office:date-value="2003-09-05T00:00:00" table:style-name="ce4">
            <text:p>05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2</text:p>
          </table:table-cell>
          <table:table-cell table:number-columns-repeated="16379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office:value-type="date" office:date-value="2003-09-07T00:00:00" table:style-name="ce4">
            <text:p>07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2</text:p>
          </table:table-cell>
          <table:table-cell table:number-columns-repeated="16379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office:value-type="date" office:date-value="2003-09-07T00:00:00" table:style-name="ce4">
            <text:p>07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2</text:p>
          </table:table-cell>
          <table:table-cell table:number-columns-repeated="16379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office:value-type="date" office:date-value="2003-09-09T00:00:00" table:style-name="ce4">
            <text:p>09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50</text:p>
          </table:table-cell>
          <table:table-cell table:number-columns-repeated="16379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office:value-type="date" office:date-value="2003-09-09T00:00:00" table:style-name="ce4">
            <text:p>09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0</text:p>
          </table:table-cell>
          <table:table-cell table:number-columns-repeated="16379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office:value-type="date" office:date-value="2003-09-11T00:00:00" table:style-name="ce4">
            <text:p>11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19</text:p>
          </table:table-cell>
          <table:table-cell table:number-columns-repeated="16379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office:value-type="date" office:date-value="2003-09-11T00:00:00" table:style-name="ce4">
            <text:p>11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33</text:p>
          </table:table-cell>
          <table:table-cell table:number-columns-repeated="16379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office:value-type="date" office:date-value="2003-10-13T00:00:00" table:style-name="ce4">
            <text:p>13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1</text:p>
          </table:table-cell>
          <table:table-cell table:number-columns-repeated="16379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office:value-type="date" office:date-value="2003-10-13T00:00:00" table:style-name="ce4">
            <text:p>13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0</text:p>
          </table:table-cell>
          <table:table-cell table:number-columns-repeated="16379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office:value-type="date" office:date-value="2003-10-16T00:00:00" table:style-name="ce4">
            <text:p>16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15</text:p>
          </table:table-cell>
          <table:table-cell table:number-columns-repeated="16379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office:value-type="date" office:date-value="2003-10-16T00:00:00" table:style-name="ce4">
            <text:p>16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39</text:p>
          </table:table-cell>
          <table:table-cell table:number-columns-repeated="16379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office:value-type="date" office:date-value="2003-10-19T00:00:00" table:style-name="ce4">
            <text:p>19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5</text:p>
          </table:table-cell>
          <table:table-cell table:number-columns-repeated="16379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office:value-type="date" office:date-value="2003-11-23T00:00:00" table:style-name="ce4">
            <text:p>23/11/03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office:value-type="date" office:date-value="2003-11-23T00:00:00" table:style-name="ce4">
            <text:p>23/11/03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office:value-type="date" office:date-value="2003-11-27T00:00:00" table:style-name="ce4">
            <text:p>27/11/03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office:value-type="date" office:date-value="2003-11-27T00:00:00" table:style-name="ce4">
            <text:p>27/11/03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office:value-type="date" office:date-value="2003-12-01T00:00:00" table:style-name="ce4">
            <text:p>01/12/03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office:value-type="date" office:date-value="2003-12-01T00:00:00" table:style-name="ce4">
            <text:p>01/12/03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office:value-type="date" office:date-value="2003-12-05T00:00:00" table:style-name="ce4">
            <text:p>05/12/03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office:value-type="date" office:date-value="2003-12-05T00:00:00" table:style-name="ce4">
            <text:p>05/12/03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office:value-type="date" office:date-value="2004-01-09T00:00:00" table:style-name="ce4">
            <text:p>09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6</text:p>
          </table:table-cell>
          <table:table-cell table:number-columns-repeated="16379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office:value-type="date" office:date-value="2004-01-13T00:00:00" table:style-name="ce4">
            <text:p>13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office:value-type="date" office:date-value="2004-01-16T00:00:00" table:style-name="ce4">
            <text:p>16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6</text:p>
          </table:table-cell>
          <table:table-cell table:number-columns-repeated="16379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office:value-type="date" office:date-value="2004-01-18T00:00:00" table:style-name="ce4">
            <text:p>18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5</text:p>
          </table:table-cell>
          <table:table-cell table:number-columns-repeated="16379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office:value-type="date" office:date-value="2004-01-20T00:00:00" table:style-name="ce4">
            <text:p>20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50</text:p>
          </table:table-cell>
          <table:table-cell table:number-columns-repeated="16379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office:value-type="date" office:date-value="2004-01-22T00:00:00" table:style-name="ce4">
            <text:p>22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45</text:p>
          </table:table-cell>
          <table:table-cell table:number-columns-repeated="16379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office:value-type="date" office:date-value="2004-02-24T00:00:00" table:style-name="ce4">
            <text:p>24/0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18</text:p>
          </table:table-cell>
          <table:table-cell table:number-columns-repeated="16379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office:value-type="date" office:date-value="2004-02-27T00:00:00" table:style-name="ce4">
            <text:p>27/0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3</text:p>
          </table:table-cell>
          <table:table-cell table:number-columns-repeated="16379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office:value-type="date" office:date-value="2004-03-01T00:00:00" table:style-name="ce4">
            <text:p>01/03/04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office:value-type="date" office:date-value="2004-03-05T00:00:00" table:style-name="ce4">
            <text:p>05/03/04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office:value-type="date" office:date-value="2004-03-09T00:00:00" table:style-name="ce4">
            <text:p>09/03/04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office:value-type="date" office:date-value="2004-04-13T00:00:00" table:style-name="ce4">
            <text:p>13/04/04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office:value-type="date" office:date-value="2004-04-16T00:00:00" table:style-name="ce4">
            <text:p>16/04/04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office:value-type="date" office:date-value="2004-05-21T00:00:00" table:style-name="ce4">
            <text:p>21/05/04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office:value-type="date" office:date-value="2004-05-24T00:00:00" table:style-name="ce4">
            <text:p>24/05/04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office:value-type="date" office:date-value="2004-05-27T00:00:00" table:style-name="ce4">
            <text:p>27/05/04</text:p>
          </table:table-cell>
          <table:table-cell office:value-type="string" table:style-name="ce1">
            <text:p>consumo</text:p>
          </table:table-cell>
          <table:table-cell office:value-type="float" office:value="834" table:style-name="ce1">
            <text:p>834</text:p>
          </table:table-cell>
          <table:table-cell table:number-columns-repeated="16380" table:style-name="ce1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office:value-type="date" office:date-value="2004-05-29T00:00:00" table:style-name="ce4">
            <text:p>29/05/04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office:value-type="date" office:date-value="2004-05-31T00:00:00" table:style-name="ce4">
            <text:p>31/05/04</text:p>
          </table:table-cell>
          <table:table-cell office:value-type="string" table:style-name="ce1">
            <text:p>consumo</text:p>
          </table:table-cell>
          <table:table-cell office:value-type="float" office:value="603" table:style-name="ce1">
            <text:p>6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office:value-type="date" office:date-value="2004-06-02T00:00:00" table:style-name="ce4">
            <text:p>02/06/04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office:value-type="date" office:date-value="2004-06-05T00:00:00" table:style-name="ce4">
            <text:p>05/06/04</text:p>
          </table:table-cell>
          <table:table-cell office:value-type="string" table:style-name="ce1">
            <text:p>consumo</text:p>
          </table:table-cell>
          <table:table-cell office:value-type="float" office:value="2338" table:style-name="ce1">
            <text:p>2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office:value-type="date" office:date-value="2004-06-08T00:00:00" table:style-name="ce4">
            <text:p>08/06/04</text:p>
          </table:table-cell>
          <table:table-cell office:value-type="string" table:style-name="ce1">
            <text:p>consumo</text:p>
          </table:table-cell>
          <table:table-cell office:value-type="float" office:value="1430" table:style-name="ce1">
            <text:p>1430</text:p>
          </table:table-cell>
          <table:table-cell table:number-columns-repeated="16380" table:style-name="ce1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office:value-type="date" office:date-value="2004-07-12T00:00:00" table:style-name="ce4">
            <text:p>12/07/04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office:value-type="date" office:date-value="2004-07-16T00:00:00" table:style-name="ce4">
            <text:p>16/07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4</text:p>
          </table:table-cell>
          <table:table-cell table:number-columns-repeated="16379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office:value-type="date" office:date-value="2004-07-20T00:00:00" table:style-name="ce4">
            <text:p>20/07/04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office:value-type="date" office:date-value="2004-08-24T00:00:00" table:style-name="ce4">
            <text:p>24/08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3</text:p>
          </table:table-cell>
          <table:table-cell table:number-columns-repeated="16379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office:value-type="date" office:date-value="2004-08-28T00:00:00" table:style-name="ce4">
            <text:p>28/08/04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office:value-type="date" office:date-value="2004-09-02T00:00:00" table:style-name="ce4">
            <text:p>02/09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66</text:p>
          </table:table-cell>
          <table:table-cell table:number-columns-repeated="16379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office:value-type="date" office:date-value="2004-09-05T00:00:00" table:style-name="ce4">
            <text:p>05/09/04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office:value-type="date" office:date-value="2004-09-07T00:00:00" table:style-name="ce4">
            <text:p>07/09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32</text:p>
          </table:table-cell>
          <table:table-cell table:number-columns-repeated="16379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office:value-type="date" office:date-value="2004-09-09T00:00:00" table:style-name="ce4">
            <text:p>09/09/04</text:p>
          </table:table-cell>
          <table:table-cell office:value-type="string" table:style-name="ce1">
            <text:p>consumo</text:p>
          </table:table-cell>
          <table:table-cell office:value-type="float" office:value="2240" table:style-name="ce1">
            <text:p>2240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office:value-type="date" office:date-value="2004-09-11T00:00:00" table:style-name="ce4">
            <text:p>11/09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0</text:p>
          </table:table-cell>
          <table:table-cell table:number-columns-repeated="16379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office:value-type="date" office:date-value="2004-10-13T00:00:00" table:style-name="ce4">
            <text:p>13/10/04</text:p>
          </table:table-cell>
          <table:table-cell office:value-type="string" table:style-name="ce1">
            <text:p>consumo</text:p>
          </table:table-cell>
          <table:table-cell office:value-type="float" office:value="1221" table:style-name="ce1">
            <text:p>1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office:value-type="date" office:date-value="2004-10-16T00:00:00" table:style-name="ce4">
            <text:p>16/10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6</text:p>
          </table:table-cell>
          <table:table-cell table:number-columns-repeated="16379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office:value-type="date" office:date-value="2004-10-19T00:00:00" table:style-name="ce4">
            <text:p>19/10/04</text:p>
          </table:table-cell>
          <table:table-cell office:value-type="string" table:style-name="ce1">
            <text:p>consumo</text:p>
          </table:table-cell>
          <table:table-cell office:value-type="float" office:value="910" table:style-name="ce1">
            <text:p>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office:value-type="date" office:date-value="2004-11-23T00:00:00" table:style-name="ce4">
            <text:p>23/1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office:value-type="date" office:date-value="2004-11-27T00:00:00" table:style-name="ce4">
            <text:p>27/1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office:value-type="date" office:date-value="2004-12-01T00:00:00" table:style-name="ce4">
            <text:p>01/1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3</text:p>
          </table:table-cell>
          <table:table-cell table:number-columns-repeated="16379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office:value-type="date" office:date-value="2004-12-05T00:00:00" table:style-name="ce4">
            <text:p>05/1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39</text:p>
          </table:table-cell>
          <table:table-cell table:number-columns-repeated="16379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office:value-type="date" office:date-value="2005-01-09T00:00:00" table:style-name="ce4">
            <text:p>09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5</text:p>
          </table:table-cell>
          <table:table-cell table:number-columns-repeated="16379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office:value-type="date" office:date-value="2005-01-09T00:00:00" table:style-name="ce4">
            <text:p>09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7</text:p>
          </table:table-cell>
          <table:table-cell table:number-columns-repeated="16379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office:value-type="date" office:date-value="2005-01-13T00:00:00" table:style-name="ce4">
            <text:p>13/01/05</text:p>
          </table:table-cell>
          <table:table-cell office:value-type="string" table:style-name="ce1">
            <text:p>consumo</text:p>
          </table:table-cell>
          <table:table-cell office:value-type="float" office:value="1998" table:style-name="ce1">
            <text:p>19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office:value-type="date" office:date-value="2005-01-13T00:00:00" table:style-name="ce4">
            <text:p>13/01/0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office:value-type="date" office:date-value="2005-01-16T00:00:00" table:style-name="ce4">
            <text:p>16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4</text:p>
          </table:table-cell>
          <table:table-cell table:number-columns-repeated="16379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office:value-type="date" office:date-value="2005-01-16T00:00:00" table:style-name="ce4">
            <text:p>16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2</text:p>
          </table:table-cell>
          <table:table-cell table:number-columns-repeated="16379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office:value-type="date" office:date-value="2005-01-18T00:00:00" table:style-name="ce4">
            <text:p>18/01/05</text:p>
          </table:table-cell>
          <table:table-cell office:value-type="string" table:style-name="ce1">
            <text:p>consumo</text:p>
          </table:table-cell>
          <table:table-cell office:value-type="float" office:value="1290" table:style-name="ce1">
            <text:p>1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office:value-type="date" office:date-value="2005-01-18T00:00:00" table:style-name="ce4">
            <text:p>18/01/05</text:p>
          </table:table-cell>
          <table:table-cell office:value-type="string" table:style-name="ce1">
            <text:p>consumo</text:p>
          </table:table-cell>
          <table:table-cell office:value-type="float" office:value="2380" table:style-name="ce1">
            <text:p>2380</text:p>
          </table:table-cell>
          <table:table-cell table:number-columns-repeated="16380" table:style-name="ce1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office:value-type="date" office:date-value="2005-01-20T00:00:00" table:style-name="ce4">
            <text:p>20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5</text:p>
          </table:table-cell>
          <table:table-cell table:number-columns-repeated="16379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office:value-type="date" office:date-value="2005-01-20T00:00:00" table:style-name="ce4">
            <text:p>20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3</text:p>
          </table:table-cell>
          <table:table-cell table:number-columns-repeated="16379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office:value-type="date" office:date-value="2005-01-22T00:00:00" table:style-name="ce4">
            <text:p>22/01/05</text:p>
          </table:table-cell>
          <table:table-cell office:value-type="string" table:style-name="ce1">
            <text:p>consumo</text:p>
          </table:table-cell>
          <table:table-cell office:value-type="float" office:value="818" table:style-name="ce1">
            <text:p>818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office:value-type="date" office:date-value="2005-01-22T00:00:00" table:style-name="ce4">
            <text:p>22/01/05</text:p>
          </table:table-cell>
          <table:table-cell office:value-type="string" table:style-name="ce1">
            <text:p>consumo</text:p>
          </table:table-cell>
          <table:table-cell office:value-type="float" office:value="1112" table:style-name="ce1">
            <text:p>11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office:value-type="date" office:date-value="2005-02-24T00:00:00" table:style-name="ce4">
            <text:p>24/0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6</text:p>
          </table:table-cell>
          <table:table-cell table:number-columns-repeated="16379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office:value-type="date" office:date-value="2005-02-24T00:00:00" table:style-name="ce4">
            <text:p>24/0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office:value-type="date" office:date-value="2005-02-27T00:00:00" table:style-name="ce4">
            <text:p>27/02/05</text:p>
          </table:table-cell>
          <table:table-cell office:value-type="string" table:style-name="ce1">
            <text:p>consumo</text:p>
          </table:table-cell>
          <table:table-cell office:value-type="float" office:value="2163" table:style-name="ce1">
            <text:p>21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office:value-type="date" office:date-value="2005-02-27T00:00:00" table:style-name="ce4">
            <text:p>27/02/05</text:p>
          </table:table-cell>
          <table:table-cell office:value-type="string" table:style-name="ce1">
            <text:p>consumo</text:p>
          </table:table-cell>
          <table:table-cell office:value-type="float" office:value="997" table:style-name="ce1">
            <text:p>997</text:p>
          </table:table-cell>
          <table:table-cell table:number-columns-repeated="16380" table:style-name="ce1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office:value-type="date" office:date-value="2005-03-01T00:00:00" table:style-name="ce4">
            <text:p>01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5</text:p>
          </table:table-cell>
          <table:table-cell table:number-columns-repeated="16379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office:value-type="date" office:date-value="2005-03-01T00:00:00" table:style-name="ce4">
            <text:p>01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3</text:p>
          </table:table-cell>
          <table:table-cell table:number-columns-repeated="16379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office:value-type="date" office:date-value="2005-03-05T00:00:00" table:style-name="ce4">
            <text:p>05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6</text:p>
          </table:table-cell>
          <table:table-cell table:number-columns-repeated="16379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office:value-type="date" office:date-value="2005-03-05T00:00:00" table:style-name="ce4">
            <text:p>05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09</text:p>
          </table:table-cell>
          <table:table-cell table:number-columns-repeated="16379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office:value-type="date" office:date-value="2005-03-09T00:00:00" table:style-name="ce4">
            <text:p>09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2</text:p>
          </table:table-cell>
          <table:table-cell table:number-columns-repeated="16379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office:value-type="date" office:date-value="2005-03-09T00:00:00" table:style-name="ce4">
            <text:p>09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office:value-type="date" office:date-value="2005-04-13T00:00:00" table:style-name="ce4">
            <text:p>13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0</text:p>
          </table:table-cell>
          <table:table-cell table:number-columns-repeated="16379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office:value-type="date" office:date-value="2005-04-13T00:00:00" table:style-name="ce4">
            <text:p>13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4</text:p>
          </table:table-cell>
          <table:table-cell table:number-columns-repeated="16379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office:value-type="date" office:date-value="2005-04-16T00:00:00" table:style-name="ce4">
            <text:p>16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3</text:p>
          </table:table-cell>
          <table:table-cell table:number-columns-repeated="16379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office:value-type="date" office:date-value="2005-04-16T00:00:00" table:style-name="ce4">
            <text:p>16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6</text:p>
          </table:table-cell>
          <table:table-cell table:number-columns-repeated="16379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office:value-type="date" office:date-value="2005-05-21T00:00:00" table:style-name="ce4">
            <text:p>2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5</text:p>
          </table:table-cell>
          <table:table-cell table:number-columns-repeated="16379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office:value-type="date" office:date-value="2005-05-21T00:00:00" table:style-name="ce4">
            <text:p>2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68</text:p>
          </table:table-cell>
          <table:table-cell table:number-columns-repeated="16379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office:value-type="date" office:date-value="2005-05-24T00:00:00" table:style-name="ce4">
            <text:p>24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2</text:p>
          </table:table-cell>
          <table:table-cell table:number-columns-repeated="16379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office:value-type="date" office:date-value="2005-05-24T00:00:00" table:style-name="ce4">
            <text:p>24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25</text:p>
          </table:table-cell>
          <table:table-cell table:number-columns-repeated="16379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office:value-type="date" office:date-value="2005-05-27T00:00:00" table:style-name="ce4">
            <text:p>27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9</text:p>
          </table:table-cell>
          <table:table-cell table:number-columns-repeated="16379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office:value-type="date" office:date-value="2005-05-27T00:00:00" table:style-name="ce4">
            <text:p>27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office:value-type="date" office:date-value="2005-05-29T00:00:00" table:style-name="ce4">
            <text:p>29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4</text:p>
          </table:table-cell>
          <table:table-cell table:number-columns-repeated="16379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office:value-type="date" office:date-value="2005-05-29T00:00:00" table:style-name="ce4">
            <text:p>29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office:value-type="date" office:date-value="2005-05-31T00:00:00" table:style-name="ce4">
            <text:p>3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17</text:p>
          </table:table-cell>
          <table:table-cell table:number-columns-repeated="16379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office:value-type="date" office:date-value="2005-05-31T00:00:00" table:style-name="ce4">
            <text:p>3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2</text:p>
          </table:table-cell>
          <table:table-cell table:number-columns-repeated="16379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office:value-type="date" office:date-value="2005-06-02T00:00:00" table:style-name="ce4">
            <text:p>02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0</text:p>
          </table:table-cell>
          <table:table-cell table:number-columns-repeated="16379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office:value-type="date" office:date-value="2005-06-02T00:00:00" table:style-name="ce4">
            <text:p>02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5</text:p>
          </table:table-cell>
          <table:table-cell table:number-columns-repeated="16379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office:value-type="date" office:date-value="2005-06-05T00:00:00" table:style-name="ce4">
            <text:p>05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2</text:p>
          </table:table-cell>
          <table:table-cell table:number-columns-repeated="16379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office:value-type="date" office:date-value="2005-06-05T00:00:00" table:style-name="ce4">
            <text:p>05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1</text:p>
          </table:table-cell>
          <table:table-cell table:number-columns-repeated="16379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office:value-type="date" office:date-value="2005-06-08T00:00:00" table:style-name="ce4">
            <text:p>08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44</text:p>
          </table:table-cell>
          <table:table-cell table:number-columns-repeated="16379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office:value-type="date" office:date-value="2005-07-12T00:00:00" table:style-name="ce4">
            <text:p>12/07/05</text:p>
          </table:table-cell>
          <table:table-cell office:value-type="string" table:style-name="ce1">
            <text:p>consumo</text:p>
          </table:table-cell>
          <table:table-cell office:value-type="float" office:value="1132" table:style-name="ce1">
            <text:p>11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office:value-type="date" office:date-value="2005-07-12T00:00:00" table:style-name="ce4">
            <text:p>12/07/05</text:p>
          </table:table-cell>
          <table:table-cell office:value-type="string" table:style-name="ce1">
            <text:p>consumo</text:p>
          </table:table-cell>
          <table:table-cell office:value-type="float" office:value="1839" table:style-name="ce1">
            <text:p>18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office:value-type="date" office:date-value="2005-07-16T00:00:00" table:style-name="ce4">
            <text:p>16/07/05</text:p>
          </table:table-cell>
          <table:table-cell office:value-type="string" table:style-name="ce1">
            <text:p>consumo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office:value-type="date" office:date-value="2005-07-16T00:00:00" table:style-name="ce4">
            <text:p>16/07/05</text:p>
          </table:table-cell>
          <table:table-cell office:value-type="string" table:style-name="ce1">
            <text:p>consumo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office:value-type="date" office:date-value="2005-07-20T00:00:00" table:style-name="ce4">
            <text:p>20/07/0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office:value-type="date" office:date-value="2005-07-20T00:00:00" table:style-name="ce4">
            <text:p>20/07/05</text:p>
          </table:table-cell>
          <table:table-cell office:value-type="string" table:style-name="ce1">
            <text:p>consumo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office:value-type="date" office:date-value="2005-08-24T00:00:00" table:style-name="ce4">
            <text:p>24/08/0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office:value-type="date" office:date-value="2005-08-24T00:00:00" table:style-name="ce4">
            <text:p>24/08/05</text:p>
          </table:table-cell>
          <table:table-cell office:value-type="string" table:style-name="ce1">
            <text:p>consumo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office:value-type="date" office:date-value="2005-08-28T00:00:00" table:style-name="ce4">
            <text:p>28/08/05</text:p>
          </table:table-cell>
          <table:table-cell office:value-type="string" table:style-name="ce1">
            <text:p>consumo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office:value-type="date" office:date-value="2005-08-28T00:00:00" table:style-name="ce4">
            <text:p>28/08/05</text:p>
          </table:table-cell>
          <table:table-cell office:value-type="string" table:style-name="ce1">
            <text:p>consumo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office:value-type="date" office:date-value="2005-09-02T00:00:00" table:style-name="ce4">
            <text:p>02/09/0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office:value-type="date" office:date-value="2005-09-02T00:00:00" table:style-name="ce4">
            <text:p>02/09/05</text:p>
          </table:table-cell>
          <table:table-cell office:value-type="string" table:style-name="ce1">
            <text:p>consumo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office:value-type="date" office:date-value="2005-09-05T00:00:00" table:style-name="ce4">
            <text:p>05/09/0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office:value-type="date" office:date-value="2005-09-05T00:00:00" table:style-name="ce4">
            <text:p>05/09/05</text:p>
          </table:table-cell>
          <table:table-cell office:value-type="string" table:style-name="ce1">
            <text:p>consumo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office:value-type="date" office:date-value="2005-09-07T00:00:00" table:style-name="ce4">
            <text:p>07/09/05</text:p>
          </table:table-cell>
          <table:table-cell office:value-type="string" table:style-name="ce1">
            <text:p>consumo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office:value-type="date" office:date-value="2005-09-07T00:00:00" table:style-name="ce4">
            <text:p>07/09/05</text:p>
          </table:table-cell>
          <table:table-cell office:value-type="string" table:style-name="ce1">
            <text:p>consumo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office:value-type="date" office:date-value="2005-09-09T00:00:00" table:style-name="ce4">
            <text:p>09/09/0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office:value-type="date" office:date-value="2005-09-09T00:00:00" table:style-name="ce4">
            <text:p>09/09/05</text:p>
          </table:table-cell>
          <table:table-cell office:value-type="string" table:style-name="ce1">
            <text:p>consumo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office:value-type="date" office:date-value="2005-09-11T00:00:00" table:style-name="ce4">
            <text:p>11/09/05</text:p>
          </table:table-cell>
          <table:table-cell office:value-type="string" table:style-name="ce1">
            <text:p>consumo</text:p>
          </table:table-cell>
          <table:table-cell office:value-type="float" office:value="1476" table:style-name="ce1">
            <text:p>14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office:value-type="date" office:date-value="2005-09-11T00:00:00" table:style-name="ce4">
            <text:p>11/09/0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office:value-type="date" office:date-value="2005-10-13T00:00:00" table:style-name="ce4">
            <text:p>13/10/0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office:value-type="date" office:date-value="2005-10-13T00:00:00" table:style-name="ce4">
            <text:p>13/10/05</text:p>
          </table:table-cell>
          <table:table-cell office:value-type="string" table:style-name="ce1">
            <text:p>consumo</text:p>
          </table:table-cell>
          <table:table-cell office:value-type="float" office:value="1320" table:style-name="ce1">
            <text:p>13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office:value-type="date" office:date-value="2005-10-16T00:00:00" table:style-name="ce4">
            <text:p>16/10/05</text:p>
          </table:table-cell>
          <table:table-cell office:value-type="string" table:style-name="ce1">
            <text:p>consumo</text:p>
          </table:table-cell>
          <table:table-cell office:value-type="float" office:value="525" table:style-name="ce1">
            <text:p>5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office:value-type="date" office:date-value="2005-10-16T00:00:00" table:style-name="ce4">
            <text:p>16/10/05</text:p>
          </table:table-cell>
          <table:table-cell office:value-type="string" table:style-name="ce1">
            <text:p>consumo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office:value-type="date" office:date-value="2005-10-19T00:00:00" table:style-name="ce4">
            <text:p>19/10/0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 table:style-name="ce1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office:value-type="date" office:date-value="2005-11-23T00:00:00" table:style-name="ce4">
            <text:p>23/1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2</text:p>
          </table:table-cell>
          <table:table-cell table:number-columns-repeated="16379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office:value-type="date" office:date-value="2005-11-23T00:00:00" table:style-name="ce4">
            <text:p>23/1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1</text:p>
          </table:table-cell>
          <table:table-cell table:number-columns-repeated="16379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office:value-type="date" office:date-value="2005-11-27T00:00:00" table:style-name="ce4">
            <text:p>27/11/0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office:value-type="date" office:date-value="2005-11-27T00:00:00" table:style-name="ce4">
            <text:p>27/11/05</text:p>
          </table:table-cell>
          <table:table-cell office:value-type="string" table:style-name="ce1">
            <text:p>consumo</text:p>
          </table:table-cell>
          <table:table-cell office:value-type="float" office:value="1127" table:style-name="ce1">
            <text:p>1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office:value-type="date" office:date-value="2005-12-01T00:00:00" table:style-name="ce4">
            <text:p>01/1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office:value-type="date" office:date-value="2005-12-01T00:00:00" table:style-name="ce4">
            <text:p>01/1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1</text:p>
          </table:table-cell>
          <table:table-cell table:number-columns-repeated="16379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office:value-type="date" office:date-value="2005-12-05T00:00:00" table:style-name="ce4">
            <text:p>05/12/05</text:p>
          </table:table-cell>
          <table:table-cell office:value-type="string" table:style-name="ce1">
            <text:p>consumo</text:p>
          </table:table-cell>
          <table:table-cell office:value-type="float" office:value="2076" table:style-name="ce1">
            <text:p>20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office:value-type="date" office:date-value="2005-12-05T00:00:00" table:style-name="ce4">
            <text:p>05/12/05</text:p>
          </table:table-cell>
          <table:table-cell office:value-type="string" table:style-name="ce1">
            <text:p>consumo</text:p>
          </table:table-cell>
          <table:table-cell office:value-type="float" office:value="1032" table:style-name="ce1">
            <text:p>103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office:value-type="date" office:date-value="2006-01-09T00:00:00" table:style-name="ce4">
            <text:p>09/01/06</text:p>
          </table:table-cell>
          <table:table-cell office:value-type="string" table:style-name="ce1">
            <text:p>consumo</text:p>
          </table:table-cell>
          <table:table-cell office:value-type="float" office:value="2188" table:style-name="ce1">
            <text:p>2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office:value-type="date" office:date-value="2006-01-13T00:00:00" table:style-name="ce4">
            <text:p>13/01/06</text:p>
          </table:table-cell>
          <table:table-cell office:value-type="string" table:style-name="ce1">
            <text:p>consumo</text:p>
          </table:table-cell>
          <table:table-cell office:value-type="float" office:value="1207" table:style-name="ce1">
            <text:p>120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office:value-type="date" office:date-value="2006-01-16T00:00:00" table:style-name="ce4">
            <text:p>16/01/06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office:value-type="date" office:date-value="2006-01-18T00:00:00" table:style-name="ce4">
            <text:p>18/01/06</text:p>
          </table:table-cell>
          <table:table-cell office:value-type="string" table:style-name="ce1">
            <text:p>consumo</text:p>
          </table:table-cell>
          <table:table-cell office:value-type="float" office:value="1331" table:style-name="ce1">
            <text:p>133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office:value-type="date" office:date-value="2006-01-20T00:00:00" table:style-name="ce4">
            <text:p>20/01/06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office:value-type="date" office:date-value="2006-01-22T00:00:00" table:style-name="ce4">
            <text:p>22/01/06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office:value-type="date" office:date-value="2006-02-24T00:00:00" table:style-name="ce4">
            <text:p>24/02/06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office:value-type="date" office:date-value="2006-02-27T00:00:00" table:style-name="ce4">
            <text:p>27/02/06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office:value-type="date" office:date-value="2006-03-01T00:00:00" table:style-name="ce4">
            <text:p>01/03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2</text:p>
          </table:table-cell>
          <table:table-cell table:number-columns-repeated="16379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office:value-type="date" office:date-value="2006-03-05T00:00:00" table:style-name="ce4">
            <text:p>05/03/06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office:value-type="date" office:date-value="2006-03-09T00:00:00" table:style-name="ce4">
            <text:p>09/03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07</text:p>
          </table:table-cell>
          <table:table-cell table:number-columns-repeated="16379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office:value-type="date" office:date-value="2006-04-13T00:00:00" table:style-name="ce4">
            <text:p>13/04/06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office:value-type="date" office:date-value="2006-04-16T00:00:00" table:style-name="ce4">
            <text:p>16/04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2</text:p>
          </table:table-cell>
          <table:table-cell table:number-columns-repeated="16379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office:value-type="date" office:date-value="2006-05-21T00:00:00" table:style-name="ce4">
            <text:p>21/05/06</text:p>
          </table:table-cell>
          <table:table-cell office:value-type="string" table:style-name="ce1">
            <text:p>consumo</text:p>
          </table:table-cell>
          <table:table-cell office:value-type="float" office:value="1035" table:style-name="ce1">
            <text:p>1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office:value-type="date" office:date-value="2006-05-24T00:00:00" table:style-name="ce4">
            <text:p>24/05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11</text:p>
          </table:table-cell>
          <table:table-cell table:number-columns-repeated="16379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office:value-type="date" office:date-value="2006-05-27T00:00:00" table:style-name="ce4">
            <text:p>27/05/06</text:p>
          </table:table-cell>
          <table:table-cell office:value-type="string" table:style-name="ce1">
            <text:p>consumo</text:p>
          </table:table-cell>
          <table:table-cell office:value-type="float" office:value="1450" table:style-name="ce1">
            <text:p>14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office:value-type="date" office:date-value="2006-05-29T00:00:00" table:style-name="ce4">
            <text:p>29/05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7</text:p>
          </table:table-cell>
          <table:table-cell table:number-columns-repeated="16379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office:value-type="date" office:date-value="2006-05-31T00:00:00" table:style-name="ce4">
            <text:p>31/05/06</text:p>
          </table:table-cell>
          <table:table-cell office:value-type="string" table:style-name="ce1">
            <text:p>consumo</text:p>
          </table:table-cell>
          <table:table-cell office:value-type="float" office:value="947" table:style-name="ce1">
            <text:p>947</text:p>
          </table:table-cell>
          <table:table-cell table:number-columns-repeated="16380" table:style-name="ce1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office:value-type="date" office:date-value="2006-06-02T00:00:00" table:style-name="ce4">
            <text:p>02/06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3</text:p>
          </table:table-cell>
          <table:table-cell table:number-columns-repeated="16379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office:value-type="date" office:date-value="2006-06-05T00:00:00" table:style-name="ce4">
            <text:p>05/06/06</text:p>
          </table:table-cell>
          <table:table-cell office:value-type="string" table:style-name="ce1">
            <text:p>consumo</text:p>
          </table:table-cell>
          <table:table-cell office:value-type="float" office:value="679" table:style-name="ce1">
            <text:p>6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office:value-type="date" office:date-value="2006-06-08T00:00:00" table:style-name="ce4">
            <text:p>08/06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0</text:p>
          </table:table-cell>
          <table:table-cell table:number-columns-repeated="16379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office:value-type="date" office:date-value="2006-07-12T00:00:00" table:style-name="ce4">
            <text:p>12/07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7</text:p>
          </table:table-cell>
          <table:table-cell table:number-columns-repeated="16379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office:value-type="date" office:date-value="2006-07-16T00:00:00" table:style-name="ce4">
            <text:p>16/07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54</text:p>
          </table:table-cell>
          <table:table-cell table:number-columns-repeated="16379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office:value-type="date" office:date-value="2006-07-20T00:00:00" table:style-name="ce4">
            <text:p>20/07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office:value-type="date" office:date-value="2006-08-24T00:00:00" table:style-name="ce4">
            <text:p>24/08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15</text:p>
          </table:table-cell>
          <table:table-cell table:number-columns-repeated="16379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office:value-type="date" office:date-value="2006-08-28T00:00:00" table:style-name="ce4">
            <text:p>28/08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9</text:p>
          </table:table-cell>
          <table:table-cell table:number-columns-repeated="16379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office:value-type="date" office:date-value="2006-09-02T00:00:00" table:style-name="ce4">
            <text:p>02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8</text:p>
          </table:table-cell>
          <table:table-cell table:number-columns-repeated="16379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office:value-type="date" office:date-value="2006-09-05T00:00:00" table:style-name="ce4">
            <text:p>05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office:value-type="date" office:date-value="2006-09-07T00:00:00" table:style-name="ce4">
            <text:p>07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23</text:p>
          </table:table-cell>
          <table:table-cell table:number-columns-repeated="16379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office:value-type="date" office:date-value="2006-09-09T00:00:00" table:style-name="ce4">
            <text:p>09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36</text:p>
          </table:table-cell>
          <table:table-cell table:number-columns-repeated="16379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office:value-type="date" office:date-value="2006-09-11T00:00:00" table:style-name="ce4">
            <text:p>11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8</text:p>
          </table:table-cell>
          <table:table-cell table:number-columns-repeated="16379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office:value-type="date" office:date-value="2006-10-13T00:00:00" table:style-name="ce4">
            <text:p>13/10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office:value-type="date" office:date-value="2006-10-16T00:00:00" table:style-name="ce4">
            <text:p>16/10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6</text:p>
          </table:table-cell>
          <table:table-cell table:number-columns-repeated="16379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office:value-type="date" office:date-value="2006-10-19T00:00:00" table:style-name="ce4">
            <text:p>19/10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1</text:p>
          </table:table-cell>
          <table:table-cell table:number-columns-repeated="16379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office:value-type="date" office:date-value="2006-11-23T00:00:00" table:style-name="ce4">
            <text:p>23/11/06</text:p>
          </table:table-cell>
          <table:table-cell office:value-type="string" table:style-name="ce1">
            <text:p>consumo</text:p>
          </table:table-cell>
          <table:table-cell office:value-type="float" office:value="1400" table:style-name="ce1">
            <text:p>140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office:value-type="date" office:date-value="2006-11-27T00:00:00" table:style-name="ce4">
            <text:p>27/11/06</text:p>
          </table:table-cell>
          <table:table-cell office:value-type="string" table:style-name="ce1">
            <text:p>consumo</text:p>
          </table:table-cell>
          <table:table-cell office:value-type="float" office:value="2037" table:style-name="ce1">
            <text:p>20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office:value-type="date" office:date-value="2006-12-01T00:00:00" table:style-name="ce4">
            <text:p>01/12/06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office:value-type="date" office:date-value="2006-12-05T00:00:00" table:style-name="ce4">
            <text:p>05/12/06</text:p>
          </table:table-cell>
          <table:table-cell office:value-type="string" table:style-name="ce1">
            <text:p>consumo</text:p>
          </table:table-cell>
          <table:table-cell office:value-type="float" office:value="1703" table:style-name="ce1">
            <text:p>1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office:value-type="date" office:date-value="2007-01-09T00:00:00" table:style-name="ce4">
            <text:p>09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5</text:p>
          </table:table-cell>
          <table:table-cell table:number-columns-repeated="16379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office:value-type="date" office:date-value="2007-01-09T00:00:00" table:style-name="ce4">
            <text:p>09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21</text:p>
          </table:table-cell>
          <table:table-cell table:number-columns-repeated="16379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office:value-type="date" office:date-value="2007-01-13T00:00:00" table:style-name="ce4">
            <text:p>13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7</text:p>
          </table:table-cell>
          <table:table-cell table:number-columns-repeated="16379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office:value-type="date" office:date-value="2007-01-13T00:00:00" table:style-name="ce4">
            <text:p>13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62</text:p>
          </table:table-cell>
          <table:table-cell table:number-columns-repeated="16379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office:value-type="date" office:date-value="2007-01-16T00:00:00" table:style-name="ce4">
            <text:p>16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65</text:p>
          </table:table-cell>
          <table:table-cell table:number-columns-repeated="16379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office:value-type="date" office:date-value="2007-01-16T00:00:00" table:style-name="ce4">
            <text:p>16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0</text:p>
          </table:table-cell>
          <table:table-cell table:number-columns-repeated="16379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office:value-type="date" office:date-value="2007-01-18T00:00:00" table:style-name="ce4">
            <text:p>18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71</text:p>
          </table:table-cell>
          <table:table-cell table:number-columns-repeated="16379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office:value-type="date" office:date-value="2007-01-18T00:00:00" table:style-name="ce4">
            <text:p>18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5</text:p>
          </table:table-cell>
          <table:table-cell table:number-columns-repeated="16379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office:value-type="date" office:date-value="2007-01-20T00:00:00" table:style-name="ce4">
            <text:p>20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3</text:p>
          </table:table-cell>
          <table:table-cell table:number-columns-repeated="16379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office:value-type="date" office:date-value="2007-01-20T00:00:00" table:style-name="ce4">
            <text:p>20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84</text:p>
          </table:table-cell>
          <table:table-cell table:number-columns-repeated="16379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office:value-type="date" office:date-value="2007-01-22T00:00:00" table:style-name="ce4">
            <text:p>22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13</text:p>
          </table:table-cell>
          <table:table-cell table:number-columns-repeated="16379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office:value-type="date" office:date-value="2007-01-22T00:00:00" table:style-name="ce4">
            <text:p>22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6</text:p>
          </table:table-cell>
          <table:table-cell table:number-columns-repeated="16379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office:value-type="date" office:date-value="2007-02-24T00:00:00" table:style-name="ce4">
            <text:p>24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57</text:p>
          </table:table-cell>
          <table:table-cell table:number-columns-repeated="16379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office:value-type="date" office:date-value="2007-02-24T00:00:00" table:style-name="ce4">
            <text:p>24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3</text:p>
          </table:table-cell>
          <table:table-cell table:number-columns-repeated="16379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office:value-type="date" office:date-value="2007-02-27T00:00:00" table:style-name="ce4">
            <text:p>27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7</text:p>
          </table:table-cell>
          <table:table-cell table:number-columns-repeated="16379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office:value-type="date" office:date-value="2007-02-27T00:00:00" table:style-name="ce4">
            <text:p>27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office:value-type="date" office:date-value="2007-03-01T00:00:00" table:style-name="ce4">
            <text:p>01/03/07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office:value-type="date" office:date-value="2007-03-01T00:00:00" table:style-name="ce4">
            <text:p>01/03/07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office:value-type="date" office:date-value="2007-03-05T00:00:00" table:style-name="ce4">
            <text:p>05/03/07</text:p>
          </table:table-cell>
          <table:table-cell office:value-type="string" table:style-name="ce1">
            <text:p>consumo</text:p>
          </table:table-cell>
          <table:table-cell office:value-type="float" office:value="1100" table:style-name="ce1">
            <text:p>11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office:value-type="date" office:date-value="2007-03-05T00:00:00" table:style-name="ce4">
            <text:p>05/03/07</text:p>
          </table:table-cell>
          <table:table-cell office:value-type="string" table:style-name="ce1">
            <text:p>consumo</text:p>
          </table:table-cell>
          <table:table-cell office:value-type="float" office:value="586" table:style-name="ce1">
            <text:p>586</text:p>
          </table:table-cell>
          <table:table-cell table:number-columns-repeated="16380" table:style-name="ce1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office:value-type="date" office:date-value="2007-03-09T00:00:00" table:style-name="ce4">
            <text:p>09/03/07</text:p>
          </table:table-cell>
          <table:table-cell office:value-type="string" table:style-name="ce1">
            <text:p>consumo</text:p>
          </table:table-cell>
          <table:table-cell office:value-type="float" office:value="2282" table:style-name="ce1">
            <text:p>22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office:value-type="date" office:date-value="2007-03-09T00:00:00" table:style-name="ce4">
            <text:p>09/03/07</text:p>
          </table:table-cell>
          <table:table-cell office:value-type="string" table:style-name="ce1">
            <text:p>consumo</text:p>
          </table:table-cell>
          <table:table-cell office:value-type="float" office:value="2221" table:style-name="ce1">
            <text:p>2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office:value-type="date" office:date-value="2007-04-13T00:00:00" table:style-name="ce4">
            <text:p>13/04/07</text:p>
          </table:table-cell>
          <table:table-cell office:value-type="string" table:style-name="ce1">
            <text:p>consumo</text:p>
          </table:table-cell>
          <table:table-cell office:value-type="float" office:value="872" table:style-name="ce1">
            <text:p>8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office:value-type="date" office:date-value="2007-04-13T00:00:00" table:style-name="ce4">
            <text:p>13/04/07</text:p>
          </table:table-cell>
          <table:table-cell office:value-type="string" table:style-name="ce1">
            <text:p>consumo</text:p>
          </table:table-cell>
          <table:table-cell office:value-type="float" office:value="649" table:style-name="ce1">
            <text:p>64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office:value-type="date" office:date-value="2007-04-16T00:00:00" table:style-name="ce4">
            <text:p>16/04/07</text:p>
          </table:table-cell>
          <table:table-cell office:value-type="string" table:style-name="ce1">
            <text:p>consumo</text:p>
          </table:table-cell>
          <table:table-cell office:value-type="float" office:value="1158" table:style-name="ce1">
            <text:p>1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office:value-type="date" office:date-value="2007-04-16T00:00:00" table:style-name="ce4">
            <text:p>16/04/07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office:value-type="date" office:date-value="2007-05-21T00:00:00" table:style-name="ce4">
            <text:p>21/05/07</text:p>
          </table:table-cell>
          <table:table-cell office:value-type="string" table:style-name="ce1">
            <text:p>consumo</text:p>
          </table:table-cell>
          <table:table-cell office:value-type="float" office:value="1974" table:style-name="ce1">
            <text:p>19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office:value-type="date" office:date-value="2007-05-21T00:00:00" table:style-name="ce4">
            <text:p>21/05/07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office:value-type="date" office:date-value="2007-05-24T00:00:00" table:style-name="ce4">
            <text:p>24/05/07</text:p>
          </table:table-cell>
          <table:table-cell office:value-type="string" table:style-name="ce1">
            <text:p>consumo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office:value-type="date" office:date-value="2007-05-24T00:00:00" table:style-name="ce4">
            <text:p>24/05/07</text:p>
          </table:table-cell>
          <table:table-cell office:value-type="string" table:style-name="ce1">
            <text:p>consumo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office:value-type="date" office:date-value="2007-05-27T00:00:00" table:style-name="ce4">
            <text:p>27/05/07</text:p>
          </table:table-cell>
          <table:table-cell office:value-type="string" table:style-name="ce1">
            <text:p>consumo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office:value-type="date" office:date-value="2007-05-27T00:00:00" table:style-name="ce4">
            <text:p>27/05/07</text:p>
          </table:table-cell>
          <table:table-cell office:value-type="string" table:style-name="ce1">
            <text:p>consumo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office:value-type="date" office:date-value="2007-05-29T00:00:00" table:style-name="ce4">
            <text:p>29/05/07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office:value-type="date" office:date-value="2007-05-29T00:00:00" table:style-name="ce4">
            <text:p>29/05/07</text:p>
          </table:table-cell>
          <table:table-cell office:value-type="string" table:style-name="ce1">
            <text:p>consumo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office:value-type="date" office:date-value="2007-05-31T00:00:00" table:style-name="ce4">
            <text:p>31/05/07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office:value-type="date" office:date-value="2007-05-31T00:00:00" table:style-name="ce4">
            <text:p>31/05/07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office:value-type="date" office:date-value="2007-06-02T00:00:00" table:style-name="ce4">
            <text:p>02/06/07</text:p>
          </table:table-cell>
          <table:table-cell office:value-type="string" table:style-name="ce1">
            <text:p>consumo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office:value-type="date" office:date-value="2007-06-02T00:00:00" table:style-name="ce4">
            <text:p>02/06/07</text:p>
          </table:table-cell>
          <table:table-cell office:value-type="string" table:style-name="ce1">
            <text:p>consumo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office:value-type="date" office:date-value="2007-06-05T00:00:00" table:style-name="ce4">
            <text:p>05/06/07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office:value-type="date" office:date-value="2007-06-05T00:00:00" table:style-name="ce4">
            <text:p>05/06/07</text:p>
          </table:table-cell>
          <table:table-cell office:value-type="string" table:style-name="ce1">
            <text:p>consumo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office:value-type="date" office:date-value="2007-06-08T00:00:00" table:style-name="ce4">
            <text:p>08/06/07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office:value-type="date" office:date-value="2007-07-12T00:00:00" table:style-name="ce4">
            <text:p>12/07/07</text:p>
          </table:table-cell>
          <table:table-cell office:value-type="string" table:style-name="ce1">
            <text:p>consumo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office:value-type="date" office:date-value="2007-07-12T00:00:00" table:style-name="ce4">
            <text:p>12/07/07</text:p>
          </table:table-cell>
          <table:table-cell office:value-type="string" table:style-name="ce1">
            <text:p>consumo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office:value-type="date" office:date-value="2007-07-16T00:00:00" table:style-name="ce4">
            <text:p>16/07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7</text:p>
          </table:table-cell>
          <table:table-cell table:number-columns-repeated="16379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office:value-type="date" office:date-value="2007-07-16T00:00:00" table:style-name="ce4">
            <text:p>16/07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89</text:p>
          </table:table-cell>
          <table:table-cell table:number-columns-repeated="16379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office:value-type="date" office:date-value="2007-07-20T00:00:00" table:style-name="ce4">
            <text:p>20/07/07</text:p>
          </table:table-cell>
          <table:table-cell office:value-type="string" table:style-name="ce1">
            <text:p>consumo</text:p>
          </table:table-cell>
          <table:table-cell office:value-type="float" office:value="1307" table:style-name="ce1">
            <text:p>13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office:value-type="date" office:date-value="2007-07-20T00:00:00" table:style-name="ce4">
            <text:p>20/07/07</text:p>
          </table:table-cell>
          <table:table-cell office:value-type="string" table:style-name="ce1">
            <text:p>consumo</text:p>
          </table:table-cell>
          <table:table-cell office:value-type="float" office:value="1323" table:style-name="ce1">
            <text:p>132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office:value-type="date" office:date-value="2007-08-24T00:00:00" table:style-name="ce4">
            <text:p>24/08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1</text:p>
          </table:table-cell>
          <table:table-cell table:number-columns-repeated="16379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office:value-type="date" office:date-value="2007-08-24T00:00:00" table:style-name="ce4">
            <text:p>24/08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9</text:p>
          </table:table-cell>
          <table:table-cell table:number-columns-repeated="16379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office:value-type="date" office:date-value="2007-08-28T00:00:00" table:style-name="ce4">
            <text:p>28/08/07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office:value-type="date" office:date-value="2007-08-28T00:00:00" table:style-name="ce4">
            <text:p>28/08/07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office:value-type="date" office:date-value="2007-09-02T00:00:00" table:style-name="ce4">
            <text:p>02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4</text:p>
          </table:table-cell>
          <table:table-cell table:number-columns-repeated="16379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office:value-type="date" office:date-value="2007-09-02T00:00:00" table:style-name="ce4">
            <text:p>02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8</text:p>
          </table:table-cell>
          <table:table-cell table:number-columns-repeated="16379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office:value-type="date" office:date-value="2007-09-05T00:00:00" table:style-name="ce4">
            <text:p>05/09/07</text:p>
          </table:table-cell>
          <table:table-cell office:value-type="string" table:style-name="ce1">
            <text:p>consumo</text:p>
          </table:table-cell>
          <table:table-cell office:value-type="float" office:value="2158" table:style-name="ce1">
            <text:p>2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office:value-type="date" office:date-value="2007-09-05T00:00:00" table:style-name="ce4">
            <text:p>05/09/07</text:p>
          </table:table-cell>
          <table:table-cell office:value-type="string" table:style-name="ce1">
            <text:p>consumo</text:p>
          </table:table-cell>
          <table:table-cell office:value-type="float" office:value="748" table:style-name="ce1">
            <text:p>74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office:value-type="date" office:date-value="2007-09-07T00:00:00" table:style-name="ce4">
            <text:p>07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33</text:p>
          </table:table-cell>
          <table:table-cell table:number-columns-repeated="16379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office:value-type="date" office:date-value="2007-09-07T00:00:00" table:style-name="ce4">
            <text:p>07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38</text:p>
          </table:table-cell>
          <table:table-cell table:number-columns-repeated="16379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office:value-type="date" office:date-value="2007-09-09T00:00:00" table:style-name="ce4">
            <text:p>09/09/07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office:value-type="date" office:date-value="2007-09-09T00:00:00" table:style-name="ce4">
            <text:p>09/09/07</text:p>
          </table:table-cell>
          <table:table-cell office:value-type="string" table:style-name="ce1">
            <text:p>consumo</text:p>
          </table:table-cell>
          <table:table-cell office:value-type="float" office:value="696" table:style-name="ce1">
            <text:p>696</text:p>
          </table:table-cell>
          <table:table-cell table:number-columns-repeated="16380" table:style-name="ce1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office:value-type="date" office:date-value="2007-09-11T00:00:00" table:style-name="ce4">
            <text:p>11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94</text:p>
          </table:table-cell>
          <table:table-cell table:number-columns-repeated="16379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office:value-type="date" office:date-value="2007-09-11T00:00:00" table:style-name="ce4">
            <text:p>11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2</text:p>
          </table:table-cell>
          <table:table-cell table:number-columns-repeated="16379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office:value-type="date" office:date-value="2007-10-13T00:00:00" table:style-name="ce4">
            <text:p>13/10/07</text:p>
          </table:table-cell>
          <table:table-cell office:value-type="string" table:style-name="ce1">
            <text:p>consumo</text:p>
          </table:table-cell>
          <table:table-cell office:value-type="float" office:value="2035" table:style-name="ce1">
            <text:p>2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office:value-type="date" office:date-value="2007-10-13T00:00:00" table:style-name="ce4">
            <text:p>13/10/07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office:value-type="date" office:date-value="2007-10-16T00:00:00" table:style-name="ce4">
            <text:p>16/10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2</text:p>
          </table:table-cell>
          <table:table-cell table:number-columns-repeated="16379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office:value-type="date" office:date-value="2007-10-16T00:00:00" table:style-name="ce4">
            <text:p>16/10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office:value-type="date" office:date-value="2007-10-19T00:00:00" table:style-name="ce4">
            <text:p>19/10/07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office:value-type="date" office:date-value="2007-11-23T00:00:00" table:style-name="ce4">
            <text:p>23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9</text:p>
          </table:table-cell>
          <table:table-cell table:number-columns-repeated="16379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office:value-type="date" office:date-value="2007-11-23T00:00:00" table:style-name="ce4">
            <text:p>23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4</text:p>
          </table:table-cell>
          <table:table-cell table:number-columns-repeated="16379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office:value-type="date" office:date-value="2007-11-27T00:00:00" table:style-name="ce4">
            <text:p>27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office:value-type="date" office:date-value="2007-11-27T00:00:00" table:style-name="ce4">
            <text:p>27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57</text:p>
          </table:table-cell>
          <table:table-cell table:number-columns-repeated="16379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office:value-type="date" office:date-value="2007-12-01T00:00:00" table:style-name="ce4">
            <text:p>01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42</text:p>
          </table:table-cell>
          <table:table-cell table:number-columns-repeated="16379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office:value-type="date" office:date-value="2007-12-01T00:00:00" table:style-name="ce4">
            <text:p>01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15</text:p>
          </table:table-cell>
          <table:table-cell table:number-columns-repeated="16379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office:value-type="date" office:date-value="2007-12-05T00:00:00" table:style-name="ce4">
            <text:p>05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7</text:p>
          </table:table-cell>
          <table:table-cell table:number-columns-repeated="16379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office:value-type="date" office:date-value="2007-12-05T00:00:00" table:style-name="ce4">
            <text:p>05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1</text:p>
          </table:table-cell>
          <table:table-cell table:number-columns-repeated="16379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office:value-type="date" office:date-value="2008-01-09T00:00:00" table:style-name="ce4">
            <text:p>09/0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9</text:p>
          </table:table-cell>
          <table:table-cell table:number-columns-repeated="16379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office:value-type="date" office:date-value="2008-01-13T00:00:00" table:style-name="ce4">
            <text:p>13/01/08</text:p>
          </table:table-cell>
          <table:table-cell office:value-type="string" table:style-name="ce1">
            <text:p>consumo</text:p>
          </table:table-cell>
          <table:table-cell office:value-type="float" office:value="1302" table:style-name="ce1">
            <text:p>130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office:value-type="date" office:date-value="2008-01-16T00:00:00" table:style-name="ce4">
            <text:p>16/0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3</text:p>
          </table:table-cell>
          <table:table-cell table:number-columns-repeated="16379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office:value-type="date" office:date-value="2008-01-18T00:00:00" table:style-name="ce4">
            <text:p>18/01/08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office:value-type="date" office:date-value="2008-01-20T00:00:00" table:style-name="ce4">
            <text:p>20/0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2</text:p>
          </table:table-cell>
          <table:table-cell table:number-columns-repeated="16379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office:value-type="date" office:date-value="2008-01-22T00:00:00" table:style-name="ce4">
            <text:p>22/01/08</text:p>
          </table:table-cell>
          <table:table-cell office:value-type="string" table:style-name="ce1">
            <text:p>consumo</text:p>
          </table:table-cell>
          <table:table-cell office:value-type="float" office:value="618" table:style-name="ce1">
            <text:p>61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office:value-type="date" office:date-value="2008-02-24T00:00:00" table:style-name="ce4">
            <text:p>24/02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0</text:p>
          </table:table-cell>
          <table:table-cell table:number-columns-repeated="16379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office:value-type="date" office:date-value="2008-02-27T00:00:00" table:style-name="ce4">
            <text:p>27/02/08</text:p>
          </table:table-cell>
          <table:table-cell office:value-type="string" table:style-name="ce1">
            <text:p>consumo</text:p>
          </table:table-cell>
          <table:table-cell office:value-type="float" office:value="661" table:style-name="ce1">
            <text:p>66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office:value-type="date" office:date-value="2008-03-01T00:00:00" table:style-name="ce4">
            <text:p>01/03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0</text:p>
          </table:table-cell>
          <table:table-cell table:number-columns-repeated="16379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office:value-type="date" office:date-value="2008-03-05T00:00:00" table:style-name="ce4">
            <text:p>05/03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7</text:p>
          </table:table-cell>
          <table:table-cell table:number-columns-repeated="16379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office:value-type="date" office:date-value="2008-03-09T00:00:00" table:style-name="ce4">
            <text:p>09/03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4</text:p>
          </table:table-cell>
          <table:table-cell table:number-columns-repeated="16379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office:value-type="date" office:date-value="2008-04-13T00:00:00" table:style-name="ce4">
            <text:p>13/04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1</text:p>
          </table:table-cell>
          <table:table-cell table:number-columns-repeated="16379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office:value-type="date" office:date-value="2008-04-16T00:00:00" table:style-name="ce4">
            <text:p>16/04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office:value-type="date" office:date-value="2008-05-21T00:00:00" table:style-name="ce4">
            <text:p>21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8</text:p>
          </table:table-cell>
          <table:table-cell table:number-columns-repeated="16379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office:value-type="date" office:date-value="2008-05-24T00:00:00" table:style-name="ce4">
            <text:p>24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7</text:p>
          </table:table-cell>
          <table:table-cell table:number-columns-repeated="16379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office:value-type="date" office:date-value="2008-05-27T00:00:00" table:style-name="ce4">
            <text:p>27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08</text:p>
          </table:table-cell>
          <table:table-cell table:number-columns-repeated="16379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office:value-type="date" office:date-value="2008-05-29T00:00:00" table:style-name="ce4">
            <text:p>29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6</text:p>
          </table:table-cell>
          <table:table-cell table:number-columns-repeated="16379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office:value-type="date" office:date-value="2008-05-31T00:00:00" table:style-name="ce4">
            <text:p>31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9</text:p>
          </table:table-cell>
          <table:table-cell table:number-columns-repeated="16379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office:value-type="date" office:date-value="2008-06-02T00:00:00" table:style-name="ce4">
            <text:p>02/06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43</text:p>
          </table:table-cell>
          <table:table-cell table:number-columns-repeated="16379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office:value-type="date" office:date-value="2008-06-05T00:00:00" table:style-name="ce4">
            <text:p>05/06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14</text:p>
          </table:table-cell>
          <table:table-cell table:number-columns-repeated="16379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office:value-type="date" office:date-value="2008-06-08T00:00:00" table:style-name="ce4">
            <text:p>08/06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7</text:p>
          </table:table-cell>
          <table:table-cell table:number-columns-repeated="16379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office:value-type="date" office:date-value="2008-07-12T00:00:00" table:style-name="ce4">
            <text:p>12/07/08</text:p>
          </table:table-cell>
          <table:table-cell office:value-type="string" table:style-name="ce1">
            <text:p>consumo</text:p>
          </table:table-cell>
          <table:table-cell office:value-type="float" office:value="1332" table:style-name="ce1">
            <text:p>13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office:value-type="date" office:date-value="2008-07-16T00:00:00" table:style-name="ce4">
            <text:p>16/07/08</text:p>
          </table:table-cell>
          <table:table-cell office:value-type="string" table:style-name="ce1">
            <text:p>consumo</text:p>
          </table:table-cell>
          <table:table-cell office:value-type="float" office:value="672" table:style-name="ce1">
            <text:p>67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office:value-type="date" office:date-value="2008-07-20T00:00:00" table:style-name="ce4">
            <text:p>20/07/08</text:p>
          </table:table-cell>
          <table:table-cell office:value-type="string" table:style-name="ce1">
            <text:p>consumo</text:p>
          </table:table-cell>
          <table:table-cell office:value-type="float" office:value="929" table:style-name="ce1">
            <text:p>92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office:value-type="date" office:date-value="2008-08-24T00:00:00" table:style-name="ce4">
            <text:p>24/08/08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office:value-type="date" office:date-value="2008-08-28T00:00:00" table:style-name="ce4">
            <text:p>28/08/08</text:p>
          </table:table-cell>
          <table:table-cell office:value-type="string" table:style-name="ce1">
            <text:p>consumo</text:p>
          </table:table-cell>
          <table:table-cell office:value-type="float" office:value="565" table:style-name="ce1">
            <text:p>5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office:value-type="date" office:date-value="2008-09-02T00:00:00" table:style-name="ce4">
            <text:p>02/09/08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office:value-type="date" office:date-value="2008-09-05T00:00:00" table:style-name="ce4">
            <text:p>05/09/08</text:p>
          </table:table-cell>
          <table:table-cell office:value-type="string" table:style-name="ce1">
            <text:p>consumo</text:p>
          </table:table-cell>
          <table:table-cell office:value-type="float" office:value="684" table:style-name="ce1">
            <text:p>68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office:value-type="date" office:date-value="2008-09-07T00:00:00" table:style-name="ce4">
            <text:p>07/09/08</text:p>
          </table:table-cell>
          <table:table-cell office:value-type="string" table:style-name="ce1">
            <text:p>consumo</text:p>
          </table:table-cell>
          <table:table-cell office:value-type="float" office:value="1910" table:style-name="ce1">
            <text:p>1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office:value-type="date" office:date-value="2008-09-09T00:00:00" table:style-name="ce4">
            <text:p>09/09/08</text:p>
          </table:table-cell>
          <table:table-cell office:value-type="string" table:style-name="ce1">
            <text:p>consumo</text:p>
          </table:table-cell>
          <table:table-cell office:value-type="float" office:value="2051" table:style-name="ce1">
            <text:p>20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office:value-type="date" office:date-value="2008-09-11T00:00:00" table:style-name="ce4">
            <text:p>11/09/08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office:value-type="date" office:date-value="2008-10-13T00:00:00" table:style-name="ce4">
            <text:p>13/10/08</text:p>
          </table:table-cell>
          <table:table-cell office:value-type="string" table:style-name="ce1">
            <text:p>consumo</text:p>
          </table:table-cell>
          <table:table-cell office:value-type="float" office:value="2290" table:style-name="ce1">
            <text:p>2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office:value-type="date" office:date-value="2008-10-16T00:00:00" table:style-name="ce4">
            <text:p>16/10/08</text:p>
          </table:table-cell>
          <table:table-cell office:value-type="string" table:style-name="ce1">
            <text:p>consumo</text:p>
          </table:table-cell>
          <table:table-cell office:value-type="float" office:value="1377" table:style-name="ce1">
            <text:p>137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office:value-type="date" office:date-value="2008-10-19T00:00:00" table:style-name="ce4">
            <text:p>19/10/08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office:value-type="date" office:date-value="2008-11-23T00:00:00" table:style-name="ce4">
            <text:p>23/1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office:value-type="date" office:date-value="2008-11-27T00:00:00" table:style-name="ce4">
            <text:p>27/11/08</text:p>
          </table:table-cell>
          <table:table-cell office:value-type="string" table:style-name="ce1">
            <text:p>consumo</text:p>
          </table:table-cell>
          <table:table-cell office:value-type="float" office:value="1935" table:style-name="ce1">
            <text:p>1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office:value-type="date" office:date-value="2008-12-01T00:00:00" table:style-name="ce4">
            <text:p>01/12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9</text:p>
          </table:table-cell>
          <table:table-cell table:number-columns-repeated="16379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office:value-type="date" office:date-value="2008-12-05T00:00:00" table:style-name="ce4">
            <text:p>05/12/08</text:p>
          </table:table-cell>
          <table:table-cell office:value-type="string" table:style-name="ce1">
            <text:p>consumo</text:p>
          </table:table-cell>
          <table:table-cell office:value-type="float" office:value="1148" table:style-name="ce1">
            <text:p>11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office:value-type="date" office:date-value="2009-01-09T00:00:00" table:style-name="ce4">
            <text:p>09/01/09</text:p>
          </table:table-cell>
          <table:table-cell office:value-type="string" table:style-name="ce1">
            <text:p>consumo</text:p>
          </table:table-cell>
          <table:table-cell office:value-type="float" office:value="645" table:style-name="ce1">
            <text:p>6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office:value-type="date" office:date-value="2009-01-09T00:00:00" table:style-name="ce4">
            <text:p>09/01/09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office:value-type="date" office:date-value="2009-01-13T00:00:00" table:style-name="ce4">
            <text:p>13/01/09</text:p>
          </table:table-cell>
          <table:table-cell office:value-type="string" table:style-name="ce1">
            <text:p>consumo</text:p>
          </table:table-cell>
          <table:table-cell office:value-type="float" office:value="914" table:style-name="ce1">
            <text:p>9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office:value-type="date" office:date-value="2009-01-13T00:00:00" table:style-name="ce4">
            <text:p>13/01/09</text:p>
          </table:table-cell>
          <table:table-cell office:value-type="string" table:style-name="ce1">
            <text:p>consumo</text:p>
          </table:table-cell>
          <table:table-cell office:value-type="float" office:value="1174" table:style-name="ce1">
            <text:p>1174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office:value-type="date" office:date-value="2009-01-16T00:00:00" table:style-name="ce4">
            <text:p>16/01/09</text:p>
          </table:table-cell>
          <table:table-cell office:value-type="string" table:style-name="ce1">
            <text:p>consumo</text:p>
          </table:table-cell>
          <table:table-cell office:value-type="float" office:value="2073" table:style-name="ce1">
            <text:p>20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office:value-type="date" office:date-value="2009-01-16T00:00:00" table:style-name="ce4">
            <text:p>16/01/09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office:value-type="date" office:date-value="2009-01-18T00:00:00" table:style-name="ce4">
            <text:p>18/01/09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office:value-type="date" office:date-value="2009-01-18T00:00:00" table:style-name="ce4">
            <text:p>18/01/09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office:value-type="date" office:date-value="2009-01-20T00:00:00" table:style-name="ce4">
            <text:p>20/01/09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office:value-type="date" office:date-value="2009-01-20T00:00:00" table:style-name="ce4">
            <text:p>20/01/09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office:value-type="date" office:date-value="2009-01-22T00:00:00" table:style-name="ce4">
            <text:p>22/01/09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office:value-type="date" office:date-value="2009-01-22T00:00:00" table:style-name="ce4">
            <text:p>22/01/09</text:p>
          </table:table-cell>
          <table:table-cell office:value-type="string" table:style-name="ce1">
            <text:p>consumo</text:p>
          </table:table-cell>
          <table:table-cell office:value-type="float" office:value="930" table:style-name="ce1">
            <text:p>93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office:value-type="date" office:date-value="2009-02-24T00:00:00" table:style-name="ce4">
            <text:p>24/02/09</text:p>
          </table:table-cell>
          <table:table-cell office:value-type="string" table:style-name="ce1">
            <text:p>consumo</text:p>
          </table:table-cell>
          <table:table-cell office:value-type="float" office:value="1906" table:style-name="ce1">
            <text:p>190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office:value-type="date" office:date-value="2009-02-24T00:00:00" table:style-name="ce4">
            <text:p>24/02/09</text:p>
          </table:table-cell>
          <table:table-cell office:value-type="string" table:style-name="ce1">
            <text:p>consumo</text:p>
          </table:table-cell>
          <table:table-cell office:value-type="float" office:value="2053" table:style-name="ce1">
            <text:p>2053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office:value-type="date" office:date-value="2009-02-27T00:00:00" table:style-name="ce4">
            <text:p>27/02/09</text:p>
          </table:table-cell>
          <table:table-cell office:value-type="string" table:style-name="ce1">
            <text:p>consumo</text:p>
          </table:table-cell>
          <table:table-cell office:value-type="float" office:value="2127" table:style-name="ce1">
            <text:p>2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office:value-type="date" office:date-value="2009-02-27T00:00:00" table:style-name="ce4">
            <text:p>27/02/09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office:value-type="date" office:date-value="2009-03-01T00:00:00" table:style-name="ce4">
            <text:p>01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6</text:p>
          </table:table-cell>
          <table:table-cell table:number-columns-repeated="16379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office:value-type="date" office:date-value="2009-03-01T00:00:00" table:style-name="ce4">
            <text:p>01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0</text:p>
          </table:table-cell>
          <table:table-cell table:number-columns-repeated="16379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office:value-type="date" office:date-value="2009-03-05T00:00:00" table:style-name="ce4">
            <text:p>05/03/09</text:p>
          </table:table-cell>
          <table:table-cell office:value-type="string" table:style-name="ce1">
            <text:p>consumo</text:p>
          </table:table-cell>
          <table:table-cell office:value-type="float" office:value="2140" table:style-name="ce1">
            <text:p>214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office:value-type="date" office:date-value="2009-03-05T00:00:00" table:style-name="ce4">
            <text:p>05/03/09</text:p>
          </table:table-cell>
          <table:table-cell office:value-type="string" table:style-name="ce1">
            <text:p>consumo</text:p>
          </table:table-cell>
          <table:table-cell office:value-type="float" office:value="736" table:style-name="ce1">
            <text:p>736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office:value-type="date" office:date-value="2009-03-09T00:00:00" table:style-name="ce4">
            <text:p>09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office:value-type="date" office:date-value="2009-03-09T00:00:00" table:style-name="ce4">
            <text:p>09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office:value-type="date" office:date-value="2009-04-13T00:00:00" table:style-name="ce4">
            <text:p>13/04/09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office:value-type="date" office:date-value="2009-04-13T00:00:00" table:style-name="ce4">
            <text:p>13/04/09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office:value-type="date" office:date-value="2009-04-16T00:00:00" table:style-name="ce4">
            <text:p>16/04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1</text:p>
          </table:table-cell>
          <table:table-cell table:number-columns-repeated="16379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office:value-type="date" office:date-value="2009-04-16T00:00:00" table:style-name="ce4">
            <text:p>16/04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office:value-type="date" office:date-value="2009-05-21T00:00:00" table:style-name="ce4">
            <text:p>21/05/09</text:p>
          </table:table-cell>
          <table:table-cell office:value-type="string" table:style-name="ce1">
            <text:p>consumo</text:p>
          </table:table-cell>
          <table:table-cell office:value-type="float" office:value="2026" table:style-name="ce1">
            <text:p>20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office:value-type="date" office:date-value="2009-05-21T00:00:00" table:style-name="ce4">
            <text:p>21/05/09</text:p>
          </table:table-cell>
          <table:table-cell office:value-type="string" table:style-name="ce1">
            <text:p>consumo</text:p>
          </table:table-cell>
          <table:table-cell office:value-type="float" office:value="2088" table:style-name="ce1">
            <text:p>208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office:value-type="date" office:date-value="2009-05-24T00:00:00" table:style-name="ce4">
            <text:p>24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9</text:p>
          </table:table-cell>
          <table:table-cell table:number-columns-repeated="16379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office:value-type="date" office:date-value="2009-05-24T00:00:00" table:style-name="ce4">
            <text:p>24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16</text:p>
          </table:table-cell>
          <table:table-cell table:number-columns-repeated="16379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office:value-type="date" office:date-value="2009-05-27T00:00:00" table:style-name="ce4">
            <text:p>27/05/09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office:value-type="date" office:date-value="2009-05-27T00:00:00" table:style-name="ce4">
            <text:p>27/05/09</text:p>
          </table:table-cell>
          <table:table-cell office:value-type="string" table:style-name="ce1">
            <text:p>consumo</text:p>
          </table:table-cell>
          <table:table-cell office:value-type="float" office:value="2233" table:style-name="ce1">
            <text:p>223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office:value-type="date" office:date-value="2009-05-29T00:00:00" table:style-name="ce4">
            <text:p>29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7</text:p>
          </table:table-cell>
          <table:table-cell table:number-columns-repeated="16379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office:value-type="date" office:date-value="2009-05-29T00:00:00" table:style-name="ce4">
            <text:p>29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3</text:p>
          </table:table-cell>
          <table:table-cell table:number-columns-repeated="16379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office:value-type="date" office:date-value="2009-05-31T00:00:00" table:style-name="ce4">
            <text:p>31/05/09</text:p>
          </table:table-cell>
          <table:table-cell office:value-type="string" table:style-name="ce1">
            <text:p>consumo</text:p>
          </table:table-cell>
          <table:table-cell office:value-type="float" office:value="1319" table:style-name="ce1">
            <text:p>131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office:value-type="date" office:date-value="2009-05-31T00:00:00" table:style-name="ce4">
            <text:p>31/05/09</text:p>
          </table:table-cell>
          <table:table-cell office:value-type="string" table:style-name="ce1">
            <text:p>consumo</text:p>
          </table:table-cell>
          <table:table-cell office:value-type="float" office:value="1923" table:style-name="ce1">
            <text:p>1923</text:p>
          </table:table-cell>
          <table:table-cell table:number-columns-repeated="16380" table:style-name="ce1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office:value-type="date" office:date-value="2009-06-02T00:00:00" table:style-name="ce4">
            <text:p>02/06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office:value-type="date" office:date-value="2009-06-02T00:00:00" table:style-name="ce4">
            <text:p>02/06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office:value-type="date" office:date-value="2009-06-05T00:00:00" table:style-name="ce4">
            <text:p>05/06/09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office:value-type="date" office:date-value="2009-06-05T00:00:00" table:style-name="ce4">
            <text:p>05/06/09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office:value-type="date" office:date-value="2009-06-08T00:00:00" table:style-name="ce4">
            <text:p>08/06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2</text:p>
          </table:table-cell>
          <table:table-cell table:number-columns-repeated="16379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office:value-type="date" office:date-value="2009-07-12T00:00:00" table:style-name="ce4">
            <text:p>12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02</text:p>
          </table:table-cell>
          <table:table-cell table:number-columns-repeated="16379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office:value-type="date" office:date-value="2009-07-12T00:00:00" table:style-name="ce4">
            <text:p>12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office:value-type="date" office:date-value="2009-07-16T00:00:00" table:style-name="ce4">
            <text:p>16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88</text:p>
          </table:table-cell>
          <table:table-cell table:number-columns-repeated="16379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office:value-type="date" office:date-value="2009-07-16T00:00:00" table:style-name="ce4">
            <text:p>16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2</text:p>
          </table:table-cell>
          <table:table-cell table:number-columns-repeated="16379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office:value-type="date" office:date-value="2009-07-20T00:00:00" table:style-name="ce4">
            <text:p>20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4</text:p>
          </table:table-cell>
          <table:table-cell table:number-columns-repeated="16379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office:value-type="date" office:date-value="2009-07-20T00:00:00" table:style-name="ce4">
            <text:p>20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7</text:p>
          </table:table-cell>
          <table:table-cell table:number-columns-repeated="16379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office:value-type="date" office:date-value="2009-08-24T00:00:00" table:style-name="ce4">
            <text:p>24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97</text:p>
          </table:table-cell>
          <table:table-cell table:number-columns-repeated="16379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office:value-type="date" office:date-value="2009-08-24T00:00:00" table:style-name="ce4">
            <text:p>24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9</text:p>
          </table:table-cell>
          <table:table-cell table:number-columns-repeated="16379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office:value-type="date" office:date-value="2009-08-28T00:00:00" table:style-name="ce4">
            <text:p>28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3</text:p>
          </table:table-cell>
          <table:table-cell table:number-columns-repeated="16379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office:value-type="date" office:date-value="2009-08-28T00:00:00" table:style-name="ce4">
            <text:p>28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office:value-type="date" office:date-value="2009-09-02T00:00:00" table:style-name="ce4">
            <text:p>02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office:value-type="date" office:date-value="2009-09-02T00:00:00" table:style-name="ce4">
            <text:p>02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2</text:p>
          </table:table-cell>
          <table:table-cell table:number-columns-repeated="16379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office:value-type="date" office:date-value="2009-09-05T00:00:00" table:style-name="ce4">
            <text:p>05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1</text:p>
          </table:table-cell>
          <table:table-cell table:number-columns-repeated="16379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office:value-type="date" office:date-value="2009-09-05T00:00:00" table:style-name="ce4">
            <text:p>05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71</text:p>
          </table:table-cell>
          <table:table-cell table:number-columns-repeated="16379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office:value-type="date" office:date-value="2009-09-07T00:00:00" table:style-name="ce4">
            <text:p>07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79</text:p>
          </table:table-cell>
          <table:table-cell table:number-columns-repeated="16379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office:value-type="date" office:date-value="2009-09-07T00:00:00" table:style-name="ce4">
            <text:p>07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44</text:p>
          </table:table-cell>
          <table:table-cell table:number-columns-repeated="16379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office:value-type="date" office:date-value="2009-09-09T00:00:00" table:style-name="ce4">
            <text:p>09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62</text:p>
          </table:table-cell>
          <table:table-cell table:number-columns-repeated="16379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office:value-type="date" office:date-value="2009-09-09T00:00:00" table:style-name="ce4">
            <text:p>09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0</text:p>
          </table:table-cell>
          <table:table-cell table:number-columns-repeated="16379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office:value-type="date" office:date-value="2009-09-11T00:00:00" table:style-name="ce4">
            <text:p>11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8</text:p>
          </table:table-cell>
          <table:table-cell table:number-columns-repeated="16379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office:value-type="date" office:date-value="2009-09-11T00:00:00" table:style-name="ce4">
            <text:p>11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5</text:p>
          </table:table-cell>
          <table:table-cell table:number-columns-repeated="16379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office:value-type="date" office:date-value="2009-10-13T00:00:00" table:style-name="ce4">
            <text:p>13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4</text:p>
          </table:table-cell>
          <table:table-cell table:number-columns-repeated="16379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office:value-type="date" office:date-value="2009-10-13T00:00:00" table:style-name="ce4">
            <text:p>13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9</text:p>
          </table:table-cell>
          <table:table-cell table:number-columns-repeated="16379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office:value-type="date" office:date-value="2009-10-16T00:00:00" table:style-name="ce4">
            <text:p>16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5</text:p>
          </table:table-cell>
          <table:table-cell table:number-columns-repeated="16379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office:value-type="date" office:date-value="2009-10-16T00:00:00" table:style-name="ce4">
            <text:p>16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1</text:p>
          </table:table-cell>
          <table:table-cell table:number-columns-repeated="16379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office:value-type="date" office:date-value="2009-10-19T00:00:00" table:style-name="ce4">
            <text:p>19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98</text:p>
          </table:table-cell>
          <table:table-cell table:number-columns-repeated="16379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office:value-type="date" office:date-value="2009-11-23T00:00:00" table:style-name="ce4">
            <text:p>23/11/09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office:value-type="date" office:date-value="2009-11-23T00:00:00" table:style-name="ce4">
            <text:p>23/11/09</text:p>
          </table:table-cell>
          <table:table-cell office:value-type="string" table:style-name="ce1">
            <text:p>consumo</text:p>
          </table:table-cell>
          <table:table-cell office:value-type="float" office:value="1258" table:style-name="ce1">
            <text:p>1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office:value-type="date" office:date-value="2009-11-27T00:00:00" table:style-name="ce4">
            <text:p>27/11/09</text:p>
          </table:table-cell>
          <table:table-cell office:value-type="string" table:style-name="ce1">
            <text:p>consumo</text:p>
          </table:table-cell>
          <table:table-cell office:value-type="float" office:value="1225" table:style-name="ce1">
            <text:p>1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office:value-type="date" office:date-value="2009-11-27T00:00:00" table:style-name="ce4">
            <text:p>27/11/09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office:value-type="date" office:date-value="2009-12-01T00:00:00" table:style-name="ce4">
            <text:p>01/12/09</text:p>
          </table:table-cell>
          <table:table-cell office:value-type="string" table:style-name="ce1">
            <text:p>consumo</text:p>
          </table:table-cell>
          <table:table-cell office:value-type="float" office:value="703" table:style-name="ce1">
            <text:p>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office:value-type="date" office:date-value="2009-12-01T00:00:00" table:style-name="ce4">
            <text:p>01/12/09</text:p>
          </table:table-cell>
          <table:table-cell office:value-type="string" table:style-name="ce1">
            <text:p>consumo</text:p>
          </table:table-cell>
          <table:table-cell office:value-type="float" office:value="1452" table:style-name="ce1">
            <text:p>1452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office:value-type="date" office:date-value="2009-12-05T00:00:00" table:style-name="ce4">
            <text:p>05/12/09</text:p>
          </table:table-cell>
          <table:table-cell office:value-type="string" table:style-name="ce1">
            <text:p>consumo</text:p>
          </table:table-cell>
          <table:table-cell office:value-type="float" office:value="1398" table:style-name="ce1">
            <text:p>13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office:value-type="date" office:date-value="2009-12-05T00:00:00" table:style-name="ce4">
            <text:p>05/12/09</text:p>
          </table:table-cell>
          <table:table-cell office:value-type="string" table:style-name="ce1">
            <text:p>consumo</text:p>
          </table:table-cell>
          <table:table-cell office:value-type="float" office:value="1971" table:style-name="ce1">
            <text:p>19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office:value-type="date" office:date-value="2010-01-09T00:00:00" table:style-name="ce4">
            <text:p>09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0</text:p>
          </table:table-cell>
          <table:table-cell table:number-columns-repeated="16379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office:value-type="date" office:date-value="2010-01-13T00:00:00" table:style-name="ce4">
            <text:p>13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98</text:p>
          </table:table-cell>
          <table:table-cell table:number-columns-repeated="16379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office:value-type="date" office:date-value="2010-01-16T00:00:00" table:style-name="ce4">
            <text:p>16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1</text:p>
          </table:table-cell>
          <table:table-cell table:number-columns-repeated="16379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office:value-type="date" office:date-value="2010-01-18T00:00:00" table:style-name="ce4">
            <text:p>18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office:value-type="date" office:date-value="2010-01-20T00:00:00" table:style-name="ce4">
            <text:p>20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16</text:p>
          </table:table-cell>
          <table:table-cell table:number-columns-repeated="16379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office:value-type="date" office:date-value="2010-01-22T00:00:00" table:style-name="ce4">
            <text:p>22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6</text:p>
          </table:table-cell>
          <table:table-cell table:number-columns-repeated="16379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office:value-type="date" office:date-value="2010-02-24T00:00:00" table:style-name="ce4">
            <text:p>24/02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17</text:p>
          </table:table-cell>
          <table:table-cell table:number-columns-repeated="16379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office:value-type="date" office:date-value="2010-03-01T00:00:00" table:style-name="ce4">
            <text:p>01/03/10</text:p>
          </table:table-cell>
          <table:table-cell office:value-type="string" table:style-name="ce1">
            <text:p>consumo</text:p>
          </table:table-cell>
          <table:table-cell office:value-type="float" office:value="2204" table:style-name="ce1">
            <text:p>2204</text:p>
          </table:table-cell>
          <table:table-cell table:number-columns-repeated="16380" table:style-name="ce1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office:value-type="date" office:date-value="2010-03-05T00:00:00" table:style-name="ce4">
            <text:p>05/03/10</text:p>
          </table:table-cell>
          <table:table-cell office:value-type="string" table:style-name="ce1">
            <text:p>consumo</text:p>
          </table:table-cell>
          <table:table-cell office:value-type="float" office:value="676" table:style-name="ce1">
            <text:p>6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office:value-type="date" office:date-value="2010-03-09T00:00:00" table:style-name="ce4">
            <text:p>09/03/10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office:value-type="date" office:date-value="2010-04-13T00:00:00" table:style-name="ce4">
            <text:p>13/04/10</text:p>
          </table:table-cell>
          <table:table-cell office:value-type="string" table:style-name="ce1">
            <text:p>consumo</text:p>
          </table:table-cell>
          <table:table-cell office:value-type="float" office:value="2067" table:style-name="ce1">
            <text:p>206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office:value-type="date" office:date-value="2010-04-16T00:00:00" table:style-name="ce4">
            <text:p>16/04/10</text:p>
          </table:table-cell>
          <table:table-cell office:value-type="string" table:style-name="ce1">
            <text:p>consumo</text:p>
          </table:table-cell>
          <table:table-cell office:value-type="float" office:value="1195" table:style-name="ce1">
            <text:p>119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office:value-type="date" office:date-value="2010-05-21T00:00:00" table:style-name="ce4">
            <text:p>21/05/10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office:value-type="date" office:date-value="2010-05-24T00:00:00" table:style-name="ce4">
            <text:p>24/05/10</text:p>
          </table:table-cell>
          <table:table-cell office:value-type="string" table:style-name="ce1">
            <text:p>consumo</text:p>
          </table:table-cell>
          <table:table-cell office:value-type="float" office:value="1385" table:style-name="ce1">
            <text:p>13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office:value-type="date" office:date-value="2010-05-27T00:00:00" table:style-name="ce4">
            <text:p>27/05/10</text:p>
          </table:table-cell>
          <table:table-cell office:value-type="string" table:style-name="ce1">
            <text:p>consumo</text:p>
          </table:table-cell>
          <table:table-cell office:value-type="float" office:value="1952" table:style-name="ce1">
            <text:p>1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office:value-type="date" office:date-value="2010-05-29T00:00:00" table:style-name="ce4">
            <text:p>29/05/10</text:p>
          </table:table-cell>
          <table:table-cell office:value-type="string" table:style-name="ce1">
            <text:p>consumo</text:p>
          </table:table-cell>
          <table:table-cell office:value-type="float" office:value="847" table:style-name="ce1">
            <text:p>8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office:value-type="date" office:date-value="2010-05-31T00:00:00" table:style-name="ce4">
            <text:p>31/05/10</text:p>
          </table:table-cell>
          <table:table-cell office:value-type="string" table:style-name="ce1">
            <text:p>consumo</text:p>
          </table:table-cell>
          <table:table-cell office:value-type="float" office:value="1211" table:style-name="ce1">
            <text:p>1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office:value-type="date" office:date-value="2010-06-02T00:00:00" table:style-name="ce4">
            <text:p>02/06/10</text:p>
          </table:table-cell>
          <table:table-cell office:value-type="string" table:style-name="ce1">
            <text:p>consumo</text:p>
          </table:table-cell>
          <table:table-cell office:value-type="float" office:value="704" table:style-name="ce1">
            <text:p>704</text:p>
          </table:table-cell>
          <table:table-cell table:number-columns-repeated="16380" table:style-name="ce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office:value-type="date" office:date-value="2010-06-05T00:00:00" table:style-name="ce4">
            <text:p>05/06/10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office:value-type="date" office:date-value="2010-07-12T00:00:00" table:style-name="ce4">
            <text:p>12/07/10</text:p>
          </table:table-cell>
          <table:table-cell office:value-type="string" table:style-name="ce1">
            <text:p>consumo</text:p>
          </table:table-cell>
          <table:table-cell office:value-type="float" office:value="1304" table:style-name="ce1">
            <text:p>1304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office:value-type="date" office:date-value="2010-07-16T00:00:00" table:style-name="ce4">
            <text:p>16/07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9</text:p>
          </table:table-cell>
          <table:table-cell table:number-columns-repeated="16379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office:value-type="date" office:date-value="2010-07-20T00:00:00" table:style-name="ce4">
            <text:p>20/07/10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office:value-type="date" office:date-value="2010-08-24T00:00:00" table:style-name="ce4">
            <text:p>24/08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8</text:p>
          </table:table-cell>
          <table:table-cell table:number-columns-repeated="16379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office:value-type="date" office:date-value="2010-08-28T00:00:00" table:style-name="ce4">
            <text:p>28/08/10</text:p>
          </table:table-cell>
          <table:table-cell office:value-type="string" table:style-name="ce1">
            <text:p>consumo</text:p>
          </table:table-cell>
          <table:table-cell office:value-type="float" office:value="611" table:style-name="ce1">
            <text:p>6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office:value-type="date" office:date-value="2010-09-02T00:00:00" table:style-name="ce4">
            <text:p>02/09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6</text:p>
          </table:table-cell>
          <table:table-cell table:number-columns-repeated="16379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office:value-type="date" office:date-value="2010-09-05T00:00:00" table:style-name="ce4">
            <text:p>05/09/10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office:value-type="date" office:date-value="2010-09-07T00:00:00" table:style-name="ce4">
            <text:p>07/09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44</text:p>
          </table:table-cell>
          <table:table-cell table:number-columns-repeated="16379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office:value-type="date" office:date-value="2010-09-09T00:00:00" table:style-name="ce4">
            <text:p>09/09/10</text:p>
          </table:table-cell>
          <table:table-cell office:value-type="string" table:style-name="ce1">
            <text:p>consumo</text:p>
          </table:table-cell>
          <table:table-cell office:value-type="float" office:value="2137" table:style-name="ce1">
            <text:p>21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office:value-type="date" office:date-value="2010-09-11T00:00:00" table:style-name="ce4">
            <text:p>11/09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office:value-type="date" office:date-value="2010-10-13T00:00:00" table:style-name="ce4">
            <text:p>13/10/10</text:p>
          </table:table-cell>
          <table:table-cell office:value-type="string" table:style-name="ce1">
            <text:p>consumo</text:p>
          </table:table-cell>
          <table:table-cell office:value-type="float" office:value="2325" table:style-name="ce1">
            <text:p>2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office:value-type="date" office:date-value="2010-10-16T00:00:00" table:style-name="ce4">
            <text:p>16/10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75</text:p>
          </table:table-cell>
          <table:table-cell table:number-columns-repeated="16379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office:value-type="date" office:date-value="2010-11-23T00:00:00" table:style-name="ce4">
            <text:p>23/1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5</text:p>
          </table:table-cell>
          <table:table-cell table:number-columns-repeated="16379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office:value-type="date" office:date-value="2010-11-27T00:00:00" table:style-name="ce4">
            <text:p>27/1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4</text:p>
          </table:table-cell>
          <table:table-cell table:number-columns-repeated="16379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office:value-type="date" office:date-value="2010-12-01T00:00:00" table:style-name="ce4">
            <text:p>01/12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3</text:p>
          </table:table-cell>
          <table:table-cell table:number-columns-repeated="16379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office:value-type="date" office:date-value="2010-12-05T00:00:00" table:style-name="ce4">
            <text:p>05/12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number-rows-repeated="1047374" table:style-name="ro2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 table:style-name="ce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 table:style-name="ce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 table:style-name="ce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 table:style-name="ce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 table:style-name="ce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 table:style-name="ce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 table:style-name="ce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 table:style-name="ce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 table:style-name="ce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 table:style-name="ce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table:number-columns-repeated="16383" table:style-name="ce1"/>
        </table:table-row>
        <table:table-row table:style-name="ro1">
          <table:table-cell office:value-type="float" office:value="496871" table:style-name="ce1">
            <text:p>496871</text:p>
          </table:table-cell>
          <table:table-cell table:number-columns-repeated="16383" table:style-name="ce1"/>
        </table:table-row>
        <table:table-row table:style-name="ro1">
          <table:table-cell office:value-type="float" office:value="503995" table:style-name="ce1">
            <text:p>503995</text:p>
          </table:table-cell>
          <table:table-cell table:number-columns-repeated="16383" table:style-name="ce1"/>
        </table:table-row>
        <table:table-row table:style-name="ro1">
          <table:table-cell office:value-type="float" office:value="908549" table:style-name="ce1">
            <text:p>908549</text:p>
          </table:table-cell>
          <table:table-cell table:number-columns-repeated="16383" table:style-name="ce1"/>
        </table:table-row>
        <table:table-row table:style-name="ro1">
          <table:table-cell office:value-type="float" office:value="205116" table:style-name="ce1">
            <text:p>205116</text:p>
          </table:table-cell>
          <table:table-cell table:number-columns-repeated="16383" table:style-name="ce1"/>
        </table:table-row>
        <table:table-row table:style-name="ro1">
          <table:table-cell office:value-type="float" office:value="64640" table:style-name="ce1">
            <text:p>64640</text:p>
          </table:table-cell>
          <table:table-cell table:number-columns-repeated="16383" table:style-name="ce1"/>
        </table:table-row>
        <table:table-row table:style-name="ro1">
          <table:table-cell office:value-type="float" office:value="132360" table:style-name="ce1">
            <text:p>132360</text:p>
          </table:table-cell>
          <table:table-cell table:number-columns-repeated="16383" table:style-name="ce1"/>
        </table:table-row>
        <table:table-row table:style-name="ro1">
          <table:table-cell office:value-type="float" office:value="620569" table:style-name="ce1">
            <text:p>620569</text:p>
          </table:table-cell>
          <table:table-cell table:number-columns-repeated="16383" table:style-name="ce1"/>
        </table:table-row>
        <table:table-row table:style-name="ro1">
          <table:table-cell office:value-type="float" office:value="275235" table:style-name="ce1">
            <text:p>275235</text:p>
          </table:table-cell>
          <table:table-cell table:number-columns-repeated="16383" table:style-name="ce1"/>
        </table:table-row>
        <table:table-row table:style-name="ro1">
          <table:table-cell office:value-type="float" office:value="716853" table:style-name="ce1">
            <text:p>716853</text:p>
          </table:table-cell>
          <table:table-cell table:number-columns-repeated="16383" table:style-name="ce1"/>
        </table:table-row>
        <table:table-row table:style-name="ro1">
          <table:table-cell office:value-type="float" office:value="379988" table:style-name="ce1">
            <text:p>379988</text:p>
          </table:table-cell>
          <table:table-cell table:number-columns-repeated="16383" table:style-name="ce1"/>
        </table:table-row>
        <table:table-row table:style-name="ro1">
          <table:table-cell office:value-type="float" office:value="469874" table:style-name="ce1">
            <text:p>469874</text:p>
          </table:table-cell>
          <table:table-cell table:number-columns-repeated="16383" table:style-name="ce1"/>
        </table:table-row>
        <table:table-row table:style-name="ro1">
          <table:table-cell office:value-type="float" office:value="724388" table:style-name="ce1">
            <text:p>724388</text:p>
          </table:table-cell>
          <table:table-cell table:number-columns-repeated="16383" table:style-name="ce1"/>
        </table:table-row>
        <table:table-row table:style-name="ro1">
          <table:table-cell office:value-type="float" office:value="596925" table:style-name="ce1">
            <text:p>596925</text:p>
          </table:table-cell>
          <table:table-cell table:number-columns-repeated="16383" table:style-name="ce1"/>
        </table:table-row>
        <table:table-row table:style-name="ro1">
          <table:table-cell office:value-type="float" office:value="211448" table:style-name="ce1">
            <text:p>211448</text:p>
          </table:table-cell>
          <table:table-cell table:number-columns-repeated="16383" table:style-name="ce1"/>
        </table:table-row>
        <table:table-row table:style-name="ro1">
          <table:table-cell office:value-type="float" office:value="862333" table:style-name="ce1">
            <text:p>862333</text:p>
          </table:table-cell>
          <table:table-cell table:number-columns-repeated="16383"/>
        </table:table-row>
        <table:table-row table:style-name="ro1">
          <table:table-cell office:value-type="float" office:value="749292" table:style-name="ce1">
            <text:p>749292</text:p>
          </table:table-cell>
          <table:table-cell table:number-columns-repeated="16383"/>
        </table:table-row>
        <table:table-row table:style-name="ro1">
          <table:table-cell office:value-type="float" office:value="330328" table:style-name="ce1">
            <text:p>330328</text:p>
          </table:table-cell>
          <table:table-cell table:number-columns-repeated="16383"/>
        </table:table-row>
        <table:table-row table:style-name="ro1">
          <table:table-cell office:value-type="float" office:value="327961" table:style-name="ce1">
            <text:p>327961</text:p>
          </table:table-cell>
          <table:table-cell table:number-columns-repeated="16383"/>
        </table:table-row>
        <table:table-row table:style-name="ro1">
          <table:table-cell office:value-type="float" office:value="911464" table:style-name="ce1">
            <text:p>911464</text:p>
          </table:table-cell>
          <table:table-cell table:number-columns-repeated="16383"/>
        </table:table-row>
        <table:table-row table:style-name="ro1">
          <table:table-cell office:value-type="float" office:value="89806" table:style-name="ce1">
            <text:p>89806</text:p>
          </table:table-cell>
          <table:table-cell table:number-columns-repeated="16383"/>
        </table:table-row>
        <table:table-row table:style-name="ro1">
          <table:table-cell office:value-type="float" office:value="407410" table:style-name="ce1">
            <text:p>407410</text:p>
          </table:table-cell>
          <table:table-cell table:number-columns-repeated="16383"/>
        </table:table-row>
        <table:table-row table:style-name="ro1">
          <table:table-cell office:value-type="float" office:value="255394" table:style-name="ce1">
            <text:p>255394</text:p>
          </table:table-cell>
          <table:table-cell table:number-columns-repeated="16383"/>
        </table:table-row>
        <table:table-row table:style-name="ro1">
          <table:table-cell office:value-type="float" office:value="567098" table:style-name="ce1">
            <text:p>567098</text:p>
          </table:table-cell>
          <table:table-cell table:number-columns-repeated="16383"/>
        </table:table-row>
        <table:table-row table:style-name="ro1">
          <table:table-cell office:value-type="float" office:value="744887" table:style-name="ce1">
            <text:p>744887</text:p>
          </table:table-cell>
          <table:table-cell table:number-columns-repeated="16383"/>
        </table:table-row>
        <table:table-row table:style-name="ro1">
          <table:table-cell office:value-type="float" office:value="887684" table:style-name="ce1">
            <text:p>887684</text:p>
          </table:table-cell>
          <table:table-cell table:number-columns-repeated="16383"/>
        </table:table-row>
        <table:table-row table:style-name="ro1">
          <table:table-cell office:value-type="float" office:value="761234" table:style-name="ce1">
            <text:p>761234</text:p>
          </table:table-cell>
          <table:table-cell table:number-columns-repeated="16383"/>
        </table:table-row>
        <table:table-row table:style-name="ro1">
          <table:table-cell office:value-type="float" office:value="45333" table:style-name="ce1">
            <text:p>45333</text:p>
          </table:table-cell>
          <table:table-cell table:number-columns-repeated="16383"/>
        </table:table-row>
        <table:table-row table:style-name="ro1">
          <table:table-cell office:value-type="float" office:value="734771" table:style-name="ce1">
            <text:p>734771</text:p>
          </table:table-cell>
          <table:table-cell table:number-columns-repeated="16383"/>
        </table:table-row>
        <table:table-row table:style-name="ro1">
          <table:table-cell office:value-type="float" office:value="182400" table:style-name="ce1">
            <text:p>182400</text:p>
          </table:table-cell>
          <table:table-cell table:number-columns-repeated="16383"/>
        </table:table-row>
        <table:table-row table:style-name="ro1">
          <table:table-cell office:value-type="float" office:value="30194" table:style-name="ce1">
            <text:p>30194</text:p>
          </table:table-cell>
          <table:table-cell table:number-columns-repeated="16383"/>
        </table:table-row>
        <table:table-row table:style-name="ro1">
          <table:table-cell office:value-type="float" office:value="304944" table:style-name="ce1">
            <text:p>304944</text:p>
          </table:table-cell>
          <table:table-cell table:number-columns-repeated="16383"/>
        </table:table-row>
        <table:table-row table:style-name="ro1">
          <table:table-cell office:value-type="float" office:value="697891" table:style-name="ce1">
            <text:p>697891</text:p>
          </table:table-cell>
          <table:table-cell table:number-columns-repeated="16383"/>
        </table:table-row>
        <table:table-row table:style-name="ro1">
          <table:table-cell office:value-type="float" office:value="29822" table:style-name="ce1">
            <text:p>29822</text:p>
          </table:table-cell>
          <table:table-cell table:number-columns-repeated="16383"/>
        </table:table-row>
        <table:table-row table:style-name="ro1">
          <table:table-cell office:value-type="float" office:value="326273" table:style-name="ce1">
            <text:p>326273</text:p>
          </table:table-cell>
          <table:table-cell table:number-columns-repeated="16383"/>
        </table:table-row>
        <table:table-row table:style-name="ro1">
          <table:table-cell office:value-type="float" office:value="127464" table:style-name="ce1">
            <text:p>127464</text:p>
          </table:table-cell>
          <table:table-cell table:number-columns-repeated="16383"/>
        </table:table-row>
        <table:table-row table:style-name="ro1">
          <table:table-cell office:value-type="float" office:value="594880" table:style-name="ce1">
            <text:p>594880</text:p>
          </table:table-cell>
          <table:table-cell table:number-columns-repeated="16383"/>
        </table:table-row>
        <table:table-row table:style-name="ro1">
          <table:table-cell office:value-type="float" office:value="610523" table:style-name="ce1">
            <text:p>610523</text:p>
          </table:table-cell>
          <table:table-cell table:number-columns-repeated="16383"/>
        </table:table-row>
        <table:table-row table:style-name="ro1">
          <table:table-cell office:value-type="float" office:value="502351" table:style-name="ce1">
            <text:p>502351</text:p>
          </table:table-cell>
          <table:table-cell table:number-columns-repeated="16383"/>
        </table:table-row>
        <table:table-row table:style-name="ro1">
          <table:table-cell office:value-type="float" office:value="362090" table:style-name="ce1">
            <text:p>362090</text:p>
          </table:table-cell>
          <table:table-cell table:number-columns-repeated="16383"/>
        </table:table-row>
        <table:table-row table:style-name="ro1">
          <table:table-cell office:value-type="float" office:value="872681" table:style-name="ce1">
            <text:p>872681</text:p>
          </table:table-cell>
          <table:table-cell table:number-columns-repeated="16383"/>
        </table:table-row>
        <table:table-row table:style-name="ro1">
          <table:table-cell office:value-type="float" office:value="659520" table:style-name="ce1">
            <text:p>659520</text:p>
          </table:table-cell>
          <table:table-cell table:number-columns-repeated="16383"/>
        </table:table-row>
        <table:table-row table:style-name="ro1">
          <table:table-cell office:value-type="float" office:value="249272" table:style-name="ce1">
            <text:p>249272</text:p>
          </table:table-cell>
          <table:table-cell table:number-columns-repeated="16383"/>
        </table:table-row>
        <table:table-row table:style-name="ro1">
          <table:table-cell office:value-type="float" office:value="580387" table:style-name="ce1">
            <text:p>580387</text:p>
          </table:table-cell>
          <table:table-cell table:number-columns-repeated="16383"/>
        </table:table-row>
        <table:table-row table:style-name="ro1">
          <table:table-cell office:value-type="float" office:value="18961" table:style-name="ce1">
            <text:p>18961</text:p>
          </table:table-cell>
          <table:table-cell table:number-columns-repeated="16383"/>
        </table:table-row>
        <table:table-row table:style-name="ro1">
          <table:table-cell office:value-type="float" office:value="155110" table:style-name="ce1">
            <text:p>155110</text:p>
          </table:table-cell>
          <table:table-cell table:number-columns-repeated="16383"/>
        </table:table-row>
        <table:table-row table:style-name="ro1">
          <table:table-cell office:value-type="float" office:value="778391" table:style-name="ce1">
            <text:p>778391</text:p>
          </table:table-cell>
          <table:table-cell table:number-columns-repeated="16383"/>
        </table:table-row>
        <table:table-row table:style-name="ro1">
          <table:table-cell office:value-type="float" office:value="165094" table:style-name="ce1">
            <text:p>165094</text:p>
          </table:table-cell>
          <table:table-cell table:number-columns-repeated="16383"/>
        </table:table-row>
        <table:table-row table:style-name="ro1">
          <table:table-cell office:value-type="float" office:value="693116" table:style-name="ce1">
            <text:p>693116</text:p>
          </table:table-cell>
          <table:table-cell table:number-columns-repeated="16383"/>
        </table:table-row>
        <table:table-row table:style-name="ro1">
          <table:table-cell office:value-type="float" office:value="241656" table:style-name="ce1">
            <text:p>241656</text:p>
          </table:table-cell>
          <table:table-cell table:number-columns-repeated="16383"/>
        </table:table-row>
        <table:table-row table:style-name="ro1">
          <table:table-cell office:value-type="float" office:value="776735" table:style-name="ce1">
            <text:p>776735</text:p>
          </table:table-cell>
          <table:table-cell table:number-columns-repeated="16383"/>
        </table:table-row>
        <table:table-row table:style-name="ro1">
          <table:table-cell office:value-type="float" office:value="722100" table:style-name="ce1">
            <text:p>722100</text:p>
          </table:table-cell>
          <table:table-cell table:number-columns-repeated="16383"/>
        </table:table-row>
        <table:table-row table:style-name="ro1">
          <table:table-cell office:value-type="float" office:value="657419" table:style-name="ce1">
            <text:p>657419</text:p>
          </table:table-cell>
          <table:table-cell table:number-columns-repeated="16383"/>
        </table:table-row>
        <table:table-row table:style-name="ro1">
          <table:table-cell office:value-type="float" office:value="574246" table:style-name="ce1">
            <text:p>574246</text:p>
          </table:table-cell>
          <table:table-cell table:number-columns-repeated="16383"/>
        </table:table-row>
        <table:table-row table:style-name="ro1">
          <table:table-cell office:value-type="float" office:value="819859" table:style-name="ce1">
            <text:p>819859</text:p>
          </table:table-cell>
          <table:table-cell table:number-columns-repeated="16383"/>
        </table:table-row>
        <table:table-row table:style-name="ro1">
          <table:table-cell office:value-type="float" office:value="384072" table:style-name="ce1">
            <text:p>384072</text:p>
          </table:table-cell>
          <table:table-cell table:number-columns-repeated="16383"/>
        </table:table-row>
        <table:table-row table:style-name="ro1">
          <table:table-cell office:value-type="float" office:value="938097" table:style-name="ce1">
            <text:p>938097</text:p>
          </table:table-cell>
          <table:table-cell table:number-columns-repeated="16383"/>
        </table:table-row>
        <table:table-row table:style-name="ro1">
          <table:table-cell office:value-type="float" office:value="54563" table:style-name="ce1">
            <text:p>54563</text:p>
          </table:table-cell>
          <table:table-cell table:number-columns-repeated="16383"/>
        </table:table-row>
        <table:table-row table:style-name="ro1">
          <table:table-cell office:value-type="float" office:value="581234" table:style-name="ce1">
            <text:p>581234</text:p>
          </table:table-cell>
          <table:table-cell table:number-columns-repeated="16383"/>
        </table:table-row>
        <table:table-row table:style-name="ro1">
          <table:table-cell office:value-type="float" office:value="266830" table:style-name="ce1">
            <text:p>266830</text:p>
          </table:table-cell>
          <table:table-cell table:number-columns-repeated="16383"/>
        </table:table-row>
        <table:table-row table:style-name="ro1">
          <table:table-cell office:value-type="float" office:value="46046" table:style-name="ce1">
            <text:p>46046</text:p>
          </table:table-cell>
          <table:table-cell table:number-columns-repeated="16383"/>
        </table:table-row>
        <table:table-row table:style-name="ro1">
          <table:table-cell office:value-type="float" office:value="729412" table:style-name="ce1">
            <text:p>729412</text:p>
          </table:table-cell>
          <table:table-cell table:number-columns-repeated="16383"/>
        </table:table-row>
        <table:table-row table:style-name="ro1">
          <table:table-cell office:value-type="float" office:value="219363" table:style-name="ce1">
            <text:p>219363</text:p>
          </table:table-cell>
          <table:table-cell table:number-columns-repeated="16383"/>
        </table:table-row>
        <table:table-row table:style-name="ro1">
          <table:table-cell office:value-type="float" office:value="217267" table:style-name="ce1">
            <text:p>217267</text:p>
          </table:table-cell>
          <table:table-cell table:number-columns-repeated="16383"/>
        </table:table-row>
        <table:table-row table:style-name="ro1">
          <table:table-cell office:value-type="float" office:value="299691" table:style-name="ce1">
            <text:p>299691</text:p>
          </table:table-cell>
          <table:table-cell table:number-columns-repeated="16383"/>
        </table:table-row>
        <table:table-row table:style-name="ro1">
          <table:table-cell office:value-type="float" office:value="357117" table:style-name="ce1">
            <text:p>357117</text:p>
          </table:table-cell>
          <table:table-cell table:number-columns-repeated="16383"/>
        </table:table-row>
        <table:table-row table:style-name="ro1">
          <table:table-cell office:value-type="float" office:value="354954" table:style-name="ce1">
            <text:p>354954</text:p>
          </table:table-cell>
          <table:table-cell table:number-columns-repeated="16383"/>
        </table:table-row>
        <table:table-row table:style-name="ro1">
          <table:table-cell office:value-type="float" office:value="544436" table:style-name="ce1">
            <text:p>544436</text:p>
          </table:table-cell>
          <table:table-cell table:number-columns-repeated="16383"/>
        </table:table-row>
        <table:table-row table:style-name="ro1">
          <table:table-cell office:value-type="float" office:value="247688" table:style-name="ce1">
            <text:p>247688</text:p>
          </table:table-cell>
          <table:table-cell table:number-columns-repeated="16383"/>
        </table:table-row>
        <table:table-row table:style-name="ro1">
          <table:table-cell office:value-type="float" office:value="334669" table:style-name="ce1">
            <text:p>334669</text:p>
          </table:table-cell>
          <table:table-cell table:number-columns-repeated="16383"/>
        </table:table-row>
        <table:table-row table:style-name="ro1">
          <table:table-cell office:value-type="float" office:value="993468" table:style-name="ce1">
            <text:p>993468</text:p>
          </table:table-cell>
          <table:table-cell table:number-columns-repeated="16383"/>
        </table:table-row>
        <table:table-row table:style-name="ro1">
          <table:table-cell office:value-type="float" office:value="268868" table:style-name="ce1">
            <text:p>268868</text:p>
          </table:table-cell>
          <table:table-cell table:number-columns-repeated="16383"/>
        </table:table-row>
        <table:table-row table:style-name="ro1">
          <table:table-cell office:value-type="float" office:value="445795" table:style-name="ce1">
            <text:p>445795</text:p>
          </table:table-cell>
          <table:table-cell table:number-columns-repeated="16383"/>
        </table:table-row>
        <table:table-row table:style-name="ro1">
          <table:table-cell office:value-type="float" office:value="343660" table:style-name="ce1">
            <text:p>343660</text:p>
          </table:table-cell>
          <table:table-cell table:number-columns-repeated="16383"/>
        </table:table-row>
        <table:table-row table:style-name="ro1">
          <table:table-cell office:value-type="float" office:value="743347" table:style-name="ce1">
            <text:p>743347</text:p>
          </table:table-cell>
          <table:table-cell table:number-columns-repeated="16383"/>
        </table:table-row>
        <table:table-row table:style-name="ro1">
          <table:table-cell office:value-type="float" office:value="909026" table:style-name="ce1">
            <text:p>909026</text:p>
          </table:table-cell>
          <table:table-cell table:number-columns-repeated="16383"/>
        </table:table-row>
        <table:table-row table:style-name="ro1">
          <table:table-cell office:value-type="float" office:value="129954" table:style-name="ce1">
            <text:p>129954</text:p>
          </table:table-cell>
          <table:table-cell table:number-columns-repeated="16383"/>
        </table:table-row>
        <table:table-row table:style-name="ro1">
          <table:table-cell office:value-type="float" office:value="487449" table:style-name="ce1">
            <text:p>487449</text:p>
          </table:table-cell>
          <table:table-cell table:number-columns-repeated="16383"/>
        </table:table-row>
        <table:table-row table:style-name="ro1">
          <table:table-cell office:value-type="float" office:value="45665" table:style-name="ce1">
            <text:p>45665</text:p>
          </table:table-cell>
          <table:table-cell table:number-columns-repeated="16383"/>
        </table:table-row>
        <table:table-row table:style-name="ro1">
          <table:table-cell office:value-type="float" office:value="981740" table:style-name="ce1">
            <text:p>981740</text:p>
          </table:table-cell>
          <table:table-cell table:number-columns-repeated="16383"/>
        </table:table-row>
        <table:table-row table:style-name="ro1">
          <table:table-cell office:value-type="float" office:value="773167" table:style-name="ce1">
            <text:p>773167</text:p>
          </table:table-cell>
          <table:table-cell table:number-columns-repeated="16383"/>
        </table:table-row>
        <table:table-row table:style-name="ro1">
          <table:table-cell office:value-type="float" office:value="658013" table:style-name="ce1">
            <text:p>658013</text:p>
          </table:table-cell>
          <table:table-cell table:number-columns-repeated="16383"/>
        </table:table-row>
        <table:table-row table:style-name="ro1">
          <table:table-cell office:value-type="float" office:value="656229" table:style-name="ce1">
            <text:p>656229</text:p>
          </table:table-cell>
          <table:table-cell table:number-columns-repeated="16383"/>
        </table:table-row>
        <table:table-row table:style-name="ro1">
          <table:table-cell office:value-type="float" office:value="992950" table:style-name="ce1">
            <text:p>992950</text:p>
          </table:table-cell>
          <table:table-cell table:number-columns-repeated="16383"/>
        </table:table-row>
        <table:table-row table:style-name="ro1">
          <table:table-cell office:value-type="float" office:value="185563" table:style-name="ce1">
            <text:p>185563</text:p>
          </table:table-cell>
          <table:table-cell table:number-columns-repeated="16383"/>
        </table:table-row>
        <table:table-row table:style-name="ro1">
          <table:table-cell office:value-type="float" office:value="735163" table:style-name="ce1">
            <text:p>735163</text:p>
          </table:table-cell>
          <table:table-cell table:number-columns-repeated="16383"/>
        </table:table-row>
        <table:table-row table:style-name="ro1">
          <table:table-cell office:value-type="float" office:value="198898" table:style-name="ce1">
            <text:p>198898</text:p>
          </table:table-cell>
          <table:table-cell table:number-columns-repeated="16383"/>
        </table:table-row>
        <table:table-row table:style-name="ro1">
          <table:table-cell office:value-type="float" office:value="570733" table:style-name="ce1">
            <text:p>570733</text:p>
          </table:table-cell>
          <table:table-cell table:number-columns-repeated="16383"/>
        </table:table-row>
        <table:table-row table:style-name="ro1">
          <table:table-cell office:value-type="float" office:value="103520" table:style-name="ce1">
            <text:p>103520</text:p>
          </table:table-cell>
          <table:table-cell table:number-columns-repeated="16383"/>
        </table:table-row>
        <table:table-row table:style-name="ro1">
          <table:table-cell office:value-type="float" office:value="81525" table:style-name="ce1">
            <text:p>81525</text:p>
          </table:table-cell>
          <table:table-cell table:number-columns-repeated="16383"/>
        </table:table-row>
        <table:table-row table:style-name="ro1">
          <table:table-cell office:value-type="float" office:value="968048" table:style-name="ce1">
            <text:p>968048</text:p>
          </table:table-cell>
          <table:table-cell table:number-columns-repeated="16383"/>
        </table:table-row>
        <table:table-row table:style-name="ro1">
          <table:table-cell office:value-type="float" office:value="944494" table:style-name="ce1">
            <text:p>944494</text:p>
          </table:table-cell>
          <table:table-cell table:number-columns-repeated="16383"/>
        </table:table-row>
        <table:table-row table:style-name="ro1">
          <table:table-cell office:value-type="float" office:value="966156" table:style-name="ce1">
            <text:p>966156</text:p>
          </table:table-cell>
          <table:table-cell table:number-columns-repeated="16383"/>
        </table:table-row>
        <table:table-row table:style-name="ro1">
          <table:table-cell office:value-type="float" office:value="155129" table:style-name="ce1">
            <text:p>155129</text:p>
          </table:table-cell>
          <table:table-cell table:number-columns-repeated="16383"/>
        </table:table-row>
        <table:table-row table:style-name="ro1">
          <table:table-cell office:value-type="float" office:value="566060" table:style-name="ce1">
            <text:p>566060</text:p>
          </table:table-cell>
          <table:table-cell table:number-columns-repeated="16383"/>
        </table:table-row>
        <table:table-row table:style-name="ro1">
          <table:table-cell office:value-type="float" office:value="317143" table:style-name="ce1">
            <text:p>317143</text:p>
          </table:table-cell>
          <table:table-cell table:number-columns-repeated="16383"/>
        </table:table-row>
        <table:table-row table:style-name="ro1">
          <table:table-cell office:value-type="float" office:value="115533" table:style-name="ce1">
            <text:p>115533</text:p>
          </table:table-cell>
          <table:table-cell table:number-columns-repeated="16383"/>
        </table:table-row>
        <table:table-row table:style-name="ro1">
          <table:table-cell office:value-type="float" office:value="821330" table:style-name="ce1">
            <text:p>821330</text:p>
          </table:table-cell>
          <table:table-cell table:number-columns-repeated="16383"/>
        </table:table-row>
        <table:table-row table:style-name="ro1">
          <table:table-cell office:value-type="float" office:value="33394" table:style-name="ce1">
            <text:p>33394</text:p>
          </table:table-cell>
          <table:table-cell table:number-columns-repeated="16383"/>
        </table:table-row>
        <table:table-row table:style-name="ro1">
          <table:table-cell office:value-type="float" office:value="822796" table:style-name="ce1">
            <text:p>822796</text:p>
          </table:table-cell>
          <table:table-cell table:number-columns-repeated="16383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Telefonata.A1:Telefonata.F501" table:display-filter-buttons="true">
          <table:sort>
            <table:sort-by table:field-number="2"/>
          </table:sort>
        </table:database-range>
        <table:database-range table:target-range-address="ContrattoTelefonico.A1:ContrattoTelefonico.E1202" table:display-filter-buttons="true">
          <table:sort>
            <table:sort-by table:field-number="1"/>
          </table:sort>
        </table:database-range>
        <table:database-range table:target-range-address="SIMDisattiva.A1:SIMDisattiva.E20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LUCA POLONI</meta:initial-creator>
    <dc:creator>ALESSANDRO BRASI</dc:creator>
    <meta:creation-date>2024-04-30T06:45:30Z</meta:creation-date>
    <dc:date>2024-04-30T13:52:37Z</dc:date>
    <meta:editing-duration>PT0S</meta:editing-duration>
  </office:meta>
</office:document-meta>
</file>